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13mm"/>
    </style:style>
    <style:style style:name="co11" style:family="table-column">
      <style:table-column-properties fo:break-before="auto" style:column-width="32.56mm"/>
    </style:style>
    <style:style style:name="co12" style:family="table-column">
      <style:table-column-properties fo:break-before="auto" style:column-width="12.07mm"/>
    </style:style>
    <style:style style:name="co13" style:family="table-column">
      <style:table-column-properties fo:break-before="auto" style:column-width="24.43mm"/>
    </style:style>
    <style:style style:name="co14" style:family="table-column">
      <style:table-column-properties fo:break-before="auto" style:column-width="15.65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17.27mm"/>
    </style:style>
    <style:style style:name="co17" style:family="table-column">
      <style:table-column-properties fo:break-before="auto" style:column-width="22.47mm"/>
    </style:style>
    <style:style style:name="co18" style:family="table-column">
      <style:table-column-properties fo:break-before="auto" style:column-width="14.99mm"/>
    </style:style>
    <style:style style:name="co19" style:family="table-column">
      <style:table-column-properties fo:break-before="auto" style:column-width="20.53mm"/>
    </style:style>
    <style:style style:name="co20" style:family="table-column">
      <style:table-column-properties fo:break-before="auto" style:column-width="218.28mm"/>
    </style:style>
    <style:style style:name="co21" style:family="table-column">
      <style:table-column-properties fo:break-before="auto" style:column-width="25.74mm"/>
    </style:style>
    <style:style style:name="co22" style:family="table-column">
      <style:table-column-properties fo:break-before="auto" style:column-width="27.68mm"/>
    </style:style>
    <style:style style:name="co23" style:family="table-column">
      <style:table-column-properties fo:break-before="auto" style:column-width="185.42mm"/>
    </style:style>
    <style:style style:name="co24" style:family="table-column">
      <style:table-column-properties fo:break-before="auto" style:column-width="30.29mm"/>
    </style:style>
    <style:style style:name="co25" style:family="table-column">
      <style:table-column-properties fo:break-before="auto" style:column-width="29.63mm"/>
    </style:style>
    <style:style style:name="co26" style:family="table-column">
      <style:table-column-properties fo:break-before="auto" style:column-width="27.36mm"/>
    </style:style>
    <style:style style:name="co27" style:family="table-column">
      <style:table-column-properties fo:break-before="auto" style:column-width="50.76mm"/>
    </style:style>
    <style:style style:name="co28" style:family="table-column">
      <style:table-column-properties fo:break-before="auto" style:column-width="43.62mm"/>
    </style:style>
    <style:style style:name="co29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Arial" fo:font-style="italic" style:font-style-asian="italic" style:font-style-complex="italic"/>
    </style:style>
    <style:style style:name="ce17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1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26" style:family="table-cell" style:parent-style-name="Default" style:data-style-name="N11">
      <style:table-cell-properties fo:background-color="#ffff99"/>
      <style:text-properties style:font-name="Arial"/>
    </style:style>
    <style:style style:name="ce27" style:family="table-cell" style:parent-style-name="Default" style:data-style-name="N11">
      <style:table-cell-properties fo:background-color="transparent"/>
      <style:text-properties style:font-name="Arial"/>
    </style:style>
    <style:style style:name="ce28" style:family="table-cell" style:parent-style-name="Default" style:data-style-name="N11"/>
    <style:style style:name="ce29" style:family="table-cell" style:parent-style-name="Default" style:data-style-name="N11">
      <style:text-properties style:font-name="Arial"/>
    </style:style>
    <style:style style:name="ce30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31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33" style:family="table-cell" style:parent-style-name="Default">
      <style:text-properties style:font-name="Arial" fo:font-style="normal" style:font-style-asian="normal" style:font-style-complex="normal"/>
    </style:style>
    <style:style style:name="ce34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7" style:family="table-cell" style:parent-style-name="Default" style:data-style-name="N0">
      <style:table-cell-properties fo:background-color="#ffff99"/>
      <style:text-properties style:font-name="Arial"/>
    </style:style>
    <style:style style:name="ce38" style:family="table-cell" style:parent-style-name="Default" style:data-style-name="N0">
      <style:text-properties style:font-name="Arial"/>
    </style:style>
    <style:style style:name="ce39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40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41" style:family="table-cell" style:parent-style-name="Default" style:data-style-name="N0">
      <style:text-properties style:use-window-font-color="true" style:font-name="Arial"/>
    </style:style>
    <style:style style:name="ce42" style:family="table-cell" style:parent-style-name="Default" style:data-style-name="N0">
      <style:table-cell-properties fo:background-color="transparent"/>
      <style:text-properties style:font-name="Arial"/>
    </style:style>
    <style:style style:name="ce43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45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46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7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8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#ffff99"/>
      <style:text-properties style:font-name="Arial" fo:font-weight="normal" style:font-weight-asian="normal" style:font-weight-complex="normal"/>
    </style:style>
    <style:style style:name="ce50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51" style:family="table-cell" style:parent-style-name="Default" style:data-style-name="N1">
      <style:table-cell-properties fo:background-color="#ffff99"/>
      <style:text-properties style:font-name="Arial"/>
    </style:style>
    <style:style style:name="ce52" style:family="table-cell" style:parent-style-name="Default" style:data-style-name="N1">
      <style:text-properties style:font-name="Arial"/>
    </style:style>
    <style:style style:name="ce53" style:family="table-cell" style:parent-style-name="Default" style:data-style-name="N1">
      <style:text-properties style:use-window-font-color="true" style:font-name="Arial"/>
    </style:style>
    <style:style style:name="ce54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55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7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8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9" style:family="table-cell" style:parent-style-name="Default" style:data-style-name="N1">
      <style:table-cell-properties fo:background-color="transparent"/>
      <style:text-properties style:font-name="Arial"/>
    </style:style>
    <style:style style:name="ce60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61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62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63" style:family="table-cell" style:parent-style-name="Default" style:data-style-name="N11">
      <style:table-cell-properties fo:background-color="#ffff99"/>
      <style:text-properties style:font-name="Arial" fo:font-weight="normal" style:font-weight-asian="normal" style:font-weight-complex="normal"/>
    </style:style>
    <style:style style:name="ce64" style:family="table-cell" style:parent-style-name="Default" style:data-style-name="N11">
      <style:table-cell-properties fo:background-color="#ff9999"/>
      <style:text-properties style:font-name="Arial"/>
    </style:style>
    <style:style style:name="ce6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66" style:family="table-cell" style:parent-style-name="Default">
      <style:text-properties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9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70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74" style:family="table-cell" style:parent-style-name="Default"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7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8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83caff"/>
      <style:text-properties style:font-name="Arial"/>
    </style:style>
    <style:style style:name="ce87" style:family="table-cell" style:parent-style-name="Default" style:data-style-name="N0">
      <style:text-properties fo:font-weight="bold" style:font-weight-asian="bold" style:font-weight-complex="bold"/>
    </style:style>
    <style:style style:name="ce88" style:family="table-cell" style:parent-style-name="Default" style:data-style-name="N0"/>
    <style:style style:name="ce89" style:family="table-cell" style:parent-style-name="Default" style:data-style-name="N11">
      <style:text-properties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ff9999"/>
    </style:style>
    <style:style style:name="ce91" style:family="table-cell" style:parent-style-name="Default" style:data-style-name="N11">
      <style:table-cell-properties fo:background-color="#99ff66"/>
    </style:style>
    <style:style style:name="ce9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cccc"/>
    </style:style>
    <style:style style:name="ce98" style:family="table-cell" style:parent-style-name="Default">
      <style:table-cell-properties fo:background-color="#99ff66"/>
    </style:style>
    <style:style style:name="ce99" style:family="table-cell" style:parent-style-name="Default">
      <style:table-cell-properties fo:background-color="#ff9999"/>
    </style:style>
    <style:style style:name="ce100" style:family="table-cell" style:parent-style-name="Default">
      <style:table-cell-properties fo:background-color="#ffcc00"/>
    </style:style>
    <style:style style:name="ce101" style:family="table-cell" style:parent-style-name="Default">
      <style:table-cell-properties fo:background-color="#eeeeee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29"/>
        <table:table-column table:style-name="co13" table:default-cell-style-name="ce6"/>
        <table:table-column table:style-name="co14" table:default-cell-style-name="ce38"/>
        <table:table-column table:style-name="co15" table:default-cell-style-name="ce52"/>
        <table:table-column table:style-name="co16" table:default-cell-style-name="ce52"/>
        <table:table-column table:style-name="co17" table:default-cell-style-name="ce29"/>
        <table:table-column table:style-name="co18" table:default-cell-style-name="ce6"/>
        <table:table-column table:style-name="co19" table:default-cell-style-name="ce6"/>
        <table:table-column table:style-name="co20" table:default-cell-style-name="ce74"/>
        <table:table-column table:style-name="co1" table:number-columns-repeated="1011" table:default-cell-style-name="ce6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. (sq. ft.)</text:p>
          </table:table-cell>
          <table:table-cell table:style-name="ce2" office:value-type="string" calcext:value-type="string">
            <text:p>Htg. area (sq. ft.)</text:p>
          </table:table-cell>
          <table:table-cell table:style-name="ce25" office:value-type="string" calcext:value-type="string">
            <text:p>Ratio</text:p>
          </table:table-cell>
          <table:table-cell table:style-name="ce2" office:value-type="string" calcext:value-type="string">
            <text:p>Press. (psi)</text:p>
          </table:table-cell>
          <table:table-cell table:style-name="ce34" office:value-type="string" calcext:value-type="string">
            <text:p>TE (kN)</text:p>
          </table:table-cell>
          <table:table-cell table:style-name="ce48" office:value-type="string" calcext:value-type="string">
            <text:p>Power (kW)</text:p>
          </table:table-cell>
          <table:table-cell table:style-name="ce48" office:value-type="string" calcext:value-type="string">
            <text:p>Factor</text:p>
          </table:table-cell>
          <table:table-cell table:style-name="ce25" office:value-type="string" calcext:value-type="string">
            <text:p>Ther. effic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70" office:value-type="string" calcext:value-type="string">
            <text:p>Reference</text:p>
          </table:table-cell>
          <table:table-cell table:style-name="ce86" table:number-columns-repeated="101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6" table:formula="of:=[.C2]/[.D2]" office:value-type="string" office:string-value="" calcext:value-type="error">
            <text:p>#VALUE!</text:p>
          </table:table-cell>
          <table:table-cell table:style-name="ce10" office:value-type="string" calcext:value-type="string">
            <text:p>Not available</text:p>
          </table:table-cell>
          <table:table-cell table:style-name="ce35" office:value-type="float" office:value="4" calcext:value-type="float">
            <text:p>4</text:p>
          </table:table-cell>
          <table:table-cell table:style-name="ce49" table:number-columns-repeated="2"/>
          <table:table-cell table:style-name="ce63"/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71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11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1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27" table:formula="of:=[.C3]/[.D3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float" office:value="5" calcext:value-type="float">
            <text:p>5</text:p>
          </table:table-cell>
          <table:table-cell table:style-name="ce50" table:formula="of:=[Extrapolation.I3]/[Extrapolation.G3]" office:value-type="float" office:value="4.18148820326679" calcext:value-type="float">
            <text:p>4</text:p>
          </table:table-cell>
          <table:table-cell table:formula="of:=([Extrapolation.I4]/[Extrapolation.D4])*[Extrapolation.D3]" office:value-type="float" office:value="20.9074410163339" calcext:value-type="float">
            <text:p>21</text:p>
          </table:table-cell>
          <table:table-cell table:style-name="ce27" table:formula="of:=([.H3]/6.052868408)/([.C3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P. 3 Ahrons</text:p>
          </table:table-cell>
          <table:table-cell table:number-columns-repeated="101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0" office:value-type="string" calcext:value-type="string">
            <text:p>Not available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26" table:formula="of:=[.C4]/[.D4]" office:value-type="string" office:string-value="" calcext:value-type="error">
            <text:p>#VALUE!</text:p>
          </table:table-cell>
          <table:table-cell table:style-name="ce5" office:value-type="float" office:value="50" calcext:value-type="float">
            <text:p>50</text:p>
          </table:table-cell>
          <table:table-cell table:style-name="ce37" office:value-type="float" office:value="4" calcext:value-type="float">
            <text:p>4</text:p>
          </table:table-cell>
          <table:table-cell table:style-name="ce51" office:value-type="float" office:value="12" calcext:value-type="float">
            <text:p>12</text:p>
          </table:table-cell>
          <table:table-cell table:style-name="ce51" table:formula="of:=[Extrapolation.G4]*[Extrapolation.H4]" office:value-type="float" office:value="48" calcext:value-type="float">
            <text:p>48</text:p>
          </table:table-cell>
          <table:table-cell table:style-name="ce26" table:formula="of:=([.H4]/8.0763935431/([.C4]*35.685)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p. 11 Ahrons</text:p>
          </table:table-cell>
          <table:table-cell table:style-name="ce5" table:number-columns-repeated="1011"/>
        </table:table-row>
        <table:table-row table:style-name="ro3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5]/[.D5]" office:value-type="string" office:string-value="" calcext:value-type="error">
            <text:p>#VALUE!</text:p>
          </table:table-cell>
          <table:table-cell table:style-name="ce11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18" calcext:value-type="float">
            <text:p>18</text:p>
          </table:table-cell>
          <table:table-cell table:formula="of:=[Extrapolation.G5]*[Extrapolation.H5]" office:value-type="float" office:value="72" calcext:value-type="float">
            <text:p>72</text:p>
          </table:table-cell>
          <table:table-cell table:style-name="ce27" table:formula="of:=([.H5]/8.0763935431/([.C5]*35.685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6]/[.D6]" office:value-type="string" office:string-value="" calcext:value-type="error">
            <text:p>#VALUE!</text:p>
          </table:table-cell>
          <table:table-cell table:style-name="ce11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50" table:formula="of:=[Extrapolation.I5]/[Extrapolation.G6]" office:value-type="float" office:value="10.2857142857143" calcext:value-type="float">
            <text:p>10</text:p>
          </table:table-cell>
          <table:table-cell table:formula="of:=[Extrapolation.G6]*[Extrapolation.H6]" office:value-type="float" office:value="72" calcext:value-type="float">
            <text:p>72</text:p>
          </table:table-cell>
          <table:table-cell table:style-name="ce27" table:formula="of:=([.H6]/8.0763935431/([.C6]*35.685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1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6" table:formula="of:=[.C7]/[.D7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51" office:value-type="float" office:value="37" calcext:value-type="float">
            <text:p>37</text:p>
          </table:table-cell>
          <table:table-cell table:style-name="ce51" table:formula="of:=[Extrapolation.G7]*[Extrapolation.H7]" office:value-type="float" office:value="185" calcext:value-type="float">
            <text:p>185</text:p>
          </table:table-cell>
          <table:table-cell table:style-name="ce26" table:formula="of:=([.H7]/8.0763935431/([.C7]*35.685)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P. 22 Ahrons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8]/[.D8]" office:value-type="string" office:string-value="" calcext:value-type="error">
            <text:p>#VALUE!</text:p>
          </table:table-cell>
          <table:table-cell table:style-name="ce11" office:value-type="string" calcext:value-type="string">
            <text:p>Not available</text:p>
          </table:table-cell>
          <table:table-cell table:style-name="ce39" office:value-type="float" office:value="9" calcext:value-type="float">
            <text:p>9</text:p>
          </table:table-cell>
          <table:table-cell table:formula="of:=[Extrapolation.I8]/[Extrapolation.G8]" office:value-type="float" office:value="27.7777777777778" calcext:value-type="float">
            <text:p>28</text:p>
          </table:table-cell>
          <table:table-cell table:style-name="ce58" office:value-type="float" office:value="250" calcext:value-type="float">
            <text:p>250</text:p>
          </table:table-cell>
          <table:table-cell table:style-name="ce27" table:formula="of:=([.H8]/8.0763935431/([.C8]*35.685)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n/a</text:p>
          </table:table-cell>
          <table:table-cell table:style-name="ce7" table:number-columns-repeated="101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9]/[.D9]" office:value-type="string" office:string-value="" calcext:value-type="error">
            <text:p>#VALUE!</text:p>
          </table:table-cell>
          <table:table-cell table:style-name="ce1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Extrapolation.I9]/[Extrapolation.G9]" office:value-type="float" office:value="58.3333333333333" calcext:value-type="float">
            <text:p>58</text:p>
          </table:table-cell>
          <table:table-cell table:style-name="ce58" office:value-type="float" office:value="350" calcext:value-type="float">
            <text:p>350</text:p>
          </table:table-cell>
          <table:table-cell table:style-name="ce27" table:formula="of:=([.H9]/8.0763935431/([.C9]*35.685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1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10]/[.D10]" office:value-type="string" office:string-value="" calcext:value-type="error">
            <text:p>#VALUE!</text:p>
          </table:table-cell>
          <table:table-cell table:style-name="ce12" office:value-type="float" office:value="60" calcext:value-type="float">
            <text:p>60</text:p>
          </table:table-cell>
          <table:table-cell table:style-name="ce40" office:value-type="float" office:value="12" calcext:value-type="float">
            <text:p>12</text:p>
          </table:table-cell>
          <table:table-cell table:style-name="ce53" table:formula="of:=[Extrapolation.I10]/[Extrapolation.G10]" office:value-type="float" office:value="33.3333333333333" calcext:value-type="float">
            <text:p>33</text:p>
          </table:table-cell>
          <table:table-cell table:style-name="ce62" office:value-type="float" office:value="400" calcext:value-type="float">
            <text:p>400</text:p>
          </table:table-cell>
          <table:table-cell table:style-name="ce27" table:formula="of:=([.H10]/8.0763935431/([.C10]*35.685)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6" office:value-type="string" calcext:value-type="string">
            <text:p>None</text:p>
          </table:table-cell>
          <table:table-cell table:style-name="ce8" table:number-columns-repeated="101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1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table:style-name="ce27" table:formula="of:=[.C11]/[.D11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Extrapolation.I11]/[Extrapolation.G11]" office:value-type="float" office:value="25" calcext:value-type="float">
            <text:p>25</text:p>
          </table:table-cell>
          <table:table-cell table:style-name="ce58" office:value-type="float" office:value="450" calcext:value-type="float">
            <text:p>450</text:p>
          </table:table-cell>
          <table:table-cell table:style-name="ce27" table:formula="of:=([.H11]/8.0763935431/([.C11]*35.685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1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6" table:formula="of:=[.C12]/[.D12]" office:value-type="percentage" office:value="0.0148095909732017" calcext:value-type="percentage">
            <text:p>1.48%</text:p>
          </table:table-cell>
          <table:table-cell table:style-name="ce30" office:value-type="float" office:value="75" calcext:value-type="float">
            <text:p>75</text:p>
          </table:table-cell>
          <table:table-cell table:style-name="ce37" office:value-type="float" office:value="15" calcext:value-type="float">
            <text:p>15</text:p>
          </table:table-cell>
          <table:table-cell table:style-name="ce51" office:value-type="float" office:value="83" calcext:value-type="float">
            <text:p>83</text:p>
          </table:table-cell>
          <table:table-cell table:style-name="ce51" table:formula="of:=[Extrapolation.H12]*[Extrapolation.G12]" office:value-type="float" office:value="1245" calcext:value-type="float">
            <text:p>1245</text:p>
          </table:table-cell>
          <table:table-cell table:style-name="ce26" table:formula="of:=([.H12]/8.0763935431/([.C12]*35.9698456))" office:value-type="percentage" office:value="0.0272102634586027" calcext:value-type="percentage">
            <text:p>2.7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p. 52 Ahrons</text:p>
          </table:table-cell>
          <table:table-cell table:style-name="ce5" table:number-columns-repeated="1011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0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26" table:formula="of:=[.C13]/[.D13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37" office:value-type="float" office:value="28" calcext:value-type="float">
            <text:p>28</text:p>
          </table:table-cell>
          <table:table-cell table:style-name="ce51" office:value-type="float" office:value="98" calcext:value-type="float">
            <text:p>98</text:p>
          </table:table-cell>
          <table:table-cell table:style-name="ce51" table:formula="of:=[Extrapolation.H13]*[Extrapolation.G13]" office:value-type="float" office:value="2744" calcext:value-type="float">
            <text:p>2744</text:p>
          </table:table-cell>
          <table:table-cell table:style-name="ce26" table:formula="of:=([.H13]/8.0763935431/([.C13]*35.9698456)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p. 76 Ahrons</text:p>
          </table:table-cell>
          <table:table-cell table:style-name="ce5" table:number-columns-repeated="1011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6" table:formula="of:=[.C14]/[.D14]" office:value-type="percentage" office:value="0.0130885122410546" calcext:value-type="percentage">
            <text:p>1.31%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21" calcext:value-type="float">
            <text:p>21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table:formula="of:=[Extrapolation.H14]*[Extrapolation.G14]" office:value-type="float" office:value="2940" calcext:value-type="float">
            <text:p>2940</text:p>
          </table:table-cell>
          <table:table-cell table:style-name="ce26" table:formula="of:=([.H14]/8.0763935431/([.C14]*35.9698456))" office:value-type="percentage" office:value="0.0346702672134402" calcext:value-type="percentage">
            <text:p>3.4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p. 72 Ahrons</text:p>
          </table:table-cell>
          <table:table-cell table:style-name="ce5" table:number-columns-repeated="101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27" table:formula="of:=[.C15]/[.D15]" office:value-type="percentage" office:value="0.00923344947735192" calcext:value-type="percentage">
            <text:p>0.92%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Extrapolation.I15]/[Extrapolation.G15]" office:value-type="float" office:value="52.6863284611809" calcext:value-type="float">
            <text:p>53</text:p>
          </table:table-cell>
          <table:table-cell table:formula="of:=[Extrapolation.I14]/([Extrapolation.D14]*[Extrapolation.C14]) * ([Extrapolation.C15]*[Extrapolation.D15])" office:value-type="float" office:value="2423.57110921432" calcext:value-type="float">
            <text:p>2424</text:p>
          </table:table-cell>
          <table:table-cell table:style-name="ce27" table:formula="of:=([.H15]/8.0763935431/([.C15]*35.9698456))" office:value-type="percentage" office:value="0.0171094489884061" calcext:value-type="percentage">
            <text:p>1.7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1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16]/[.D16]" office:value-type="string" office:string-value="" calcext:value-type="error">
            <text:p>#VALUE!</text:p>
          </table:table-cell>
          <table:table-cell table:style-name="ce17" office:value-type="float" office:value="120" calcext:value-type="float">
            <text:p>120</text:p>
          </table:table-cell>
          <table:table-cell table:style-name="ce41" office:value-type="float" office:value="27" calcext:value-type="float">
            <text:p>27</text:p>
          </table:table-cell>
          <table:table-cell table:style-name="ce54" table:formula="of:=[Extrapolation.I16]/[Extrapolation.G16]" office:value-type="float" office:value="77.7777777777778" calcext:value-type="float">
            <text:p>78</text:p>
          </table:table-cell>
          <table:table-cell table:style-name="ce55" office:value-type="float" office:value="2100" calcext:value-type="float">
            <text:p>2100</text:p>
          </table:table-cell>
          <table:table-cell table:style-name="ce27" table:formula="of:=([.H16]/8.0763935431/([.C16]*35.9698456)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3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6" table:formula="of:=[.C17]/[.D17]" office:value-type="percentage" office:value="0.0124266482568174" calcext:value-type="percentage">
            <text:p>1.24%</text:p>
          </table:table-cell>
          <table:table-cell table:style-name="ce32" office:value-type="string" calcext:value-type="string">
            <text:p>150/120</text:p>
          </table:table-cell>
          <table:table-cell table:style-name="ce37" office:value-type="float" office:value="26" calcext:value-type="float">
            <text:p>26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table:formula="of:=[Extrapolation.H17]*[Extrapolation.G17]" office:value-type="float" office:value="4160" calcext:value-type="float">
            <text:p>4160</text:p>
          </table:table-cell>
          <table:table-cell table:style-name="ce26" table:formula="of:=([.H17]/8.0763935431/([.C17]*35.9698456))" office:value-type="percentage" office:value="0.0305978866201155" calcext:value-type="percentage">
            <text:p>3.0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p. 94 Ahrons</text:p>
          </table:table-cell>
          <table:table-cell table:style-name="ce5" table:number-columns-repeated="101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27" table:formula="of:=[.C18]/[.D18]" office:value-type="percentage" office:value="0.0100624172498581" calcext:value-type="percentage">
            <text:p>1.01%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Extrapolation.I18]/[Extrapolation.G18]" office:value-type="float" office:value="60.6060606060606" calcext:value-type="float">
            <text:p>61</text:p>
          </table:table-cell>
          <table:table-cell table:style-name="ce57" office:value-type="float" office:value="4000" calcext:value-type="float">
            <text:p>4000</text:p>
          </table:table-cell>
          <table:table-cell table:style-name="ce27" table:formula="of:=([.H18]/8.0763935431/([.C18]*35.9698456))" office:value-type="percentage" office:value="0.0156858612201549" calcext:value-type="percentage">
            <text:p>1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www.lner.info/locos/J/ner_1001.shtml</text:p>
          </table:table-cell>
          <table:table-cell table:number-columns-repeated="1011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19]/[.D19]" office:value-type="string" office:string-value="" calcext:value-type="error">
            <text:p>#VALUE!</text:p>
          </table:table-cell>
          <table:table-cell table:style-name="ce14" office:value-type="float" office:value="120" calcext:value-type="float">
            <text:p>120</text:p>
          </table:table-cell>
          <table:table-cell table:style-name="ce41" office:value-type="float" office:value="25" calcext:value-type="float">
            <text:p>25</text:p>
          </table:table-cell>
          <table:table-cell table:style-name="ce53" table:formula="of:=[Extrapolation.I19]/[Extrapolation.G19]" office:value-type="float" office:value="100" calcext:value-type="float">
            <text:p>100</text:p>
          </table:table-cell>
          <table:table-cell table:style-name="ce55" office:value-type="float" office:value="2500" calcext:value-type="float">
            <text:p>2500</text:p>
          </table:table-cell>
          <table:table-cell table:style-name="ce27" table:formula="of:=([.H19]/6.052868408)/([.C19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8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1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27" table:formula="of:=[.C20]/[.D20]" office:value-type="string" office:string-value="" calcext:value-type="error">
            <text:p>#VALUE!</text:p>
          </table:table-cell>
          <table:table-cell table:style-name="ce16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Extrapolation.I20]/[Extrapolation.G20]" office:value-type="float" office:value="154.207083333333" calcext:value-type="float">
            <text:p>154</text:p>
          </table:table-cell>
          <table:table-cell table:formula="of:=([Extrapolation.I13]*[Extrapolation.D20]/[Extrapolation.D13])" office:value-type="float" office:value="3700.97" calcext:value-type="float">
            <text:p>3701</text:p>
          </table:table-cell>
          <table:table-cell table:style-name="ce27" table:formula="of:=([.H20]/6.052868408)/([.C20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1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21]/[.D21]" office:value-type="string" office:string-value="" calcext:value-type="error">
            <text:p>#VALUE!</text:p>
          </table:table-cell>
          <table:table-cell table:style-name="ce14" office:value-type="float" office:value="120" calcext:value-type="float">
            <text:p>120</text:p>
          </table:table-cell>
          <table:table-cell table:style-name="ce40" office:value-type="float" office:value="30" calcext:value-type="float">
            <text:p>30</text:p>
          </table:table-cell>
          <table:table-cell table:style-name="ce53" table:formula="of:=[Extrapolation.I21]/[Extrapolation.G21]" office:value-type="float" office:value="116.666666666667" calcext:value-type="float">
            <text:p>117</text:p>
          </table:table-cell>
          <table:table-cell table:style-name="ce55" office:value-type="float" office:value="3500" calcext:value-type="float">
            <text:p>3500</text:p>
          </table:table-cell>
          <table:table-cell table:style-name="ce27" table:formula="of:=([.H21]/6.052868408)/([.C21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1" office:value-type="string" calcext:value-type="string">
            <text:p>Not available</text:p>
          </table:table-cell>
          <table:table-cell table:style-name="ce16" office:value-type="float" office:value="675" calcext:value-type="float">
            <text:p>675</text:p>
          </table:table-cell>
          <table:table-cell table:style-name="ce27" table:formula="of:=[.C22]/[.D22]" office:value-type="string" office:string-value="" calcext:value-type="error">
            <text:p>#VALUE!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Extrapolation.I22]/[Extrapolation.G22]" office:value-type="float" office:value="72.7128633241922" calcext:value-type="float">
            <text:p>73</text:p>
          </table:table-cell>
          <table:table-cell table:formula="of:=(([Extrapolation.I12]*[Extrapolation.D22]/[Extrapolation.D12]) + ([Extrapolation.I14]*[Extrapolation.D22]/[Extrapolation.D14])) / 2" office:value-type="float" office:value="1526.97012980804" calcext:value-type="float">
            <text:p>1527</text:p>
          </table:table-cell>
          <table:table-cell table:style-name="ce27" table:formula="of:=([.H22]/6.052868408)/([.C22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1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23]/[.D23]" office:value-type="string" office:string-value="" calcext:value-type="error">
            <text:p>#VALUE!</text:p>
          </table:table-cell>
          <table:table-cell table:style-name="ce14" office:value-type="float" office:value="120" calcext:value-type="float">
            <text:p>120</text:p>
          </table:table-cell>
          <table:table-cell table:style-name="ce41" office:value-type="float" office:value="35" calcext:value-type="float">
            <text:p>35</text:p>
          </table:table-cell>
          <table:table-cell table:style-name="ce55" table:formula="of:=[Extrapolation.I23]/[Extrapolation.G23]" office:value-type="float" office:value="102.857142857143" calcext:value-type="float">
            <text:p>103</text:p>
          </table:table-cell>
          <table:table-cell table:style-name="ce55" office:value-type="float" office:value="3600" calcext:value-type="float">
            <text:p>3600</text:p>
          </table:table-cell>
          <table:table-cell table:style-name="ce27" table:formula="of:=([.H23]/6.052868408)/([.C23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24]/[.D24]" office:value-type="string" office:string-value="" calcext:value-type="error">
            <text:p>#VALUE!</text:p>
          </table:table-cell>
          <table:table-cell table:style-name="ce14" office:value-type="float" office:value="120" calcext:value-type="float">
            <text:p>120</text:p>
          </table:table-cell>
          <table:table-cell table:style-name="ce41" office:value-type="float" office:value="25" calcext:value-type="float">
            <text:p>25</text:p>
          </table:table-cell>
          <table:table-cell table:style-name="ce55" table:formula="of:=[Extrapolation.I24]/[Extrapolation.G24]" office:value-type="float" office:value="144" calcext:value-type="float">
            <text:p>144</text:p>
          </table:table-cell>
          <table:table-cell table:style-name="ce55" office:value-type="float" office:value="3600" calcext:value-type="float">
            <text:p>3600</text:p>
          </table:table-cell>
          <table:table-cell table:style-name="ce27" table:formula="of:=([.H24]/6.052868408)/([.C24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1" office:value-type="string" calcext:value-type="string">
            <text:p>Not available</text:p>
          </table:table-cell>
          <table:table-cell table:style-name="ce12" office:value-type="float" office:value="859" calcext:value-type="float">
            <text:p>859</text:p>
          </table:table-cell>
          <table:table-cell table:style-name="ce27" table:formula="of:=[.C25]/[.D25]" office:value-type="string" office:string-value="" calcext:value-type="error">
            <text:p>#VALUE!</text:p>
          </table:table-cell>
          <table:table-cell table:style-name="ce14" office:value-type="float" office:value="110" calcext:value-type="float">
            <text:p>110</text:p>
          </table:table-cell>
          <table:table-cell table:style-name="ce41" office:value-type="float" office:value="26" calcext:value-type="float">
            <text:p>26</text:p>
          </table:table-cell>
          <table:table-cell table:formula="of:=[Extrapolation.I25]/[Extrapolation.G25]" office:value-type="float" office:value="74.7388798578407" calcext:value-type="float">
            <text:p>75</text:p>
          </table:table-cell>
          <table:table-cell table:formula="of:=(([Extrapolation.I14]*[Extrapolation.D25]/[Extrapolation.D14]) + ([Extrapolation.I12]*[Extrapolation.D25]/[Extrapolation.D12])) /2" office:value-type="float" office:value="1943.21087630386" calcext:value-type="float">
            <text:p>1943</text:p>
          </table:table-cell>
          <table:table-cell table:style-name="ce27" table:formula="of:=([.H25]/6.052868408)/([.C25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26]/[.D26]" office:value-type="string" office:string-value="" calcext:value-type="error">
            <text:p>#VALUE!</text:p>
          </table:table-cell>
          <table:table-cell table:style-name="ce17" office:value-type="float" office:value="120" calcext:value-type="float">
            <text:p>120</text:p>
          </table:table-cell>
          <table:table-cell table:style-name="ce41" office:value-type="float" office:value="29" calcext:value-type="float">
            <text:p>29</text:p>
          </table:table-cell>
          <table:table-cell table:formula="of:=[Extrapolation.I26]/[Extrapolation.G26]" office:value-type="float" office:value="72.4137931034483" calcext:value-type="float">
            <text:p>72</text:p>
          </table:table-cell>
          <table:table-cell table:style-name="ce57" office:value-type="float" office:value="2100" calcext:value-type="float">
            <text:p>2100</text:p>
          </table:table-cell>
          <table:table-cell table:style-name="ce27" table:formula="of:=([.H26]/6.052868408)/([.C26]*31.1764929577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p. 121 Ahrons</text:p>
          </table:table-cell>
          <table:table-cell table:style-name="ce8" table:number-columns-repeated="101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27]/[.D27]" office:value-type="string" office:string-value="" calcext:value-type="error">
            <text:p>#VALUE!</text:p>
          </table:table-cell>
          <table:table-cell table:style-name="ce33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Extrapolation.I27]/[Extrapolation.G27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table:style-name="ce27" table:formula="of:=([.H27]/6.052868408)/([.C27]*31.1764929577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27" table:formula="of:=[.C28]/[.D28]" office:value-type="percentage" office:value="0.0159217877094972" calcext:value-type="percentage">
            <text:p>1.59%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Extrapolation.I28]/[Extrapolation.G28]" office:value-type="float" office:value="69.1360295722911" calcext:value-type="float">
            <text:p>69</text:p>
          </table:table-cell>
          <table:table-cell table:formula="of:=([Extrapolation.I22]/([Extrapolation.D15]*[Extrapolation.C15]) * ([Extrapolation.C28]*[Extrapolation.D28]) * [Extrapolation.F28]) /[Extrapolation.F15]" office:value-type="float" office:value="3456.80147861455" calcext:value-type="float">
            <text:p>3457</text:p>
          </table:table-cell>
          <table:table-cell table:style-name="ce27" table:formula="of:=([.H28]/8.1151602321/([.C28]*31.1764929577))" office:value-type="percentage" office:value="0.0159802645689506" calcext:value-type="percentage">
            <text:p>1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1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7" table:formula="of:=[.C29]/[.D29]" office:value-type="string" office:string-value="" calcext:value-type="error">
            <text:p>#VALUE!</text:p>
          </table:table-cell>
          <table:table-cell table:style-name="ce14" office:value-type="float" office:value="120" calcext:value-type="float">
            <text:p>120</text:p>
          </table:table-cell>
          <table:table-cell table:style-name="ce41" office:value-type="float" office:value="32" calcext:value-type="float">
            <text:p>32</text:p>
          </table:table-cell>
          <table:table-cell table:style-name="ce53" table:formula="of:=[Extrapolation.I29]/[Extrapolation.G29]" office:value-type="float" office:value="68.75" calcext:value-type="float">
            <text:p>69</text:p>
          </table:table-cell>
          <table:table-cell table:style-name="ce55" office:value-type="float" office:value="2200" calcext:value-type="float">
            <text:p>2200</text:p>
          </table:table-cell>
          <table:table-cell table:style-name="ce27" table:formula="of:=([.H29]/8.1151602321/([.C29]*31.1764929577)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880" calcext:value-type="float">
            <text:p>880</text:p>
          </table:table-cell>
          <table:table-cell table:style-name="ce27" table:formula="of:=[.C30]/[.D30]" office:value-type="percentage" office:value="0.0159090909090909" calcext:value-type="percentage">
            <text:p>1.59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47" calcext:value-type="float">
            <text:p>47</text:p>
          </table:table-cell>
          <table:table-cell table:style-name="ce53" table:formula="of:=[Extrapolation.I30]/[Extrapolation.G30]" office:value-type="float" office:value="42.7601273976656" calcext:value-type="float">
            <text:p>43</text:p>
          </table:table-cell>
          <table:table-cell table:style-name="ce53" table:formula="of:=([Extrapolation.I28]/([Extrapolation.D28]*[Extrapolation.C28]) * ([Extrapolation.C30]*[Extrapolation.D30]) * [Extrapolation.F30]) /[Extrapolation.F28]" office:value-type="float" office:value="2009.72598769028" calcext:value-type="float">
            <text:p>2010</text:p>
          </table:table-cell>
          <table:table-cell table:style-name="ce27" table:formula="of:=([.H30]/8.1151602321/([.C30]*31.1764929577))" office:value-type="percentage" office:value="0.012072204833049" calcext:value-type="percentage">
            <text:p>1.2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26" table:formula="of:=[.C31]/[.D31]" office:value-type="percentage" office:value="0.0135701275045537" calcext:value-type="percentage">
            <text:p>1.36%</text:p>
          </table:table-cell>
          <table:table-cell table:style-name="ce5" office:value-type="float" office:value="120" calcext:value-type="float">
            <text:p>120</text:p>
          </table:table-cell>
          <table:table-cell table:style-name="ce37" office:value-type="float" office:value="27" calcext:value-type="float">
            <text:p>27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table:formula="of:=[Extrapolation.H31]*[Extrapolation.G31]" office:value-type="float" office:value="4671" calcext:value-type="float">
            <text:p>4671</text:p>
          </table:table-cell>
          <table:table-cell table:style-name="ce26" table:formula="of:=([.H31]/8.1151602321/([.C31]*31.1764929577))" office:value-type="percentage" office:value="0.0458918405092193" calcext:value-type="percentage">
            <text:p>4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p. 145 Ahrons</text:p>
          </table:table-cell>
          <table:table-cell table:style-name="ce5" table:number-columns-repeated="101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850" calcext:value-type="float">
            <text:p>850</text:p>
          </table:table-cell>
          <table:table-cell table:style-name="ce27" table:formula="of:=[.C32]/[.D32]" office:value-type="percentage" office:value="0.0117647058823529" calcext:value-type="percentage">
            <text:p>1.18%</text:p>
          </table:table-cell>
          <table:table-cell table:style-name="ce16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Extrapolation.I32]/[Extrapolation.G32]" office:value-type="float" office:value="83.6839529404623" calcext:value-type="float">
            <text:p>84</text:p>
          </table:table-cell>
          <table:table-cell table:formula="of:=([Extrapolation.I31]/([Extrapolation.D31]*[Extrapolation.C31]) * ([Extrapolation.C32]*[Extrapolation.D32]) * [Extrapolation.F32]) /[Extrapolation.F31]" office:value-type="float" office:value="2426.83463527341" calcext:value-type="float">
            <text:p>2427</text:p>
          </table:table-cell>
          <table:table-cell table:style-name="ce27" table:formula="of:=([.H32]/8.1151602321/([.C32]*31.1764929577))" office:value-type="percentage" office:value="0.0330763689368313" calcext:value-type="percentage">
            <text:p>3.3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1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7" office:value-type="float" office:value="1004" calcext:value-type="float">
            <text:p>1004</text:p>
          </table:table-cell>
          <table:table-cell table:style-name="ce27" table:formula="of:=[.C33]/[.D33]" office:value-type="percentage" office:value="0.0149003984063745" calcext:value-type="percentage">
            <text:p>1.49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27" calcext:value-type="float">
            <text:p>27</text:p>
          </table:table-cell>
          <table:table-cell table:style-name="ce53" table:formula="of:=[Extrapolation.I33]/[Extrapolation.G33]" office:value-type="float" office:value="172.061976422456" calcext:value-type="float">
            <text:p>172</text:p>
          </table:table-cell>
          <table:table-cell table:style-name="ce53" table:formula="of:=([Extrapolation.I31]/([Extrapolation.D31]*[Extrapolation.C31]) * ([Extrapolation.C33]*[Extrapolation.D33]) * [Extrapolation.F33]) /[Extrapolation.F31]" office:value-type="float" office:value="4645.67336340632" calcext:value-type="float">
            <text:p>4646</text:p>
          </table:table-cell>
          <table:table-cell table:style-name="ce27" table:formula="of:=([.H33]/8.1151602321/([.C33]*31.1764929577))" office:value-type="percentage" office:value="0.045459950085483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5" calcext:value-type="float">
            <text:p>155</text:p>
          </table:table-cell>
          <table:table-cell table:style-name="ce26" table:formula="of:=[.C34]/[.D34]" office:value-type="percentage" office:value="0.0193548387096774" calcext:value-type="percentage">
            <text:p>1.94%</text:p>
          </table:table-cell>
          <table:table-cell table:style-name="ce5" office:value-type="float" office:value="130" calcext:value-type="float">
            <text:p>130</text:p>
          </table:table-cell>
          <table:table-cell table:style-name="ce37" office:value-type="float" office:value="17" calcext:value-type="float">
            <text:p>17</text:p>
          </table:table-cell>
          <table:table-cell table:style-name="ce56" office:value-type="float" office:value="14" calcext:value-type="float">
            <text:p>14</text:p>
          </table:table-cell>
          <table:table-cell table:style-name="ce51" table:formula="of:=[Extrapolation.H34]*[Extrapolation.G34]" office:value-type="float" office:value="238" calcext:value-type="float">
            <text:p>238</text:p>
          </table:table-cell>
          <table:table-cell table:style-name="ce26" table:formula="of:=([.H34]/8.1151602321/([.C34]*31.1764929577))" office:value-type="percentage" office:value="0.0184451597884839" calcext:value-type="percentage">
            <text:p>1.8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http://www.festipedia.org.uk/wiki/England_Engines</text:p>
          </table:table-cell>
          <table:table-cell table:style-name="ce5" table:number-columns-repeated="101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27" table:formula="of:=[.C35]/[.D35]" office:value-type="percentage" office:value="0.0135662431941924" calcext:value-type="percentage">
            <text:p>1.36%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Extrapolation.I35]/[Extrapolation.G35]" office:value-type="float" office:value="120.608922873803" calcext:value-type="float">
            <text:p>121</text:p>
          </table:table-cell>
          <table:table-cell table:formula="of:=[Extrapolation.I31]/([Extrapolation.D31]*[Extrapolation.C31]) * ([Extrapolation.C35]*[Extrapolation.D35])" office:value-type="float" office:value="4703.74799207834" calcext:value-type="float">
            <text:p>4704</text:p>
          </table:table-cell>
          <table:table-cell table:style-name="ce27" table:formula="of:=([.H35]/8.1151602321/([.C35]*31.1764929577))" office:value-type="percentage" office:value="0.0318870165454979" calcext:value-type="percentage">
            <text:p>3.1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http://www.lnwrs.org.uk/Glossary/locoClasss.php</text:p>
          </table:table-cell>
          <table:table-cell table:number-columns-repeated="101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6" office:value-type="float" office:value="27.5" calcext:value-type="float">
            <text:p>27.5</text:p>
          </table:table-cell>
          <table:table-cell table:style-name="ce16" office:value-type="float" office:value="1192" calcext:value-type="float">
            <text:p>1192</text:p>
          </table:table-cell>
          <table:table-cell table:style-name="ce27" table:formula="of:=[.C36]/[.D36]" office:value-type="percentage" office:value="0.0230704697986577" calcext:value-type="percentage">
            <text:p>2.31%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Extrapolation.I36]/[Extrapolation.G36]" office:value-type="float" office:value="115.172758525328" calcext:value-type="float">
            <text:p>115</text:p>
          </table:table-cell>
          <table:table-cell table:formula="of:=([Extrapolation.I28]/([Extrapolation.D28]*[Extrapolation.C28]) * ([Extrapolation.C36]*[Extrapolation.D36]) * [Extrapolation.F36]) /[Extrapolation.F28]" office:value-type="float" office:value="5758.63792626639" calcext:value-type="float">
            <text:p>5759</text:p>
          </table:table-cell>
          <table:table-cell table:style-name="ce27" table:formula="of:=([.H36]/8.1151602321/([.C36]*31.1764929577))" office:value-type="percentage" office:value="0.0165536098775076" calcext:value-type="percentage">
            <text:p>1.6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1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859" calcext:value-type="float">
            <text:p>859</text:p>
          </table:table-cell>
          <table:table-cell table:style-name="ce27" table:formula="of:=[.C37]/[.D37]" office:value-type="percentage" office:value="0.0162980209545984" calcext:value-type="percentage">
            <text:p>1.63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37" calcext:value-type="float">
            <text:p>37</text:p>
          </table:table-cell>
          <table:table-cell table:style-name="ce53" table:formula="of:=[Extrapolation.I37]/[Extrapolation.G37]" office:value-type="float" office:value="100.531656918223" calcext:value-type="float">
            <text:p>101</text:p>
          </table:table-cell>
          <table:table-cell table:style-name="ce53" table:formula="of:=([Extrapolation.I31]/([Extrapolation.D31]*[Extrapolation.C31]) * ([Extrapolation.C37]*[Extrapolation.D37]) * [Extrapolation.F37]) /[Extrapolation.F31]" office:value-type="float" office:value="3719.67130597425" calcext:value-type="float">
            <text:p>3720</text:p>
          </table:table-cell>
          <table:table-cell table:style-name="ce27" table:formula="of:=([.H37]/8.1151602321/([.C37]*31.1764929577))" office:value-type="percentage" office:value="0.0283824868723113" calcext:value-type="percentage">
            <text:p>2.8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273" calcext:value-type="float">
            <text:p>1273</text:p>
          </table:table-cell>
          <table:table-cell table:style-name="ce27" table:formula="of:=[.C38]/[.D38]" office:value-type="percentage" office:value="0.0109976433621367" calcext:value-type="percentage">
            <text:p>1.10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44" calcext:value-type="float">
            <text:p>44</text:p>
          </table:table-cell>
          <table:table-cell table:style-name="ce53" table:formula="of:=[Extrapolation.I38]/[Extrapolation.G38]" office:value-type="float" office:value="125.281552876104" calcext:value-type="float">
            <text:p>125</text:p>
          </table:table-cell>
          <table:table-cell table:style-name="ce53" table:formula="of:=([Extrapolation.I43]/([Extrapolation.D43]*[Extrapolation.C43]) * ([Extrapolation.C38]*[Extrapolation.D38]) * [Extrapolation.F38]) /[Extrapolation.F43]" office:value-type="float" office:value="5512.38832654857" calcext:value-type="float">
            <text:p>5512</text:p>
          </table:table-cell>
          <table:table-cell table:style-name="ce27" table:formula="of:=([.H38]/8.1151602321/([.C38]*31.1764929577))" office:value-type="percentage" office:value="0.0353699733879969" calcext:value-type="percentage">
            <text:p>3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www.steamindex.com/locotype/lbscrlo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27" table:formula="of:=[.C39]/[.D39]" office:value-type="percentage" office:value="0.019" calcext:value-type="percentage">
            <text:p>1.90%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Extrapolation.I39]/[Extrapolation.G39]" office:value-type="float" office:value="129.159266303066" calcext:value-type="float">
            <text:p>129</text:p>
          </table:table-cell>
          <table:table-cell table:formula="of:=([Extrapolation.I32]/([Extrapolation.D32]*[Extrapolation.C32]) * ([Extrapolation.C39]*[Extrapolation.D39]) * [Extrapolation.F39]) /[Extrapolation.F32]" office:value-type="float" office:value="5424.68918472879" calcext:value-type="float">
            <text:p>5425</text:p>
          </table:table-cell>
          <table:table-cell table:style-name="ce27" table:formula="of:=([.H39]/8.1151602321/([.C39]*31.1764929577))" office:value-type="percentage" office:value="0.0268687590803392" calcext:value-type="percentage">
            <text:p>2.6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27" table:formula="of:=[.C40]/[.D40]" office:value-type="percentage" office:value="0.0140845070422535" calcext:value-type="percentage">
            <text:p>1.41%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Extrapolation.I40]/[Extrapolation.G40]" office:value-type="float" office:value="168.175939169448" calcext:value-type="float">
            <text:p>168</text:p>
          </table:table-cell>
          <table:table-cell table:formula="of:=([Extrapolation.I43]/([Extrapolation.D43]*[Extrapolation.C43]) * ([Extrapolation.C40]*[Extrapolation.D40]) * [Extrapolation.F40]) /[Extrapolation.F43]" office:value-type="float" office:value="6054.33381010012" calcext:value-type="float">
            <text:p>6054</text:p>
          </table:table-cell>
          <table:table-cell table:style-name="ce27" table:formula="of:=([.H40]/8.1151602321/([.C40]*31.1764929577))" office:value-type="percentage" office:value="0.0415450723735555" calcext:value-type="percentage">
            <text:p>4.1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1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27" table:formula="of:=[.C41]/[.D41]" office:value-type="percentage" office:value="0.0134408602150538" calcext:value-type="percentage">
            <text:p>1.34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30" calcext:value-type="float">
            <text:p>30</text:p>
          </table:table-cell>
          <table:table-cell table:style-name="ce53" table:formula="of:=[Extrapolation.I41]/[Extrapolation.G41]" office:value-type="float" office:value="168.518516001867" calcext:value-type="float">
            <text:p>169</text:p>
          </table:table-cell>
          <table:table-cell table:style-name="ce53" table:formula="of:=([Extrapolation.I46]/([Extrapolation.D46]*[Extrapolation.C46]) * ([Extrapolation.C41]*[Extrapolation.D41]) * [Extrapolation.F41]) /[Extrapolation.F46]" office:value-type="float" office:value="5055.55548005602" calcext:value-type="float">
            <text:p>5056</text:p>
          </table:table-cell>
          <table:table-cell table:style-name="ce27" table:formula="of:=([.H41]/8.1151602321/([.C41]*31.1764929577))" office:value-type="percentage" office:value="0.0484418330645084" calcext:value-type="percentage">
            <text:p>4.8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27" table:formula="of:=[.C42]/[.D42]" office:value-type="percentage" office:value="0.0135416666666667" calcext:value-type="percentage">
            <text:p>1.35%</text:p>
          </table:table-cell>
          <table:table-cell table:style-name="ce14" office:value-type="float" office:value="130" calcext:value-type="float">
            <text:p>130</text:p>
          </table:table-cell>
          <table:table-cell table:style-name="ce41" office:value-type="float" office:value="31" calcext:value-type="float">
            <text:p>31</text:p>
          </table:table-cell>
          <table:table-cell table:style-name="ce53" table:formula="of:=[Extrapolation.I42]/[Extrapolation.G42]" office:value-type="float" office:value="144.691640402357" calcext:value-type="float">
            <text:p>145</text:p>
          </table:table-cell>
          <table:table-cell table:style-name="ce53" table:formula="of:=([Extrapolation.I46]/([Extrapolation.D46]*[Extrapolation.C46]) * ([Extrapolation.C42]*[Extrapolation.D42]) * [Extrapolation.F42]) /[Extrapolation.F46]" office:value-type="float" office:value="4485.44085247305" calcext:value-type="float">
            <text:p>4485</text:p>
          </table:table-cell>
          <table:table-cell table:style-name="ce27" table:formula="of:=([.H42]/8.1151602321/([.C42]*31.1764929577))" office:value-type="percentage" office:value="0.0439922048452636" calcext:value-type="percentage">
            <text:p>4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27" table:formula="of:=[.C43]/[.D43]" office:value-type="percentage" office:value="0.0138124125058329" calcext:value-type="percentage">
            <text:p>1.38%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Extrapolation.I43]/[Extrapolation.G43]" office:value-type="float" office:value="139.00753513501" calcext:value-type="float">
            <text:p>139</text:p>
          </table:table-cell>
          <table:table-cell table:formula="of:=([Extrapolation.I35]/([Extrapolation.D35]*[Extrapolation.C35]) * ([Extrapolation.C43]*[Extrapolation.D43]) * [Extrapolation.F43]) /[Extrapolation.F35]" office:value-type="float" office:value="5282.28633513038" calcext:value-type="float">
            <text:p>5282</text:p>
          </table:table-cell>
          <table:table-cell table:style-name="ce27" table:formula="of:=([.H43]/8.1151602321/([.C43]*31.1764929577))" office:value-type="percentage" office:value="0.0371237866414365" calcext:value-type="percentage">
            <text:p>3.7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27" table:formula="of:=[.C44]/[.D44]" office:value-type="percentage" office:value="0.0135662431941924" calcext:value-type="percentage">
            <text:p>1.36%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Extrapolation.I44]/[Extrapolation.G44]" office:value-type="float" office:value="151.826901504784" calcext:value-type="float">
            <text:p>152</text:p>
          </table:table-cell>
          <table:table-cell table:formula="of:=(([Extrapolation.I36]/([Extrapolation.D36]*[Extrapolation.C36])*([Extrapolation.C44]*[Extrapolation.D44])*[Extrapolation.F44])/[Extrapolation.F36])+(([Extrapolation.I51]/([Extrapolation.D51]*[Extrapolation.C51])*([Extrapolation.C44]*[Extrapolation.D44])*[Extrapolation.F44])/[Extrapolation.F51])/2" office:value-type="float" office:value="5465.76845417221" calcext:value-type="float">
            <text:p>5466</text:p>
          </table:table-cell>
          <table:table-cell table:style-name="ce27" table:formula="of:=([.H44]/8.1151602321/([.C44]*31.1764929577))" office:value-type="percentage" office:value="0.0401405369103604" calcext:value-type="percentage">
            <text:p>4.0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27" table:formula="of:=[.C45]/[.D45]" office:value-type="percentage" office:value="0.0141851028779285" calcext:value-type="percentage">
            <text:p>1.42%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Extrapolation.I45]/[Extrapolation.G45]" office:value-type="float" office:value="77.3417083891025" calcext:value-type="float">
            <text:p>77</text:p>
          </table:table-cell>
          <table:table-cell table:formula="of:=((([Extrapolation.I44]/([Extrapolation.D44]*[Extrapolation.C44]) * ([Extrapolation.C45]*[Extrapolation.D45]) * [Extrapolation.F45]) /[Extrapolation.F44]) + (([Extrapolation.I44]/([Extrapolation.D44]*[Extrapolation.C44]) * ([Extrapolation.C45]*[Extrapolation.D45])))) / 2" office:value-type="float" office:value="4331.13566978974" calcext:value-type="float">
            <text:p>4331</text:p>
          </table:table-cell>
          <table:table-cell table:style-name="ce64" table:formula="of:=([.H45]/9.0778663424/([.C45]*31.1764929577))" office:value-type="percentage" office:value="0.0212998262400977" calcext:value-type="percentage">
            <text:p>2.13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http://en.wikipedia.org/wiki/GWR_517_Class</text:p>
          </table:table-cell>
          <table:table-cell table:number-columns-repeated="1011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4" office:value-type="float" office:value="15.2" calcext:value-type="float">
            <text:p>15.2</text:p>
          </table:table-cell>
          <table:table-cell table:style-name="ce14" office:value-type="float" office:value="1084" calcext:value-type="float">
            <text:p>1084</text:p>
          </table:table-cell>
          <table:table-cell table:style-name="ce27" table:formula="of:=[.C46]/[.D46]" office:value-type="percentage" office:value="0.0140221402214022" calcext:value-type="percentage">
            <text:p>1.40%</text:p>
          </table:table-cell>
          <table:table-cell table:style-name="ce14" office:value-type="float" office:value="140" calcext:value-type="float">
            <text:p>140</text:p>
          </table:table-cell>
          <table:table-cell table:style-name="ce41" office:value-type="float" office:value="38" calcext:value-type="float">
            <text:p>38</text:p>
          </table:table-cell>
          <table:table-cell table:style-name="ce53" table:formula="of:=[Extrapolation.I46]/[Extrapolation.G46]" office:value-type="float" office:value="167.828033474189" calcext:value-type="float">
            <text:p>168</text:p>
          </table:table-cell>
          <table:table-cell table:style-name="ce53" table:formula="of:=([Extrapolation.I44]/([Extrapolation.D44]*[Extrapolation.C44]) * ([Extrapolation.C46]*[Extrapolation.D46]) * [Extrapolation.F46]) /[Extrapolation.F44]" office:value-type="float" office:value="6377.46527201918" calcext:value-type="float">
            <text:p>6377</text:p>
          </table:table-cell>
          <table:table-cell table:style-name="ce27" table:formula="of:=([.H46]/8.1151602321/([.C46]*31.1764929577))" office:value-type="percentage" office:value="0.0436411874213126" calcext:value-type="percentage">
            <text:p>4.3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9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float" office:value="22.5" calcext:value-type="float">
            <text:p>22.5</text:p>
          </table:table-cell>
          <table:table-cell table:style-name="ce17" office:value-type="float" office:value="1132" calcext:value-type="float">
            <text:p>1132</text:p>
          </table:table-cell>
          <table:table-cell table:style-name="ce27" table:formula="of:=[.C47]/[.D47]" office:value-type="percentage" office:value="0.0198763250883392" calcext:value-type="percentage">
            <text:p>1.99%</text:p>
          </table:table-cell>
          <table:table-cell table:style-name="ce17" office:value-type="float" office:value="130" calcext:value-type="float">
            <text:p>130</text:p>
          </table:table-cell>
          <table:table-cell table:style-name="ce41" office:value-type="float" office:value="54" calcext:value-type="float">
            <text:p>54</text:p>
          </table:table-cell>
          <table:table-cell table:style-name="ce53" table:formula="of:=[Extrapolation.I47]/[Extrapolation.G47]" office:value-type="float" office:value="145.887657241354" calcext:value-type="float">
            <text:p>146</text:p>
          </table:table-cell>
          <table:table-cell table:style-name="ce53" table:formula="of:=([Extrapolation.I31]/([Extrapolation.D31]*[Extrapolation.C31]) * ([Extrapolation.C47]*[Extrapolation.D47]) * [Extrapolation.F47]) /[Extrapolation.F31]" office:value-type="float" office:value="7877.93349103312" calcext:value-type="float">
            <text:p>7878</text:p>
          </table:table-cell>
          <table:table-cell table:style-name="ce27" table:formula="of:=([.H47]/8.1151602321/([.C47]*31.1764929577))" office:value-type="percentage" office:value="0.0256278204665176" calcext:value-type="percentage">
            <text:p>2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9" office:value-type="string" calcext:value-type="string">
            <text:p>Ahrons p. 174. As modified by Taff Vale, or else TE is insane.</text:p>
          </table:table-cell>
          <table:table-cell table:style-name="ce8" table:number-columns-repeated="101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27" table:formula="of:=[.C48]/[.D48]" office:value-type="percentage" office:value="0.0149290780141844" calcext:value-type="percentage">
            <text:p>1.49%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I48]/[Extrapolation.G48]" office:value-type="float" office:value="151.521115801749" calcext:value-type="float">
            <text:p>152</text:p>
          </table:table-cell>
          <table:table-cell table:formula="of:=([Extrapolation.I51]/([Extrapolation.D51]*[Extrapolation.C51]) * ([Extrapolation.C48]*[Extrapolation.D48]) * [Extrapolation.F48]) /[Extrapolation.F51]" office:value-type="float" office:value="8030.61913749271" calcext:value-type="float">
            <text:p>8031</text:p>
          </table:table-cell>
          <table:table-cell table:style-name="ce27" table:formula="of:=([.H48]/8.1151602321/([.C48]*31.1764929577))" office:value-type="percentage" office:value="0.0355636816121391" calcext:value-type="percentage">
            <text:p>3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49]/[.D49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I49]/[Extrapolation.G49]" office:value-type="float" office:value="141.509433962264" calcext:value-type="float">
            <text:p>142</text:p>
          </table:table-cell>
          <table:table-cell table:style-name="ce57" office:value-type="float" office:value="7500" calcext:value-type="float">
            <text:p>7500</text:p>
          </table:table-cell>
          <table:table-cell table:style-name="ce27" table:formula="of:=([.H49]/8.1151602321/([.C49]*31.1764929577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1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312" calcext:value-type="float">
            <text:p>312</text:p>
          </table:table-cell>
          <table:table-cell table:style-name="ce27" table:formula="of:=[.C50]/[.D50]" office:value-type="percentage" office:value="0.0384615384615385" calcext:value-type="percentage">
            <text:p>3.85%</text:p>
          </table:table-cell>
          <table:table-cell table:style-name="ce14" office:value-type="float" office:value="140" calcext:value-type="float">
            <text:p>140</text:p>
          </table:table-cell>
          <table:table-cell table:style-name="ce41" office:value-type="float" office:value="25" calcext:value-type="float">
            <text:p>25</text:p>
          </table:table-cell>
          <table:table-cell table:style-name="ce53" table:formula="of:=[Extrapolation.I50]/[Extrapolation.G50]" office:value-type="float" office:value="63.3131139358601" calcext:value-type="float">
            <text:p>63</text:p>
          </table:table-cell>
          <table:table-cell table:style-name="ce53" table:formula="of:=([Extrapolation.I55]/([Extrapolation.D55]*[Extrapolation.C55]) * ([Extrapolation.C50]*[Extrapolation.D50]) * [Extrapolation.F50]) /[Extrapolation.F55]" office:value-type="float" office:value="1582.8278483965" calcext:value-type="float">
            <text:p>1583</text:p>
          </table:table-cell>
          <table:table-cell table:style-name="ce27" table:formula="of:=([.H50]/8.1151602321/([.C50]*31.1764929577))" office:value-type="percentage" office:value="0.0208539375580969" calcext:value-type="percentage">
            <text:p>2.0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www.steamindex.com/locotype/lbscrloc.htm</text:p>
          </table:table-cell>
          <table:table-cell table:style-name="ce8" table:number-columns-repeated="1011"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26" table:formula="of:=[.C51]/[.D51]" office:value-type="percentage" office:value="0.0142857142857143" calcext:value-type="percentage">
            <text:p>1.43%</text:p>
          </table:table-cell>
          <table:table-cell table:style-name="ce5" office:value-type="float" office:value="140" calcext:value-type="float">
            <text:p>140</text:p>
          </table:table-cell>
          <table:table-cell table:style-name="ce37" office:value-type="float" office:value="53" calcext:value-type="float">
            <text:p>53</text:p>
          </table:table-cell>
          <table:table-cell table:style-name="ce51" office:value-type="float" office:value="171" calcext:value-type="float">
            <text:p>171</text:p>
          </table:table-cell>
          <table:table-cell table:style-name="ce51" table:formula="of:=[Extrapolation.H51]*[Extrapolation.G51]" office:value-type="float" office:value="9063" calcext:value-type="float">
            <text:p>9063</text:p>
          </table:table-cell>
          <table:table-cell table:style-name="ce26" table:formula="of:=([.H51]/8.1151602321/([.C51]*31.1764929577))" office:value-type="percentage" office:value="0.0386219060060908" calcext:value-type="percentage">
            <text:p>3.8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Ahrons p. 189</text:p>
          </table:table-cell>
          <table:table-cell table:style-name="ce5" table:number-columns-repeated="1011"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26" table:formula="of:=[.C52]/[.D52]" office:value-type="percentage" office:value="0.0151502145922747" calcext:value-type="percentage">
            <text:p>1.52%</text:p>
          </table:table-cell>
          <table:table-cell table:style-name="ce5" office:value-type="float" office:value="140" calcext:value-type="float">
            <text:p>140</text:p>
          </table:table-cell>
          <table:table-cell table:style-name="ce37" office:value-type="float" office:value="45" calcext:value-type="float">
            <text:p>45</text:p>
          </table:table-cell>
          <table:table-cell table:style-name="ce51" office:value-type="float" office:value="203" calcext:value-type="float">
            <text:p>203</text:p>
          </table:table-cell>
          <table:table-cell table:style-name="ce51" table:formula="of:=[Extrapolation.H52]*[Extrapolation.G52]" office:value-type="float" office:value="9135" calcext:value-type="float">
            <text:p>9135</text:p>
          </table:table-cell>
          <table:table-cell table:style-name="ce26" table:formula="of:=([.H52]/8.1151602321/([.C52]*31.1764929577))" office:value-type="percentage" office:value="0.0454597422549037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Ahrons p. 135</text:p>
          </table:table-cell>
          <table:table-cell table:style-name="ce5" table:number-columns-repeated="101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27" table:formula="of:=[.C53]/[.D53]" office:value-type="percentage" office:value="0.0159298780487805" calcext:value-type="percentage">
            <text:p>1.59%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Extrapolation.I53]/[Extrapolation.G53]" office:value-type="float" office:value="141.37223090379" calcext:value-type="float">
            <text:p>141</text:p>
          </table:table-cell>
          <table:table-cell table:formula="of:=([Extrapolation.I51]/([Extrapolation.D51]*[Extrapolation.C51]) * ([Extrapolation.C53]*[Extrapolation.D53]) * [Extrapolation.F53]) /[Extrapolation.F51]" office:value-type="float" office:value="11592.5229341108" calcext:value-type="float">
            <text:p>11593</text:p>
          </table:table-cell>
          <table:table-cell table:style-name="ce27" table:formula="of:=([.H53]/8.1151602321/([.C53]*31.1764929577))" office:value-type="percentage" office:value="0.0267358173821755" calcext:value-type="percentage">
            <text:p>2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1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26" table:formula="of:=[.C54]/[.D54]" office:value-type="percentage" office:value="0.0157082748948107" calcext:value-type="percentage">
            <text:p>1.57%</text:p>
          </table:table-cell>
          <table:table-cell table:style-name="ce5" office:value-type="float" office:value="140" calcext:value-type="float">
            <text:p>140</text:p>
          </table:table-cell>
          <table:table-cell table:style-name="ce37" office:value-type="float" office:value="27" calcext:value-type="float">
            <text:p>27</text:p>
          </table:table-cell>
          <table:table-cell table:style-name="ce51" office:value-type="float" office:value="60" calcext:value-type="float">
            <text:p>60</text:p>
          </table:table-cell>
          <table:table-cell table:style-name="ce51" table:formula="of:=[Extrapolation.H54]*[Extrapolation.G54]" office:value-type="float" office:value="1620" calcext:value-type="float">
            <text:p>1620</text:p>
          </table:table-cell>
          <table:table-cell table:style-name="ce26" table:formula="of:=([.H54]/8.1151602321/([.C54]*31.1764929577))" office:value-type="percentage" office:value="0.0211742905735147" calcext:value-type="percentage">
            <text:p>2.1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Ahrons p. 315</text:p>
          </table:table-cell>
          <table:table-cell table:style-name="ce5" table:number-columns-repeated="101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27" table:formula="of:=[.C55]/[.D55]" office:value-type="percentage" office:value="0.0189393939393939" calcext:value-type="percentage">
            <text:p>1.89%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Extrapolation.I55]/[Extrapolation.G55]" office:value-type="float" office:value="70.3422201533675" calcext:value-type="float">
            <text:p>70</text:p>
          </table:table-cell>
          <table:table-cell table:formula="of:=([Extrapolation.I53]/([Extrapolation.D53]*[Extrapolation.C53]) * ([Extrapolation.C55]*[Extrapolation.D55]) * [Extrapolation.F55]) /[Extrapolation.F53]" office:value-type="float" office:value="2391.63548521449" calcext:value-type="float">
            <text:p>2392</text:p>
          </table:table-cell>
          <table:table-cell table:style-name="ce27" table:formula="of:=([.H55]/8.1151602321/([.C55]*31.1764929577))" office:value-type="percentage" office:value="0.0278030033701195" calcext:value-type="percentage">
            <text:p>2.7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1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27" table:formula="of:=[.C56]/[.D56]" office:value-type="percentage" office:value="0.0169189670525378" calcext:value-type="percentage">
            <text:p>1.69%</text:p>
          </table:table-cell>
          <table:table-cell table:style-name="ce8" office:value-type="float" office:value="140" calcext:value-type="float">
            <text:p>140</text:p>
          </table:table-cell>
          <table:table-cell table:style-name="ce41" office:value-type="float" office:value="44" calcext:value-type="float">
            <text:p>44</text:p>
          </table:table-cell>
          <table:table-cell table:style-name="ce53" table:formula="of:=[Extrapolation.I56]/[Extrapolation.G56]" office:value-type="float" office:value="187.696387026101" calcext:value-type="float">
            <text:p>188</text:p>
          </table:table-cell>
          <table:table-cell table:style-name="ce53" table:formula="of:=([Extrapolation.I44]/([Extrapolation.D44]*[Extrapolation.C44]) * ([Extrapolation.C56]*[Extrapolation.D56]) * [Extrapolation.F56]) /[Extrapolation.F44]" office:value-type="float" office:value="8258.64102914846" calcext:value-type="float">
            <text:p>8259</text:p>
          </table:table-cell>
          <table:table-cell table:style-name="ce27" table:formula="of:=([.H56]/8.1151602321/([.C56]*31.1764929577))" office:value-type="percentage" office:value="0.0390461261325288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en.wikipedia.org/wiki/LB%26SCR_Belgravia_class</text:p>
          </table:table-cell>
          <table:table-cell table:style-name="ce8" table:number-columns-repeated="101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27" table:formula="of:=[.C57]/[.D57]" office:value-type="percentage" office:value="0.0145772594752187" calcext:value-type="percentage">
            <text:p>1.46%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Extrapolation.I57]/[Extrapolation.G57]" office:value-type="float" office:value="116.524285714286" calcext:value-type="float">
            <text:p>117</text:p>
          </table:table-cell>
          <table:table-cell table:formula="of:=([Extrapolation.I53]/([Extrapolation.D53]*[Extrapolation.C53]) * ([Extrapolation.C57]*[Extrapolation.D57]) * [Extrapolation.F57]) /[Extrapolation.F53]" office:value-type="float" office:value="6991.45714285714" calcext:value-type="float">
            <text:p>6991</text:p>
          </table:table-cell>
          <table:table-cell table:style-name="ce27" table:formula="of:=([.H57]/8.1151602321/([.C57]*31.1764929577))" office:value-type="percentage" office:value="0.0307044152748422" calcext:value-type="percentage">
            <text:p>3.0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27" table:formula="of:=[.C58]/[.D58]" office:value-type="percentage" office:value="0.0158139534883721" calcext:value-type="percentage">
            <text:p>1.58%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Extrapolation.I58]/[Extrapolation.G58]" office:value-type="float" office:value="109.714387392535" calcext:value-type="float">
            <text:p>110</text:p>
          </table:table-cell>
          <table:table-cell table:formula="of:=([Extrapolation.I52]/([Extrapolation.D52]*[Extrapolation.C52]) * ([Extrapolation.C58]*[Extrapolation.D58]) * [Extrapolation.F58]) /[Extrapolation.F52]" office:value-type="float" office:value="8118.86466704762" calcext:value-type="float">
            <text:p>8119</text:p>
          </table:table-cell>
          <table:table-cell table:style-name="ce27" table:formula="of:=([.H58]/8.1151602321/([.C58]*31.1764929577))" office:value-type="percentage" office:value="0.0255088160489614" calcext:value-type="percentage">
            <text:p>2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27" table:formula="of:=[.C59]/[.D59]" office:value-type="percentage" office:value="0.0157894736842105" calcext:value-type="percentage">
            <text:p>1.58%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Extrapolation.I59]/[Extrapolation.G59]" office:value-type="float" office:value="186.986308206013" calcext:value-type="float">
            <text:p>187</text:p>
          </table:table-cell>
          <table:table-cell table:formula="of:=([Extrapolation.I52]/([Extrapolation.D52]*[Extrapolation.C52]) * ([Extrapolation.C59]*[Extrapolation.D59]) * [Extrapolation.F59]) /[Extrapolation.F52]" office:value-type="float" office:value="8227.39756106457" calcext:value-type="float">
            <text:p>8227</text:p>
          </table:table-cell>
          <table:table-cell table:style-name="ce27" table:formula="of:=([.H59]/8.1151602321/([.C59]*31.1764929577))" office:value-type="percentage" office:value="0.0432204553022382" calcext:value-type="percentage">
            <text:p>4.3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1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27" table:formula="of:=[.C60]/[.D60]" office:value-type="percentage" office:value="0.0141666666666667" calcext:value-type="percentage">
            <text:p>1.42%</text:p>
          </table:table-cell>
          <table:table-cell table:style-name="ce8" office:value-type="float" office:value="150" calcext:value-type="float">
            <text:p>150</text:p>
          </table:table-cell>
          <table:table-cell table:style-name="ce41" office:value-type="float" office:value="48" calcext:value-type="float">
            <text:p>48</text:p>
          </table:table-cell>
          <table:table-cell table:style-name="ce53" table:formula="of:=[Extrapolation.I60]/[Extrapolation.G60]" office:value-type="float" office:value="176.249293851798" calcext:value-type="float">
            <text:p>176</text:p>
          </table:table-cell>
          <table:table-cell table:style-name="ce53" table:formula="of:=([Extrapolation.I44]/([Extrapolation.D44]*[Extrapolation.C44]) * ([Extrapolation.C60]*[Extrapolation.D60]) * [Extrapolation.F60]) /[Extrapolation.F44]" office:value-type="float" office:value="8459.96610488631" calcext:value-type="float">
            <text:p>8460</text:p>
          </table:table-cell>
          <table:table-cell table:style-name="ce27" table:formula="of:=([.H60]/8.1151602321/([.C60]*31.1764929577))" office:value-type="percentage" office:value="0.0409783158113933" calcext:value-type="percentage">
            <text:p>4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orion.math.iastate.edu/jdhsmith/term/slgblbs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27" table:formula="of:=[.C61]/[.D61]" office:value-type="percentage" office:value="0.0163766632548618" calcext:value-type="percentage">
            <text:p>1.64%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Extrapolation.I61]/[Extrapolation.G61]" office:value-type="float" office:value="96.8299557235767" calcext:value-type="float">
            <text:p>97</text:p>
          </table:table-cell>
          <table:table-cell table:formula="of:=([Extrapolation.I51]/([Extrapolation.D51]*[Extrapolation.C51]) * ([Extrapolation.C61]*[Extrapolation.D61]) * [Extrapolation.F61]) /[Extrapolation.F51]" office:value-type="float" office:value="7552.73654643898" calcext:value-type="float">
            <text:p>7553</text:p>
          </table:table-cell>
          <table:table-cell table:style-name="ce27" table:formula="of:=([.H61]/8.1151602321/([.C61]*31.1764929577))" office:value-type="percentage" office:value="0.0239202322183017" calcext:value-type="percentage">
            <text:p>2.3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27" table:formula="of:=[.C62]/[.D62]" office:value-type="percentage" office:value="0.0144699851165867" calcext:value-type="percentage">
            <text:p>1.45%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Extrapolation.I62]/[Extrapolation.G62]" office:value-type="float" office:value="146.22641509434" calcext:value-type="float">
            <text:p>146</text:p>
          </table:table-cell>
          <table:table-cell table:style-name="ce57" office:value-type="float" office:value="7750" calcext:value-type="float">
            <text:p>7750</text:p>
          </table:table-cell>
          <table:table-cell table:style-name="ce27" table:formula="of:=([.H62]/8.1151602321/([.C62]*31.1764929577))" office:value-type="percentage" office:value="0.0330265664291298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27" table:formula="of:=[.C63]/[.D63]" office:value-type="percentage" office:value="0.0157845868152275" calcext:value-type="percentage">
            <text:p>1.58%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Extrapolation.I63]/[Extrapolation.G63]" office:value-type="float" office:value="148.094068245374" calcext:value-type="float">
            <text:p>148</text:p>
          </table:table-cell>
          <table:table-cell table:formula="of:=([Extrapolation.I53]/([Extrapolation.D53]*[Extrapolation.C53]) * ([Extrapolation.C63]*[Extrapolation.D63]) * [Extrapolation.F63]) /[Extrapolation.F53]" office:value-type="float" office:value="8293.26782174094" calcext:value-type="float">
            <text:p>8293</text:p>
          </table:table-cell>
          <table:table-cell table:style-name="ce27" table:formula="of:=([.H63]/8.1151602321/([.C63]*31.1764929577))" office:value-type="percentage" office:value="0.034432169149318" calcext:value-type="percentage">
            <text:p>3.4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27" table:formula="of:=[.C64]/[.D64]" office:value-type="percentage" office:value="0.0186274509803922" calcext:value-type="percentage">
            <text:p>1.86%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Extrapolation.I64]/[Extrapolation.G64]" office:value-type="float" office:value="122.996753759924" calcext:value-type="float">
            <text:p>123</text:p>
          </table:table-cell>
          <table:table-cell table:formula="of:=([Extrapolation.I52]/([Extrapolation.D52]*[Extrapolation.C52]) * ([Extrapolation.C64]*[Extrapolation.D64]) * [Extrapolation.F64]) /[Extrapolation.F52]" office:value-type="float" office:value="8609.77276319469" calcext:value-type="float">
            <text:p>8610</text:p>
          </table:table-cell>
          <table:table-cell table:style-name="ce27" table:formula="of:=([.H64]/8.1151602321/([.C64]*31.1764929577))" office:value-type="percentage" office:value="0.0255867831943603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http://orion.math.iastate.edu/jdhsmith/term/slgblyr.htm</text:p>
          </table:table-cell>
          <table:table-cell table:number-columns-repeated="101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65]/[.D65]" office:value-type="string" office:string-value="" calcext:value-type="error">
            <text:p>#VALUE!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57" office:value-type="float" office:value="35" calcext:value-type="float">
            <text:p>35</text:p>
          </table:table-cell>
          <table:table-cell table:style-name="ce58" table:formula="of:=[Extrapolation.H65]*[Extrapolation.G65]" office:value-type="float" office:value="595" calcext:value-type="float">
            <text:p>595</text:p>
          </table:table-cell>
          <table:table-cell table:style-name="ce27" table:formula="of:=([.H65]/8.1151602321/([.C65]*31.1764929577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number-columns-repeated="2" table:style-name="ce18" office:value-type="string" calcext:value-type="string">
            <text:p>Not available</text:p>
          </table:table-cell>
          <table:table-cell table:style-name="ce27" table:formula="of:=[.C66]/[.D66]" office:value-type="string" office:string-value="" calcext:value-type="error">
            <text:p>#VALUE!</text:p>
          </table:table-cell>
          <table:table-cell table:style-name="ce7" office:value-type="float" office:value="90" calcext:value-type="float">
            <text:p>90</text:p>
          </table:table-cell>
          <table:table-cell table:style-name="ce42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9" table:formula="of:=([Extrapolation.I75]/([Extrapolation.D75]*[Extrapolation.C75]) * ([Extrapolation.C66]*[Extrapolation.D66]) * [Extrapolation.F66]) /[Extrapolation.F75]" office:value-type="string" office:string-value="" calcext:value-type="error">
            <text:p>#VALUE!</text:p>
          </table:table-cell>
          <table:table-cell table:style-name="ce27" table:formula="of:=([.H66]/8.1151602321/([.C66]*31.1764929577)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1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27" table:formula="of:=[.C67]/[.D67]" office:value-type="percentage" office:value="0.0133282559025133" calcext:value-type="percentage">
            <text:p>1.33%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Extrapolation.I67]/[Extrapolation.G67]" office:value-type="float" office:value="204.160014103515" calcext:value-type="float">
            <text:p>204</text:p>
          </table:table-cell>
          <table:table-cell table:formula="of:=([Extrapolation.I52]/([Extrapolation.D52]*[Extrapolation.C52]) * ([Extrapolation.C67]*[Extrapolation.D67]) * [Extrapolation.F67]) /[Extrapolation.F52]" office:value-type="float" office:value="10208.0007051757" calcext:value-type="float">
            <text:p>10208</text:p>
          </table:table-cell>
          <table:table-cell table:style-name="ce27" table:formula="of:=([.H67]/8.1151602321/([.C67]*31.1764929577))" office:value-type="percentage" office:value="0.0461113969292873" calcext:value-type="percentage">
            <text:p>4.61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1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27" table:formula="of:=[.C68]/[.D68]" office:value-type="percentage" office:value="0.0147186147186147" calcext:value-type="percentage">
            <text:p>1.47%</text:p>
          </table:table-cell>
          <table:table-cell table:style-name="ce8" office:value-type="float" office:value="150" calcext:value-type="float">
            <text:p>150</text:p>
          </table:table-cell>
          <table:table-cell table:style-name="ce41" office:value-type="float" office:value="56" calcext:value-type="float">
            <text:p>56</text:p>
          </table:table-cell>
          <table:table-cell table:style-name="ce53" table:formula="of:=[Extrapolation.I68]/[Extrapolation.G68]" office:value-type="float" office:value="158.819543940025" calcext:value-type="float">
            <text:p>159</text:p>
          </table:table-cell>
          <table:table-cell table:style-name="ce53" table:formula="of:=([Extrapolation.I63]/([Extrapolation.D63]*[Extrapolation.C63]) * ([Extrapolation.C68]*[Extrapolation.D68]) * [Extrapolation.F68]) /[Extrapolation.F63]" office:value-type="float" office:value="8893.8944606414" calcext:value-type="float">
            <text:p>8894</text:p>
          </table:table-cell>
          <table:table-cell table:style-name="ce27" table:formula="of:=([.H68]/8.1151602321/([.C68]*31.1764929577))" office:value-type="percentage" office:value="0.0369258638509399" calcext:value-type="percentage">
            <text:p>3.6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7" office:value-type="string" calcext:value-type="string">
            <text:p>http://orion.math.iastate.edu/jdhsmith/term/slgblbsc.htm</text:p>
          </table:table-cell>
          <table:table-cell table:style-name="ce8" table:number-columns-repeated="101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27" table:formula="of:=[.C69]/[.D69]" office:value-type="percentage" office:value="0.0133282559025133" calcext:value-type="percentage">
            <text:p>1.33%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Extrapolation.I69]/[Extrapolation.G69]" office:value-type="float" office:value="149.447020408163" calcext:value-type="float">
            <text:p>149</text:p>
          </table:table-cell>
          <table:table-cell table:formula="of:=([Extrapolation.I53]/([Extrapolation.D53]*[Extrapolation.C53]) * ([Extrapolation.C69]*[Extrapolation.D69]) * [Extrapolation.F69]) /[Extrapolation.F53]" office:value-type="float" office:value="9714.05632653061" calcext:value-type="float">
            <text:p>9714</text:p>
          </table:table-cell>
          <table:table-cell table:style-name="ce27" table:formula="of:=([.H69]/8.1151602321/([.C69]*31.1764929577))" office:value-type="percentage" office:value="0.0337539694449966" calcext:value-type="percentage">
            <text:p>3.3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000" calcext:value-type="float">
            <text:p>1000</text:p>
          </table:table-cell>
          <table:table-cell table:style-name="ce27" table:formula="of:=[.C70]/[.D70]" office:value-type="percentage" office:value="0.016" calcext:value-type="percentage">
            <text:p>1.60%</text:p>
          </table:table-cell>
          <table:table-cell table:style-name="ce16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Extrapolation.I70]/[Extrapolation.G70]" office:value-type="float" office:value="106.092112357035" calcext:value-type="float">
            <text:p>106</text:p>
          </table:table-cell>
          <table:table-cell table:formula="of:=([Extrapolation.I52]/([Extrapolation.D52]*[Extrapolation.C52]) * ([Extrapolation.C70]*[Extrapolation.D70]) * [Extrapolation.F70]) /[Extrapolation.F52]" office:value-type="float" office:value="7108.17152792131" calcext:value-type="float">
            <text:p>7108</text:p>
          </table:table-cell>
          <table:table-cell table:style-name="ce27" table:formula="of:=([.H70]/8.1151602321/([.C70]*31.1764929577))" office:value-type="percentage" office:value="0.0262082941704012" calcext:value-type="percentage">
            <text:p>2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http://en.wikipedia.org/wiki/Midland_Railway_1377_Class</text:p>
          </table:table-cell>
          <table:table-cell table:number-columns-repeated="101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9" office:value-type="float" office:value="5.17" calcext:value-type="float">
            <text:p>5.17</text:p>
          </table:table-cell>
          <table:table-cell table:style-name="ce19" office:value-type="float" office:value="116" calcext:value-type="float">
            <text:p>116</text:p>
          </table:table-cell>
          <table:table-cell table:style-name="ce27" table:formula="of:=[.C71]/[.D71]" office:value-type="percentage" office:value="0.0445689655172414" calcext:value-type="percentage">
            <text:p>4.46%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12" calcext:value-type="float">
            <text:p>12</text:p>
          </table:table-cell>
          <table:table-cell table:style-name="ce59" table:formula="of:=[Extrapolation.I71]/[Extrapolation.G71]" office:value-type="float" office:value="4.00329888027563" calcext:value-type="float">
            <text:p>4</text:p>
          </table:table-cell>
          <table:table-cell table:style-name="ce59" table:formula="of:=([Extrapolation.I80]/([Extrapolation.D80]*[Extrapolation.C80]) * ([Extrapolation.C71]*[Extrapolation.D71]) * [Extrapolation.F71]) /[Extrapolation.F80]" office:value-type="float" office:value="48.0395865633075" calcext:value-type="float">
            <text:p>48</text:p>
          </table:table-cell>
          <table:table-cell table:style-name="ce27" table:formula="of:=([.H71]/8.1151602321/([.C71]*31.1764929577))" office:value-type="percentage" office:value="0.00306057560905261" calcext:value-type="percentage">
            <text:p>0.3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Gladwin (vol. 1) pp. 64-5 Gladwin (vol. 3) pp. 199-202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9" office:value-type="float" office:value="3.7" calcext:value-type="float">
            <text:p>3.7</text:p>
          </table:table-cell>
          <table:table-cell table:style-name="ce19" office:value-type="float" office:value="169" calcext:value-type="float">
            <text:p>169</text:p>
          </table:table-cell>
          <table:table-cell table:style-name="ce27" table:formula="of:=[.C72]/[.D72]" office:value-type="percentage" office:value="0.0218934911242604" calcext:value-type="percentage">
            <text:p>2.19%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7" calcext:value-type="float">
            <text:p>7</text:p>
          </table:table-cell>
          <table:table-cell table:style-name="ce59" table:formula="of:=[Extrapolation.I72]/[Extrapolation.G72]" office:value-type="float" office:value="6.46304909560724" calcext:value-type="float">
            <text:p>6</text:p>
          </table:table-cell>
          <table:table-cell table:style-name="ce59" table:formula="of:=([Extrapolation.I80]/([Extrapolation.D80]*[Extrapolation.C80]) * ([Extrapolation.C72]*[Extrapolation.D72]) * [Extrapolation.F72]) /[Extrapolation.F80]" office:value-type="float" office:value="45.2413436692506" calcext:value-type="float">
            <text:p>45</text:p>
          </table:table-cell>
          <table:table-cell table:style-name="ce27" table:formula="of:=([.H72]/8.1151602321/([.C72]*31.1764929577))" office:value-type="percentage" office:value="0.00690416833721768" calcext:value-type="percentage">
            <text:p>0.6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Gladwin (vol. 3) p. 23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000" calcext:value-type="float">
            <text:p>1000</text:p>
          </table:table-cell>
          <table:table-cell table:style-name="ce27" table:formula="of:=[.C73]/[.D73]" office:value-type="percentage" office:value="0.016" calcext:value-type="percentage">
            <text:p>1.60%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42" calcext:value-type="float">
            <text:p>42</text:p>
          </table:table-cell>
          <table:table-cell table:style-name="ce59" table:formula="of:=[Extrapolation.I73]/[Extrapolation.G73]" office:value-type="float" office:value="167.840811957549" calcext:value-type="float">
            <text:p>168</text:p>
          </table:table-cell>
          <table:table-cell table:style-name="ce59" table:formula="of:=([Extrapolation.I81]/([Extrapolation.D81]*[Extrapolation.C81]) * ([Extrapolation.C73]*[Extrapolation.D73]) * [Extrapolation.F73]) /[Extrapolation.F81]" office:value-type="float" office:value="7049.31410221707" calcext:value-type="float">
            <text:p>7049</text:p>
          </table:table-cell>
          <table:table-cell table:style-name="ce27" table:formula="of:=([.H73]/8.1151602321/([.C73]*31.1764929577))" office:value-type="percentage" office:value="0.0414622847623108" calcext:value-type="percentage">
            <text:p>4.1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met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27" table:formula="of:=[.C74]/[.D74]" office:value-type="percentage" office:value="0.0157407407407407" calcext:value-type="percentage">
            <text:p>1.57%</text:p>
          </table:table-cell>
          <table:table-cell table:style-name="ce7" office:value-type="float" office:value="140" calcext:value-type="float">
            <text:p>140</text:p>
          </table:table-cell>
          <table:table-cell table:style-name="ce42" office:value-type="float" office:value="64" calcext:value-type="float">
            <text:p>64</text:p>
          </table:table-cell>
          <table:table-cell table:style-name="ce59" table:formula="of:=[Extrapolation.I74]/[Extrapolation.G74]" office:value-type="float" office:value="127.447294192027" calcext:value-type="float">
            <text:p>127</text:p>
          </table:table-cell>
          <table:table-cell table:style-name="ce59" table:formula="of:=([Extrapolation.I52]/([Extrapolation.D52]*[Extrapolation.C52]) * ([Extrapolation.C74]*[Extrapolation.D74]) * [Extrapolation.F74]) /[Extrapolation.F52]" office:value-type="float" office:value="8156.6268282897" calcext:value-type="float">
            <text:p>8157</text:p>
          </table:table-cell>
          <table:table-cell table:style-name="ce27" table:formula="of:=([.H74]/8.1151602321/([.C74]*31.1764929577))" office:value-type="percentage" office:value="0.0296317525964099" calcext:value-type="percentage">
            <text:p>2.9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orion.math.iastate.edu/jdhsmith/term/slgbln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27" table:formula="of:=[.C75]/[.D75]" office:value-type="percentage" office:value="0.0146562371346233" calcext:value-type="percentage">
            <text:p>1.47%</text:p>
          </table:table-cell>
          <table:table-cell table:style-name="ce7" office:value-type="float" office:value="140" calcext:value-type="float">
            <text:p>140</text:p>
          </table:table-cell>
          <table:table-cell table:style-name="ce42" office:value-type="float" office:value="54" calcext:value-type="float">
            <text:p>54</text:p>
          </table:table-cell>
          <table:table-cell table:style-name="ce59" table:formula="of:=[Extrapolation.I75]/[Extrapolation.G75]" office:value-type="float" office:value="113.826046598338" calcext:value-type="float">
            <text:p>114</text:p>
          </table:table-cell>
          <table:table-cell table:style-name="ce59" table:formula="of:=([Extrapolation.I52]/([Extrapolation.D52]*[Extrapolation.C52]) * ([Extrapolation.C75]*[Extrapolation.D75]) * [Extrapolation.F75]) /[Extrapolation.F52]" office:value-type="float" office:value="6146.60651631023" calcext:value-type="float">
            <text:p>6147</text:p>
          </table:table-cell>
          <table:table-cell table:style-name="ce27" table:formula="of:=([.H75]/8.1151602321/([.C75]*31.1764929577))" office:value-type="percentage" office:value="0.0315941956901748" calcext:value-type="percentage">
            <text:p>3.1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Ahrons p. 219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27" table:formula="of:=[.C76]/[.D76]" office:value-type="percentage" office:value="0.0158139534883721" calcext:value-type="percentage">
            <text:p>1.58%</text:p>
          </table:table-cell>
          <table:table-cell table:style-name="ce7" office:value-type="float" office:value="140" calcext:value-type="float">
            <text:p>140</text:p>
          </table:table-cell>
          <table:table-cell table:style-name="ce42" office:value-type="float" office:value="74" calcext:value-type="float">
            <text:p>74</text:p>
          </table:table-cell>
          <table:table-cell table:style-name="ce59" table:formula="of:=[Extrapolation.I76]/[Extrapolation.G76]" office:value-type="float" office:value="109.714387392535" calcext:value-type="float">
            <text:p>110</text:p>
          </table:table-cell>
          <table:table-cell table:style-name="ce59" table:formula="of:=([Extrapolation.I52]/([Extrapolation.D52]*[Extrapolation.C52]) * ([Extrapolation.C76]*[Extrapolation.D76]) * [Extrapolation.F76]) /[Extrapolation.F52]" office:value-type="float" office:value="8118.86466704762" calcext:value-type="float">
            <text:p>8119</text:p>
          </table:table-cell>
          <table:table-cell table:style-name="ce27" table:formula="of:=([.H76]/8.1151602321/([.C76]*31.1764929577))" office:value-type="percentage" office:value="0.0255088160489614" calcext:value-type="percentage">
            <text:p>2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orion.math.iastate.edu/jdhsmith/term/slgbln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7" calcext:value-type="float">
            <text:p>107</text:p>
          </table:table-cell>
          <table:table-cell table:style-name="ce27" table:formula="of:=[.C77]/[.D77]" office:value-type="percentage" office:value="0.0467289719626168" calcext:value-type="percentage">
            <text:p>4.67%</text:p>
          </table:table-cell>
          <table:table-cell table:style-name="ce20" office:value-type="float" office:value="150" calcext:value-type="float">
            <text:p>150</text:p>
          </table:table-cell>
          <table:table-cell table:style-name="ce42" office:value-type="float" office:value="9" calcext:value-type="float">
            <text:p>9</text:p>
          </table:table-cell>
          <table:table-cell table:style-name="ce59" table:formula="of:=[Extrapolation.I77]/[Extrapolation.G77]" office:value-type="float" office:value="4.60809646856159" calcext:value-type="float">
            <text:p>5</text:p>
          </table:table-cell>
          <table:table-cell table:style-name="ce59" table:formula="of:=([Extrapolation.I80]/([Extrapolation.D80]*[Extrapolation.C80]) * ([Extrapolation.C77]*[Extrapolation.D77]) * [Extrapolation.F77]) /[Extrapolation.F80]" office:value-type="float" office:value="41.4728682170543" calcext:value-type="float">
            <text:p>41</text:p>
          </table:table-cell>
          <table:table-cell table:style-name="ce27" table:formula="of:=([.H77]/8.1151602321/([.C77]*31.1764929577))" office:value-type="percentage" office:value="0.00364273181500144" calcext:value-type="percentage">
            <text:p>0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27" table:formula="of:=[.C78]/[.D78]" office:value-type="percentage" office:value="0.014" calcext:value-type="percentage">
            <text:p>1.40%</text:p>
          </table:table-cell>
          <table:table-cell table:style-name="ce7" office:value-type="float" office:value="150" calcext:value-type="float">
            <text:p>150</text:p>
          </table:table-cell>
          <table:table-cell table:style-name="ce42" office:value-type="float" office:value="63" calcext:value-type="float">
            <text:p>63</text:p>
          </table:table-cell>
          <table:table-cell table:style-name="ce59" table:formula="of:=[Extrapolation.I78]/[Extrapolation.G78]" office:value-type="float" office:value="226.480633069554" calcext:value-type="float">
            <text:p>226</text:p>
          </table:table-cell>
          <table:table-cell table:style-name="ce59" table:formula="of:=([Extrapolation.I53]/([Extrapolation.D53]*[Extrapolation.C53]) * ([Extrapolation.C78]*[Extrapolation.D78]) * [Extrapolation.F78]) /[Extrapolation.F53]" office:value-type="float" office:value="14268.2798833819" calcext:value-type="float">
            <text:p>14268</text:p>
          </table:table-cell>
          <table:table-cell table:style-name="ce27" table:formula="of:=([.H78]/8.1151602321/([.C78]*31.1764929577))" office:value-type="percentage" office:value="0.0426272598567849" calcext:value-type="percentage">
            <text:p>4.2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27" table:formula="of:=[.C79]/[.D79]" office:value-type="percentage" office:value="0.0147912243453645" calcext:value-type="percentage">
            <text:p>1.48%</text:p>
          </table:table-cell>
          <table:table-cell table:style-name="ce7" office:value-type="float" office:value="150" calcext:value-type="float">
            <text:p>150</text:p>
          </table:table-cell>
          <table:table-cell table:style-name="ce42" office:value-type="float" office:value="82" calcext:value-type="float">
            <text:p>82</text:p>
          </table:table-cell>
          <table:table-cell table:style-name="ce59" table:formula="of:=[Extrapolation.I79]/[Extrapolation.G79]" office:value-type="float" office:value="163.130685649272" calcext:value-type="float">
            <text:p>163</text:p>
          </table:table-cell>
          <table:table-cell table:style-name="ce59" table:formula="of:=([Extrapolation.I51]/([Extrapolation.D51]*[Extrapolation.C51]) * ([Extrapolation.C79]*[Extrapolation.D79]) * [Extrapolation.F79]) /[Extrapolation.F51]" office:value-type="float" office:value="13376.7162232403" calcext:value-type="float">
            <text:p>13377</text:p>
          </table:table-cell>
          <table:table-cell table:style-name="ce27" table:formula="of:=([.H79]/8.1151602321/([.C79]*31.1764929577))" office:value-type="percentage" office:value="0.0308506995543995" calcext:value-type="percentage">
            <text:p>3.0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en.wikipedia.org/wiki/LB%26SCR_C1_class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26" table:formula="of:=[.C80]/[.D80]" office:value-type="percentage" office:value="0.0465116279069768" calcext:value-type="percentage">
            <text:p>4.65%</text:p>
          </table:table-cell>
          <table:table-cell table:style-name="ce5" office:value-type="float" office:value="160" calcext:value-type="float">
            <text:p>160</text:p>
          </table:table-cell>
          <table:table-cell table:style-name="ce37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Extrapolation.H80]*[Extrapolation.G80]" office:value-type="float" office:value="64" calcext:value-type="float">
            <text:p>64</text:p>
          </table:table-cell>
          <table:table-cell table:style-name="ce26" table:formula="of:=([.H80]/8.1151602321/([.C80]*31.1764929577))" office:value-type="percentage" office:value="0.00263502282692627" calcext:value-type="percentage">
            <text:p>0.2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Gladwin (vol. 1) pp. 64-5 Gladwin (vol. 3) pp. 199-202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260" calcext:value-type="float">
            <text:p>1260</text:p>
          </table:table-cell>
          <table:table-cell table:style-name="ce27" table:formula="of:=[.C81]/[.D81]" office:value-type="percentage" office:value="0.0142857142857143" calcext:value-type="percentage">
            <text:p>1.43%</text:p>
          </table:table-cell>
          <table:table-cell table:style-name="ce7" office:value-type="float" office:value="160" calcext:value-type="float">
            <text:p>160</text:p>
          </table:table-cell>
          <table:table-cell table:style-name="ce43" office:value-type="float" office:value="58" calcext:value-type="float">
            <text:p>58</text:p>
          </table:table-cell>
          <table:table-cell table:style-name="ce59" table:formula="of:=[Extrapolation.I81]/[Extrapolation.G81]" office:value-type="float" office:value="212.040376443346" calcext:value-type="float">
            <text:p>212</text:p>
          </table:table-cell>
          <table:table-cell table:style-name="ce59" table:formula="of:=([Extrapolation.I90]/([Extrapolation.D90]*[Extrapolation.C90]) * ([Extrapolation.C81]*[Extrapolation.D81]) * [Extrapolation.F81]) /[Extrapolation.F90]" office:value-type="float" office:value="12298.3418337141" calcext:value-type="float">
            <text:p>12298</text:p>
          </table:table-cell>
          <table:table-cell table:style-name="ce27" table:formula="of:=([.H81]/8.1151602321/([.C81]*31.1764929577))" office:value-type="percentage" office:value="0.0465609360131881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80" office:value-type="string" calcext:value-type="string">
            <text:p>http://orion.math.iastate.edu/jdhsmith/term/slgbm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8" office:value-type="string" calcext:value-type="string">
            <text:p>Not available</text:p>
          </table:table-cell>
          <table:table-cell table:style-name="ce27" table:formula="of:=[.C82]/[.D82]" office:value-type="string" office:string-value="" calcext:value-type="error">
            <text:p>#VALUE!</text:p>
          </table:table-cell>
          <table:table-cell table:style-name="ce7" office:value-type="float" office:value="140" calcext:value-type="float">
            <text:p>140</text:p>
          </table:table-cell>
          <table:table-cell table:style-name="ce39" office:value-type="float" office:value="20" calcext:value-type="float">
            <text:p>20</text:p>
          </table:table-cell>
          <table:table-cell table:style-name="ce59" table:formula="of:=[Extrapolation.I82]/[Extrapolation.G82]" office:value-type="float" office:value="10.5" calcext:value-type="float">
            <text:p>11</text:p>
          </table:table-cell>
          <table:table-cell table:style-name="ce58" office:value-type="float" office:value="210" calcext:value-type="float">
            <text:p>210</text:p>
          </table:table-cell>
          <table:table-cell table:style-name="ce27" table:formula="of:=([.H82]/8.1151602321/([.C82]*31.1764929577)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0" office:value-type="string" calcext:value-type="string">
            <text:p>http://en.wikipedia.org/wiki/Dinorwic_Alice_Class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9" office:value-type="float" office:value="8.8" calcext:value-type="float">
            <text:p>8.8</text:p>
          </table:table-cell>
          <table:table-cell table:style-name="ce19" office:value-type="float" office:value="150" calcext:value-type="float">
            <text:p>150</text:p>
          </table:table-cell>
          <table:table-cell table:style-name="ce27" table:formula="of:=[.C83]/[.D83]" office:value-type="percentage" office:value="0.0586666666666667" calcext:value-type="percentage">
            <text:p>5.87%</text:p>
          </table:table-cell>
          <table:table-cell table:style-name="ce20" office:value-type="float" office:value="160" calcext:value-type="float">
            <text:p>160</text:p>
          </table:table-cell>
          <table:table-cell table:style-name="ce43" office:value-type="float" office:value="18" calcext:value-type="float">
            <text:p>18</text:p>
          </table:table-cell>
          <table:table-cell table:style-name="ce59" table:formula="of:=[Extrapolation.I83]/[Extrapolation.G83]" office:value-type="float" office:value="6.06373815676141" calcext:value-type="float">
            <text:p>6</text:p>
          </table:table-cell>
          <table:table-cell table:style-name="ce59" table:formula="of:=([Extrapolation.I80]/([Extrapolation.D80]*[Extrapolation.C80]) * ([Extrapolation.C83]*[Extrapolation.D83]) * [Extrapolation.F83]) /[Extrapolation.F80]" office:value-type="float" office:value="109.147286821705" calcext:value-type="float">
            <text:p>109</text:p>
          </table:table-cell>
          <table:table-cell table:style-name="ce27" table:formula="of:=([.H83]/8.1151602321/([.C83]*31.1764929577))" office:value-type="percentage" office:value="0.00272353780560855" calcext:value-type="percentage">
            <text:p>0.2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Gladwin (vol. 1) pp. 64-5 Gladwin (vol. 3) pp. 199-202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26" table:formula="of:=[.C84]/[.D84]" office:value-type="percentage" office:value="0.0158139534883721" calcext:value-type="percentage">
            <text:p>1.58%</text:p>
          </table:table-cell>
          <table:table-cell table:style-name="ce5" office:value-type="float" office:value="150" calcext:value-type="float">
            <text:p>150</text:p>
          </table:table-cell>
          <table:table-cell table:style-name="ce37" office:value-type="float" office:value="49" calcext:value-type="float">
            <text:p>49</text:p>
          </table:table-cell>
          <table:table-cell table:style-name="ce51" office:value-type="float" office:value="233" calcext:value-type="float">
            <text:p>233</text:p>
          </table:table-cell>
          <table:table-cell table:style-name="ce51" table:formula="of:=[Extrapolation.H84]*[Extrapolation.G84]" office:value-type="float" office:value="11417" calcext:value-type="float">
            <text:p>11417</text:p>
          </table:table-cell>
          <table:table-cell table:style-name="ce26" table:formula="of:=([.H84]/8.1151602321/([.C84]*31.1764929577))" office:value-type="percentage" office:value="0.054172969294749" calcext:value-type="percentage">
            <text:p>5.4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orion.math.iastate.edu/jdhsmith/term/slgblnwr.htm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27" table:formula="of:=[.C85]/[.D85]" office:value-type="percentage" office:value="0.0161290322580645" calcext:value-type="percentage">
            <text:p>1.61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54" calcext:value-type="float">
            <text:p>54</text:p>
          </table:table-cell>
          <table:table-cell table:formula="of:=[Extrapolation.I85]/[Extrapolation.G85]" office:value-type="float" office:value="227.536606439273" calcext:value-type="float">
            <text:p>228</text:p>
          </table:table-cell>
          <table:table-cell table:formula="of:=((([Extrapolation.I51]/([Extrapolation.D51]*[Extrapolation.C51]) * ([Extrapolation.C85]*[Extrapolation.D85]) * [Extrapolation.F85]) /[Extrapolation.F51]) + (([Extrapolation.I52]/([Extrapolation.D52]*[Extrapolation.C52]) * ([Extrapolation.C85]*[Extrapolation.D85]) * [Extrapolation.F85]) /[Extrapolation.F52])) / 2" office:value-type="float" office:value="12286.9767477207" calcext:value-type="float">
            <text:p>12287</text:p>
          </table:table-cell>
          <table:table-cell table:style-name="ce27" table:formula="of:=([.H85]/8.1151602321/([.C85]*31.1764929577))" office:value-type="percentage" office:value="0.0449673113946617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mr.htm</text:p>
          </table:table-cell>
          <table:table-cell table:style-name="ce7" table:number-columns-repeated="101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075" calcext:value-type="float">
            <text:p>1075</text:p>
          </table:table-cell>
          <table:table-cell table:style-name="ce27" table:formula="of:=[.C86]/[.D86]" office:value-type="percentage" office:value="0.0158139534883721" calcext:value-type="percentage">
            <text:p>1.58%</text:p>
          </table:table-cell>
          <table:table-cell table:style-name="ce16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Extrapolation.I86]/[Extrapolation.G86]" office:value-type="float" office:value="207.581818181818" calcext:value-type="float">
            <text:p>208</text:p>
          </table:table-cell>
          <table:table-cell table:formula="of:=([Extrapolation.I84]/([Extrapolation.D84]*[Extrapolation.C84]) * ([Extrapolation.C86]*[Extrapolation.D86]) * [Extrapolation.F86]) /[Extrapolation.F84]" office:value-type="float" office:value="11417" calcext:value-type="float">
            <text:p>11417</text:p>
          </table:table-cell>
          <table:table-cell table:style-name="ce27" table:formula="of:=([.H86]/8.1151602321/([.C86]*31.1764929577))" office:value-type="percentage" office:value="0.0482631908262309" calcext:value-type="percentage">
            <text:p>4.83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6" office:value-type="float" office:value="14.24" calcext:value-type="float">
            <text:p>14.24</text:p>
          </table:table-cell>
          <table:table-cell table:style-name="ce16" office:value-type="float" office:value="971.6" calcext:value-type="float">
            <text:p>971.6</text:p>
          </table:table-cell>
          <table:table-cell table:style-name="ce27" table:formula="of:=[.C87]/[.D87]" office:value-type="percentage" office:value="0.0146562371346233" calcext:value-type="percentage">
            <text:p>1.47%</text:p>
          </table:table-cell>
          <table:table-cell table:style-name="ce16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Extrapolation.I87]/[Extrapolation.G87]" office:value-type="float" office:value="164.335064060538" calcext:value-type="float">
            <text:p>164</text:p>
          </table:table-cell>
          <table:table-cell table:formula="of:=((([Extrapolation.I84]/([Extrapolation.D84]*[Extrapolation.C84]) * ([Extrapolation.C87]*[Extrapolation.D87]) * [Extrapolation.F87]) /[Extrapolation.F84]) + (([Extrapolation.I52]/([Extrapolation.D52]*[Extrapolation.C52]) * ([Extrapolation.C87]*[Extrapolation.D87])))) / 2" office:value-type="float" office:value="7395.0778827242" calcext:value-type="float">
            <text:p>7395</text:p>
          </table:table-cell>
          <table:table-cell table:style-name="ce27" table:formula="of:=([.H87]/8.1151602321/([.C87]*31.1764929577))" office:value-type="percentage" office:value="0.0456137617693724" calcext:value-type="percentage">
            <text:p>4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88]/[.D88]" office:value-type="string" office:string-value="" calcext:value-type="error">
            <text:p>#VALUE!</text:p>
          </table:table-cell>
          <table:table-cell table:style-name="ce33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Extrapolation.I88]/[Extrapolation.G88]" office:value-type="float" office:value="150.684931506849" calcext:value-type="float">
            <text:p>151</text:p>
          </table:table-cell>
          <table:table-cell table:style-name="ce57" office:value-type="float" office:value="11000" calcext:value-type="float">
            <text:p>11000</text:p>
          </table:table-cell>
          <table:table-cell table:style-name="ce27" table:formula="of:=([.H88]/8.1151602321/([.C88]*31.1764929577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http://en.wikipedia.org/wiki/Midland_Railway_Johnson_0-6-0</text:p>
          </table:table-cell>
          <table:table-cell table:number-columns-repeated="101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22.5" calcext:value-type="float">
            <text:p>922.5</text:p>
          </table:table-cell>
          <table:table-cell table:style-name="ce27" table:formula="of:=[.C89]/[.D89]" office:value-type="percentage" office:value="0.0173441734417344" calcext:value-type="percentage">
            <text:p>1.73%</text:p>
          </table:table-cell>
          <table:table-cell table:style-name="ce33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Extrapolation.I89]/[Extrapolation.G89]" office:value-type="float" office:value="127.128621147501" calcext:value-type="float">
            <text:p>127</text:p>
          </table:table-cell>
          <table:table-cell table:formula="of:=((([Extrapolation.I84]/([Extrapolation.D84]*[Extrapolation.C84]) * ([Extrapolation.C89]*[Extrapolation.D89]) * [Extrapolation.F89]) /[Extrapolation.F85]) + (([Extrapolation.I84]/([Extrapolation.D84]*[Extrapolation.C84]) * ([Extrapolation.C89]*[Extrapolation.D89])))) / 2" office:value-type="float" office:value="8644.7462380301" calcext:value-type="float">
            <text:p>8645</text:p>
          </table:table-cell>
          <table:table-cell table:style-name="ce27" table:formula="of:=([.H89]/8.1151602321/([.C89]*31.1764929577))" office:value-type="percentage" office:value="0.031405014251187" calcext:value-type="percentage">
            <text:p>3.1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http://en.wikipedia.org/wiki/SER_Q_class</text:p>
          </table:table-cell>
          <table:table-cell table:number-columns-repeated="101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27" table:formula="of:=[.C90]/[.D90]" office:value-type="percentage" office:value="0.0141196013289037" calcext:value-type="percentage">
            <text:p>1.41%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Extrapolation.I90]/[Extrapolation.G90]" office:value-type="float" office:value="132.500601650337" calcext:value-type="float">
            <text:p>133</text:p>
          </table:table-cell>
          <table:table-cell table:formula="of:=((([Extrapolation.I86]/([Extrapolation.D86]*[Extrapolation.C86]) * ([Extrapolation.C90]*[Extrapolation.D90]) * [Extrapolation.F90]) /[Extrapolation.F86]) + (([Extrapolation.I52]/([Extrapolation.D52]*[Extrapolation.C52]) * ([Extrapolation.C90]*[Extrapolation.D90])))) / 2" office:value-type="float" office:value="11792.55354688" calcext:value-type="float">
            <text:p>11793</text:p>
          </table:table-cell>
          <table:table-cell table:style-name="ce27" table:formula="of:=([.H90]/8.1151602321/([.C90]*31.1764929577))" office:value-type="percentage" office:value="0.0308066567585385" calcext:value-type="percentage">
            <text:p>3.0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27" table:formula="of:=[.C91]/[.D91]" office:value-type="percentage" office:value="0.0141196013289037" calcext:value-type="percentage">
            <text:p>1.41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78" calcext:value-type="float">
            <text:p>78</text:p>
          </table:table-cell>
          <table:table-cell table:style-name="ce59" table:formula="of:=[Extrapolation.I91]/[Extrapolation.G91]" office:value-type="float" office:value="145.72321197265" calcext:value-type="float">
            <text:p>146</text:p>
          </table:table-cell>
          <table:table-cell table:style-name="ce59" table:formula="of:=([Extrapolation.I76]/([Extrapolation.D76]*[Extrapolation.C76]) * ([Extrapolation.C91]*[Extrapolation.D91]) * [Extrapolation.F91]) /[Extrapolation.F76]" office:value-type="float" office:value="11366.4105338667" calcext:value-type="float">
            <text:p>11366</text:p>
          </table:table-cell>
          <table:table-cell table:style-name="ce27" table:formula="of:=([.H91]/8.1151602321/([.C91]*31.1764929577))" office:value-type="percentage" office:value="0.0338809402906719" calcext:value-type="percentage">
            <text:p>3.3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27" table:formula="of:=[.C92]/[.D92]" office:value-type="percentage" office:value="0.0163265306122449" calcext:value-type="percentage">
            <text:p>1.63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66" calcext:value-type="float">
            <text:p>66</text:p>
          </table:table-cell>
          <table:table-cell table:style-name="ce59" table:formula="of:=[Extrapolation.I92]/[Extrapolation.G92]" office:value-type="float" office:value="201.291603151886" calcext:value-type="float">
            <text:p>201</text:p>
          </table:table-cell>
          <table:table-cell table:style-name="ce59" table:formula="of:=([Extrapolation.I90]/([Extrapolation.D90]*[Extrapolation.C90]) * ([Extrapolation.C92]*[Extrapolation.D92]) * [Extrapolation.F92]) /[Extrapolation.F90]" office:value-type="float" office:value="13285.2458080245" calcext:value-type="float">
            <text:p>13285</text:p>
          </table:table-cell>
          <table:table-cell table:style-name="ce27" table:formula="of:=([.H92]/8.1151602321/([.C92]*31.1764929577))" office:value-type="percentage" office:value="0.0397805976880353" calcext:value-type="percentage">
            <text:p>3.9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m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27" table:formula="of:=[.C93]/[.D93]" office:value-type="percentage" office:value="0.0156895127993394" calcext:value-type="percentage">
            <text:p>1.57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80" calcext:value-type="float">
            <text:p>80</text:p>
          </table:table-cell>
          <table:table-cell table:style-name="ce59" table:formula="of:=[Extrapolation.I93]/[Extrapolation.G93]" office:value-type="float" office:value="138.96247696793" calcext:value-type="float">
            <text:p>139</text:p>
          </table:table-cell>
          <table:table-cell table:style-name="ce59" table:formula="of:=([Extrapolation.I79]/([Extrapolation.D79]*[Extrapolation.C79]) * ([Extrapolation.C93]*[Extrapolation.D93]) * [Extrapolation.F93]) /[Extrapolation.F79]" office:value-type="float" office:value="11116.9981574344" calcext:value-type="float">
            <text:p>11117</text:p>
          </table:table-cell>
          <table:table-cell table:style-name="ce27" table:formula="of:=([.H93]/8.1151602321/([.C93]*31.1764929577))" office:value-type="percentage" office:value="0.0289081025444773" calcext:value-type="percentage">
            <text:p>2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27" table:formula="of:=[.C94]/[.D94]" office:value-type="percentage" office:value="0.0137313432835821" calcext:value-type="percentage">
            <text:p>1.37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109" calcext:value-type="float">
            <text:p>109</text:p>
          </table:table-cell>
          <table:table-cell table:style-name="ce59" table:formula="of:=[Extrapolation.I94]/[Extrapolation.G94]" office:value-type="float" office:value="257.60693741973" calcext:value-type="float">
            <text:p>258</text:p>
          </table:table-cell>
          <table:table-cell table:style-name="ce59" table:formula="of:=([Extrapolation.I84]/([Extrapolation.D84]*[Extrapolation.C84]) * ([Extrapolation.C94]*[Extrapolation.D94]) * [Extrapolation.F94]) /[Extrapolation.F84]" office:value-type="float" office:value="28079.1561787506" calcext:value-type="float">
            <text:p>28079</text:p>
          </table:table-cell>
          <table:table-cell table:style-name="ce27" table:formula="of:=([.H94]/8.1151602321/([.C94]*31.1764929577))" office:value-type="percentage" office:value="0.0442695756831885" calcext:value-type="percentage">
            <text:p>4.4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h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27" table:formula="of:=[.C95]/[.D95]" office:value-type="percentage" office:value="0.0140939597315436" calcext:value-type="percentage">
            <text:p>1.41%</text:p>
          </table:table-cell>
          <table:table-cell table:style-name="ce7" office:value-type="float" office:value="175" calcext:value-type="float">
            <text:p>175</text:p>
          </table:table-cell>
          <table:table-cell table:style-name="ce39" office:value-type="float" office:value="106" calcext:value-type="float">
            <text:p>106</text:p>
          </table:table-cell>
          <table:table-cell table:style-name="ce59" table:formula="of:=[Extrapolation.I95]/[Extrapolation.G95]" office:value-type="float" office:value="215.149877397207" calcext:value-type="float">
            <text:p>215</text:p>
          </table:table-cell>
          <table:table-cell table:style-name="ce59" table:formula="of:=([Extrapolation.I86]/([Extrapolation.D86]*[Extrapolation.C86]) * ([Extrapolation.C95]*[Extrapolation.D95]) * [Extrapolation.F95]) /[Extrapolation.F86]" office:value-type="float" office:value="22805.887004104" calcext:value-type="float">
            <text:p>22806</text:p>
          </table:table-cell>
          <table:table-cell table:style-name="ce27" table:formula="of:=([.H95]/8.1151602321/([.C95]*31.1764929577))" office:value-type="percentage" office:value="0.0404946312965736" calcext:value-type="percentage">
            <text:p>4.05%</text:p>
          </table:table-cell>
          <table:table-cell table:style-name="ce65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orion.math.iastate.edu/jdhsmith/term/slgbln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27" table:formula="of:=[.C96]/[.D96]" office:value-type="percentage" office:value="0.0157407407407407" calcext:value-type="percentage">
            <text:p>1.57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73" calcext:value-type="float">
            <text:p>73</text:p>
          </table:table-cell>
          <table:table-cell table:style-name="ce59" table:formula="of:=[Extrapolation.I96]/[Extrapolation.G96]" office:value-type="float" office:value="167.599668684294" calcext:value-type="float">
            <text:p>168</text:p>
          </table:table-cell>
          <table:table-cell table:style-name="ce59" table:formula="of:=([Extrapolation.I84]/([Extrapolation.D84]*[Extrapolation.C84]) * ([Extrapolation.C96]*[Extrapolation.D96]) * [Extrapolation.F96]) /[Extrapolation.F84]" office:value-type="float" office:value="12234.7758139535" calcext:value-type="float">
            <text:p>12235</text:p>
          </table:table-cell>
          <table:table-cell table:style-name="ce27" table:formula="of:=([.H96]/8.1151602321/([.C96]*31.1764929577))" office:value-type="percentage" office:value="0.0389672605383879" calcext:value-type="percentage">
            <text:p>3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orion.math.iastate.edu/jdhsmith/term/slgbln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27" table:formula="of:=[.C97]/[.D97]" office:value-type="percentage" office:value="0.0141579731743666" calcext:value-type="percentage">
            <text:p>1.42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63" calcext:value-type="float">
            <text:p>63</text:p>
          </table:table-cell>
          <table:table-cell table:style-name="ce59" table:formula="of:=[Extrapolation.I97]/[Extrapolation.G97]" office:value-type="float" office:value="195.548890819301" calcext:value-type="float">
            <text:p>196</text:p>
          </table:table-cell>
          <table:table-cell table:style-name="ce59" table:formula="of:=([Extrapolation.I79]/([Extrapolation.D79]*[Extrapolation.C79]) * ([Extrapolation.C97]*[Extrapolation.D97]) * [Extrapolation.F97]) /[Extrapolation.F79]" office:value-type="float" office:value="12319.580121616" calcext:value-type="float">
            <text:p>12320</text:p>
          </table:table-cell>
          <table:table-cell table:style-name="ce27" table:formula="of:=([.H97]/8.1151602321/([.C97]*31.1764929577))" office:value-type="percentage" office:value="0.0406796677175505" calcext:value-type="percentage">
            <text:p>4.0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27" table:formula="of:=[.C98]/[.D98]" office:value-type="percentage" office:value="0.017004048582996" calcext:value-type="percentage">
            <text:p>1.70%</text:p>
          </table:table-cell>
          <table:table-cell table:style-name="ce7" office:value-type="float" office:value="170" calcext:value-type="float">
            <text:p>170</text:p>
          </table:table-cell>
          <table:table-cell table:style-name="ce42" office:value-type="float" office:value="68" calcext:value-type="float">
            <text:p>68</text:p>
          </table:table-cell>
          <table:table-cell table:style-name="ce59" table:formula="of:=[Extrapolation.I98]/[Extrapolation.G98]" office:value-type="float" office:value="237.894595045867" calcext:value-type="float">
            <text:p>238</text:p>
          </table:table-cell>
          <table:table-cell table:style-name="ce59" table:formula="of:=((([Extrapolation.I84]/([Extrapolation.D84]*[Extrapolation.C84]) * ([Extrapolation.C98]*[Extrapolation.D98]) * [Extrapolation.F98]) /[Extrapolation.F84]) + (([Extrapolation.I52]/([Extrapolation.D52]*[Extrapolation.C52]) * ([Extrapolation.C98]*[Extrapolation.D98]) * [Extrapolation.F98]) /[Extrapolation.F52])) / 2" office:value-type="float" office:value="16176.8324631189" calcext:value-type="float">
            <text:p>16177</text:p>
          </table:table-cell>
          <table:table-cell table:style-name="ce27" table:formula="of:=([.H98]/8.1151602321/([.C98]*31.1764929577))" office:value-type="percentage" office:value="0.0447755491677315" calcext:value-type="percentage">
            <text:p>4.4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m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27" table:formula="of:=[.C99]/[.D99]" office:value-type="percentage" office:value="0.0141196013289037" calcext:value-type="percentage">
            <text:p>1.41%</text:p>
          </table:table-cell>
          <table:table-cell table:style-name="ce7" office:value-type="float" office:value="170" calcext:value-type="float">
            <text:p>170</text:p>
          </table:table-cell>
          <table:table-cell table:style-name="ce42" office:value-type="float" office:value="85" calcext:value-type="float">
            <text:p>85</text:p>
          </table:table-cell>
          <table:table-cell table:style-name="ce59" table:formula="of:=[Extrapolation.I99]/[Extrapolation.G99]" office:value-type="float" office:value="170.493866666667" calcext:value-type="float">
            <text:p>170</text:p>
          </table:table-cell>
          <table:table-cell table:style-name="ce59" table:formula="of:=([Extrapolation.I84]/([Extrapolation.D84]*[Extrapolation.C84]) * ([Extrapolation.C99]*[Extrapolation.D99]) * [Extrapolation.F99]) /[Extrapolation.F84]" office:value-type="float" office:value="14491.9786666667" calcext:value-type="float">
            <text:p>14492</text:p>
          </table:table-cell>
          <table:table-cell table:style-name="ce27" table:formula="of:=([.H99]/8.1151602321/([.C99]*31.1764929577))" office:value-type="percentage" office:value="0.039640167398611" calcext:value-type="percentage">
            <text:p>3.9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27" table:formula="of:=[.C100]/[.D100]" office:value-type="percentage" office:value="0.0154411764705882" calcext:value-type="percentage">
            <text:p>1.54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130" calcext:value-type="float">
            <text:p>130</text:p>
          </table:table-cell>
          <table:table-cell table:style-name="ce59" table:formula="of:=[Extrapolation.I100]/95" office:value-type="float" office:value="219.116964504284" calcext:value-type="float">
            <text:p>219</text:p>
          </table:table-cell>
          <table:table-cell table:style-name="ce59" table:formula="of:=([Extrapolation.I84]/([Extrapolation.D84]*[Extrapolation.C84]) * ([Extrapolation.C100]*[Extrapolation.D100]) * [Extrapolation.F100]) /[Extrapolation.F84]" office:value-type="float" office:value="20816.111627907" calcext:value-type="float">
            <text:p>20816</text:p>
          </table:table-cell>
          <table:table-cell table:style-name="ce27" table:formula="of:=([.H100]/8.1151602321/([.C100]*31.1764929577))" office:value-type="percentage" office:value="0.041241300231113" calcext:value-type="percentage">
            <text:p>4.12%</text:p>
          </table:table-cell>
          <table:table-cell table:style-name="ce65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orion.math.iastate.edu/jdhsmith/term/slgbln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27" table:formula="of:=[.C101]/[.D101]" office:value-type="percentage" office:value="0.0168067226890756" calcext:value-type="percentage">
            <text:p>1.68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87" calcext:value-type="float">
            <text:p>87</text:p>
          </table:table-cell>
          <table:table-cell table:style-name="ce59" table:formula="of:=[Extrapolation.I101]/[Extrapolation.G101]" office:value-type="float" office:value="199.388042412902" calcext:value-type="float">
            <text:p>199</text:p>
          </table:table-cell>
          <table:table-cell table:style-name="ce59" table:formula="of:=([Extrapolation.I86]/([Extrapolation.D86]*[Extrapolation.C86]) * ([Extrapolation.C101]*[Extrapolation.D101]) * [Extrapolation.F101]) /[Extrapolation.F86]" office:value-type="float" office:value="17346.7596899225" calcext:value-type="float">
            <text:p>17347</text:p>
          </table:table-cell>
          <table:table-cell table:style-name="ce27" table:formula="of:=([.H101]/8.1151602321/([.C101]*31.1764929577))" office:value-type="percentage" office:value="0.0394044032380606" calcext:value-type="percentage">
            <text:p>3.9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lsw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27" table:formula="of:=[.C102]/[.D102]" office:value-type="percentage" office:value="0.0148471615720524" calcext:value-type="percentage">
            <text:p>1.48%</text:p>
          </table:table-cell>
          <table:table-cell table:style-name="ce7" office:value-type="float" office:value="150" calcext:value-type="float">
            <text:p>150</text:p>
          </table:table-cell>
          <table:table-cell table:style-name="ce42" office:value-type="float" office:value="65" calcext:value-type="float">
            <text:p>65</text:p>
          </table:table-cell>
          <table:table-cell table:style-name="ce59" table:formula="of:=[Extrapolation.I102]/[Extrapolation.G102]" office:value-type="float" office:value="187.083577817531" calcext:value-type="float">
            <text:p>187</text:p>
          </table:table-cell>
          <table:table-cell table:style-name="ce59" table:formula="of:=([Extrapolation.I84]/([Extrapolation.D84]*[Extrapolation.C84]) * ([Extrapolation.C102]*[Extrapolation.D102]) * [Extrapolation.F102]) /[Extrapolation.F84]" office:value-type="float" office:value="12160.4325581395" calcext:value-type="float">
            <text:p>12160</text:p>
          </table:table-cell>
          <table:table-cell table:style-name="ce27" table:formula="of:=([.H102]/8.1151602321/([.C102]*31.1764929577))" office:value-type="percentage" office:value="0.043497308655197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met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27" table:formula="of:=[.C103]/[.D103]" office:value-type="percentage" office:value="0.0158102766798419" calcext:value-type="percentage">
            <text:p>1.58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90" calcext:value-type="float">
            <text:p>90</text:p>
          </table:table-cell>
          <table:table-cell table:style-name="ce59" table:formula="of:=[Extrapolation.I103]/[Extrapolation.G103]" office:value-type="float" office:value="178.784991971805" calcext:value-type="float">
            <text:p>179</text:p>
          </table:table-cell>
          <table:table-cell table:style-name="ce59" table:formula="of:=([Extrapolation.I113]/([Extrapolation.D113]*[Extrapolation.C113]) * ([Extrapolation.C103]*[Extrapolation.D103]) * [Extrapolation.F103]) /[Extrapolation.F113]" office:value-type="float" office:value="16090.6492774625" calcext:value-type="float">
            <text:p>16091</text:p>
          </table:table-cell>
          <table:table-cell table:style-name="ce27" table:formula="of:=([.H103]/8.1151602321/([.C103]*31.1764929577))" office:value-type="percentage" office:value="0.0353326901218153" calcext:value-type="percentage">
            <text:p>3.5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en.wikipedia.org/wiki/GWR_3300_Class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27" table:formula="of:=[.C104]/[.D104]" office:value-type="percentage" office:value="0.0173611111111111" calcext:value-type="percentage">
            <text:p>1.74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70" calcext:value-type="float">
            <text:p>70</text:p>
          </table:table-cell>
          <table:table-cell table:style-name="ce59" table:formula="of:=[Extrapolation.I104]/[Extrapolation.G104]" office:value-type="float" office:value="286.197319164352" calcext:value-type="float">
            <text:p>286</text:p>
          </table:table-cell>
          <table:table-cell table:style-name="ce59" table:formula="of:=([Extrapolation.I113]/([Extrapolation.D113]*[Extrapolation.C113]) * ([Extrapolation.C104]*[Extrapolation.D104]) * [Extrapolation.F104]) /[Extrapolation.F113]" office:value-type="float" office:value="20033.8123415046" calcext:value-type="float">
            <text:p>20034</text:p>
          </table:table-cell>
          <table:table-cell table:style-name="ce27" table:formula="of:=([.H104]/8.1151602321/([.C104]*31.1764929577))" office:value-type="percentage" office:value="0.0452481881401903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gn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27" table:formula="of:=[.C105]/[.D105]" office:value-type="percentage" office:value="0.0150234741784038" calcext:value-type="percentage">
            <text:p>1.50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93" calcext:value-type="float">
            <text:p>93</text:p>
          </table:table-cell>
          <table:table-cell table:style-name="ce59" table:formula="of:=[Extrapolation.I105]/[Extrapolation.G105]" office:value-type="float" office:value="93.2244170812055" calcext:value-type="float">
            <text:p>93</text:p>
          </table:table-cell>
          <table:table-cell table:style-name="ce59" table:formula="of:=([Extrapolation.I113]/([Extrapolation.D113]*[Extrapolation.C113]) * ([Extrapolation.C105]*[Extrapolation.D105]) * [Extrapolation.F105]) /[Extrapolation.F113]" office:value-type="float" office:value="8669.87078855211" calcext:value-type="float">
            <text:p>8670</text:p>
          </table:table-cell>
          <table:table-cell table:style-name="ce27" table:formula="of:=([.H105]/8.1151602321/([.C105]*31.1764929577))" office:value-type="percentage" office:value="0.023029543784613" calcext:value-type="percentage">
            <text:p>2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orion.math.iastate.edu/jdhsmith/term/slgbm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27" table:formula="of:=[.C106]/[.D106]" office:value-type="percentage" office:value="0.0146788990825688" calcext:value-type="percentage">
            <text:p>1.47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79" calcext:value-type="float">
            <text:p>79</text:p>
          </table:table-cell>
          <table:table-cell table:style-name="ce59" table:formula="of:=[Extrapolation.I106]/[Extrapolation.G106]" office:value-type="float" office:value="276.415891800507" calcext:value-type="float">
            <text:p>276</text:p>
          </table:table-cell>
          <table:table-cell table:style-name="ce59" table:formula="of:=([Extrapolation.I113]/([Extrapolation.D113]*[Extrapolation.C113]) * ([Extrapolation.C106]*[Extrapolation.D106]) * [Extrapolation.F106]) /[Extrapolation.F113]" office:value-type="float" office:value="21836.8554522401" calcext:value-type="float">
            <text:p>21837</text:p>
          </table:table-cell>
          <table:table-cell table:style-name="ce27" table:formula="of:=([.H106]/8.1151602321/([.C106]*31.1764929577))" office:value-type="percentage" office:value="0.0455226365387199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lbsc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27" table:formula="of:=[.C107]/[.D107]" office:value-type="percentage" office:value="0.0128834355828221" calcext:value-type="percentage">
            <text:p>1.29%</text:p>
          </table:table-cell>
          <table:table-cell table:style-name="ce7" office:value-type="float" office:value="180" calcext:value-type="float">
            <text:p>180</text:p>
          </table:table-cell>
          <table:table-cell table:style-name="ce42" office:value-type="float" office:value="76" calcext:value-type="float">
            <text:p>76</text:p>
          </table:table-cell>
          <table:table-cell table:style-name="ce59" table:formula="of:=[Extrapolation.I107]/[Extrapolation.G107]" office:value-type="float" office:value="257.803532499889" calcext:value-type="float">
            <text:p>258</text:p>
          </table:table-cell>
          <table:table-cell table:style-name="ce59" table:formula="of:=([Extrapolation.I113]/([Extrapolation.D113]*[Extrapolation.C113]) * ([Extrapolation.C107]*[Extrapolation.D107]) * [Extrapolation.F107]) /[Extrapolation.F113]" office:value-type="float" office:value="19593.0684699916" calcext:value-type="float">
            <text:p>19593</text:p>
          </table:table-cell>
          <table:table-cell table:style-name="ce27" table:formula="of:=([.H107]/8.1151602321/([.C107]*31.1764929577))" office:value-type="percentage" office:value="0.0485227280713883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www.lner.info/locos/D/d14d15d16.shtml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27" table:formula="of:=[.C108]/[.D108]" office:value-type="percentage" office:value="0.0205761316872428" calcext:value-type="percentage">
            <text:p>2.06%</text:p>
          </table:table-cell>
          <table:table-cell table:style-name="ce7" office:value-type="float" office:value="180" calcext:value-type="float">
            <text:p>180</text:p>
          </table:table-cell>
          <table:table-cell table:style-name="ce42" office:value-type="float" office:value="66" calcext:value-type="float">
            <text:p>66</text:p>
          </table:table-cell>
          <table:table-cell table:style-name="ce59" table:formula="of:=[Extrapolation.I108]/[Extrapolation.G108]" office:value-type="float" office:value="263.431623321733" calcext:value-type="float">
            <text:p>263</text:p>
          </table:table-cell>
          <table:table-cell table:style-name="ce59" table:formula="of:=([Extrapolation.I113]/([Extrapolation.D113]*[Extrapolation.C113]) * ([Extrapolation.C108]*[Extrapolation.D108]) * [Extrapolation.F108]) /[Extrapolation.F113]" office:value-type="float" office:value="17386.4871392344" calcext:value-type="float">
            <text:p>17386</text:p>
          </table:table-cell>
          <table:table-cell table:style-name="ce27" table:formula="of:=([.H108]/8.1151602321/([.C108]*31.1764929577))" office:value-type="percentage" office:value="0.0416489004472206" calcext:value-type="percentage">
            <text:p>4.1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mr.htm</text:p>
          </table:table-cell>
          <table:table-cell table:style-name="ce7" table:number-columns-repeated="1011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27" table:formula="of:=[.C109]/[.D109]" office:value-type="percentage" office:value="0.0163398692810458" calcext:value-type="percentage">
            <text:p>1.63%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Extrapolation.I109]/[Extrapolation.G109]" office:value-type="float" office:value="252.834429430305" calcext:value-type="float">
            <text:p>253</text:p>
          </table:table-cell>
          <table:table-cell table:formula="of:=([Extrapolation.I113]/([Extrapolation.D113]*[Extrapolation.C113]) * ([Extrapolation.C109]*[Extrapolation.D109]) * [Extrapolation.F109]) /[Extrapolation.F113]" office:value-type="float" office:value="22502.2642192972" calcext:value-type="float">
            <text:p>22502</text:p>
          </table:table-cell>
          <table:table-cell table:style-name="ce27" table:formula="of:=([.H109]/8.1151602321/([.C109]*31.1764929577))" office:value-type="percentage" office:value="0.0399734695789041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27" table:formula="of:=[.C110]/[.D110]" office:value-type="percentage" office:value="0.011965811965812" calcext:value-type="percentage">
            <text:p>1.20%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104" calcext:value-type="float">
            <text:p>104</text:p>
          </table:table-cell>
          <table:table-cell table:formula="of:=[Extrapolation.I110]/[Extrapolation.G110]" office:value-type="float" office:value="260.283422875136" calcext:value-type="float">
            <text:p>260</text:p>
          </table:table-cell>
          <table:table-cell table:formula="of:=((([Extrapolation.I113]/([Extrapolation.D113]*[Extrapolation.C113]) * ([Extrapolation.C110]*[Extrapolation.D110]) * [Extrapolation.F110]) /[Extrapolation.F113])+(([Extrapolation.I95]/([Extrapolation.D95]*[Extrapolation.C95]) * ([Extrapolation.C110]*[Extrapolation.D110]) * [Extrapolation.F110]) /[Extrapolation.F95]))/2" office:value-type="float" office:value="27069.4759790141" calcext:value-type="float">
            <text:p>27069</text:p>
          </table:table-cell>
          <table:table-cell table:style-name="ce27" table:formula="of:=([.H110]/8.1151602321/([.C110]*31.1764929577))" office:value-type="percentage" office:value="0.0489894829104634" calcext:value-type="percentage">
            <text:p>4.90%</text:p>
          </table:table-cell>
          <table:table-cell table:style-name="ce6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27" table:formula="of:=[.C111]/[.D111]" office:value-type="percentage" office:value="0.0156521739130435" calcext:value-type="percentage">
            <text:p>1.57%</text:p>
          </table:table-cell>
          <table:table-cell office:value-type="float" office:value="150" calcext:value-type="float">
            <text:p>150</text:p>
          </table:table-cell>
          <table:table-cell table:style-name="ce45" office:value-type="float" office:value="72" calcext:value-type="float">
            <text:p>72</text:p>
          </table:table-cell>
          <table:table-cell table:formula="of:=[Extrapolation.I111]/[Extrapolation.G111]" office:value-type="float" office:value="179.610807113543" calcext:value-type="float">
            <text:p>180</text:p>
          </table:table-cell>
          <table:table-cell table:style-name="ce59" table:formula="of:=([Extrapolation.I102]/([Extrapolation.D102]*[Extrapolation.C102]) * ([Extrapolation.C111]*[Extrapolation.D111]) * [Extrapolation.F111]) /[Extrapolation.F102]" office:value-type="float" office:value="12931.9781121751" calcext:value-type="float">
            <text:p>12932</text:p>
          </table:table-cell>
          <table:table-cell table:style-name="ce27" table:formula="of:=([.H111]/8.1151602321/([.C111]*31.1764929577))" office:value-type="percentage" office:value="0.0394398813922365" calcext:value-type="percentage">
            <text:p>3.94%</text:p>
          </table:table-cell>
          <table:table-cell table:style-name="ce66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27" table:formula="of:=[.C112]/[.D112]" office:value-type="percentage" office:value="0.0144827586206897" calcext:value-type="percentage">
            <text:p>1.45%</text:p>
          </table:table-cell>
          <table:table-cell office:value-type="float" office:value="200" calcext:value-type="float">
            <text:p>200</text:p>
          </table:table-cell>
          <table:table-cell table:style-name="ce45" office:value-type="float" office:value="136" calcext:value-type="float">
            <text:p>136</text:p>
          </table:table-cell>
          <table:table-cell table:formula="of:=[Extrapolation.I112]/95" office:value-type="float" office:value="235.422043302267" calcext:value-type="float">
            <text:p>235</text:p>
          </table:table-cell>
          <table:table-cell table:formula="of:=([Extrapolation.I110]/([Extrapolation.D110]*[Extrapolation.C110]) * ([Extrapolation.C112]*[Extrapolation.D112]) * [Extrapolation.F112]) /[Extrapolation.F110]" office:value-type="float" office:value="22365.0941137154" calcext:value-type="float">
            <text:p>22365</text:p>
          </table:table-cell>
          <table:table-cell table:style-name="ce27" table:formula="of:=([.H112]/8.1151602321/([.C112]*31.1764929577))" office:value-type="percentage" office:value="0.0443101755759357" calcext:value-type="percentage">
            <text:p>4.43%</text:p>
          </table:table-cell>
          <table:table-cell table:style-name="ce6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1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26" table:formula="of:=[.C113]/[.D113]" office:value-type="percentage" office:value="0.0115384615384615" calcext:value-type="percentage">
            <text:p>1.15%</text:p>
          </table:table-cell>
          <table:table-cell table:style-name="ce5" office:value-type="float" office:value="195" calcext:value-type="float">
            <text:p>195</text:p>
          </table:table-cell>
          <table:table-cell table:style-name="ce37" office:value-type="float" office:value="79" calcext:value-type="float">
            <text:p>79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table:formula="of:=[Extrapolation.H113]*[Extrapolation.G113]" office:value-type="float" office:value="23700" calcext:value-type="float">
            <text:p>23700</text:p>
          </table:table-cell>
          <table:table-cell table:style-name="ce26" table:formula="of:=([.H113]/8.1151602321/([.C113]*31.1764929577))" office:value-type="percentage" office:value="0.0564647748627058" calcext:value-type="percentage">
            <text:p>5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5" table:number-columns-repeated="101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27" table:formula="of:=[.C114]/[.D114]" office:value-type="percentage" office:value="0.0125" calcext:value-type="percentage">
            <text:p>1.25%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53" table:formula="of:=[Extrapolation.I114]/[Extrapolation.G114]" office:value-type="float" office:value="555.62752266049" calcext:value-type="float">
            <text:p>556</text:p>
          </table:table-cell>
          <table:table-cell table:formula="of:=([Extrapolation.I113]/([Extrapolation.D113]*[Extrapolation.C113]) * ([Extrapolation.C114]*[Extrapolation.D114]) * [Extrapolation.F114]) /[Extrapolation.F113]" office:value-type="float" office:value="42783.3192448577" calcext:value-type="float">
            <text:p>42783</text:p>
          </table:table-cell>
          <table:table-cell table:style-name="ce27" table:formula="of:=([.H114]/8.1151602321/([.C114]*31.1764929577))" office:value-type="percentage" office:value="0.0708431228457525" calcext:value-type="percentage">
            <text:p>7.0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27" table:formula="of:=[.C115]/[.D115]" office:value-type="percentage" office:value="0.0125874125874126" calcext:value-type="percentage">
            <text:p>1.26%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53" table:formula="of:=[Extrapolation.I115]/[Extrapolation.G115]" office:value-type="float" office:value="455.360377456139" calcext:value-type="float">
            <text:p>455</text:p>
          </table:table-cell>
          <table:table-cell table:formula="of:=([Extrapolation.I114]/([Extrapolation.D114]*[Extrapolation.C114]) * ([Extrapolation.C115]*[Extrapolation.D115]) * [Extrapolation.F115]) /[Extrapolation.F114]" office:value-type="float" office:value="41437.7943485086" calcext:value-type="float">
            <text:p>41438</text:p>
          </table:table-cell>
          <table:table-cell table:style-name="ce27" table:formula="of:=([.H115]/8.1151602321/([.C115]*31.1764929577))" office:value-type="percentage" office:value="0.0666602771708161" calcext:value-type="percentage">
            <text:p>6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27" table:formula="of:=[.C116]/[.D116]" office:value-type="percentage" office:value="0.0159262363788768" calcext:value-type="percentage">
            <text:p>1.59%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53" table:formula="of:=[Extrapolation.I116]/[Extrapolation.G116]" office:value-type="float" office:value="196.16731981926" calcext:value-type="float">
            <text:p>196</text:p>
          </table:table-cell>
          <table:table-cell table:formula="of:=([Extrapolation.I84]/([Extrapolation.D84]*[Extrapolation.C84]) * ([Extrapolation.C116]*[Extrapolation.D116]) * [Extrapolation.F116]) /[Extrapolation.F84]" office:value-type="float" office:value="15104.883626083" calcext:value-type="float">
            <text:p>15105</text:p>
          </table:table-cell>
          <table:table-cell table:style-name="ce27" table:formula="of:=([.H116]/8.1151602321/([.C116]*31.1764929577))" office:value-type="percentage" office:value="0.040808318338476" calcext:value-type="percentage">
            <text:p>4.0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27" table:formula="of:=[.C117]/[.D117]" office:value-type="percentage" office:value="0.0212121212121212" calcext:value-type="percentage">
            <text:p>2.12%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53" table:formula="of:=[Extrapolation.I117]/[Extrapolation.G117]" office:value-type="float" office:value="317.390249199656" calcext:value-type="float">
            <text:p>317</text:p>
          </table:table-cell>
          <table:table-cell table:formula="of:=([Extrapolation.I116]/([Extrapolation.D116]*[Extrapolation.C116]) * ([Extrapolation.C117]*[Extrapolation.D117]) * [Extrapolation.F117]) /[Extrapolation.F116]" office:value-type="float" office:value="30786.8541723666" calcext:value-type="float">
            <text:p>30787</text:p>
          </table:table-cell>
          <table:table-cell table:style-name="ce27" table:formula="of:=([.H117]/8.1151602321/([.C117]*31.1764929577))" office:value-type="percentage" office:value="0.0448034224116917" calcext:value-type="percentage">
            <text:p>4.48%</text:p>
          </table:table-cell>
          <table:table-cell table:style-name="ce6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7" table:formula="of:=[.C118]/[.D118]" office:value-type="string" office:string-value="" calcext:value-type="error">
            <text:p>#VALUE!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53" table:formula="of:=[Extrapolation.I118]/[Extrapolation.G118]" office:value-type="float" office:value="183.139534883721" calcext:value-type="float">
            <text:p>183</text:p>
          </table:table-cell>
          <table:table-cell table:style-name="ce57" office:value-type="float" office:value="15750" calcext:value-type="float">
            <text:p>15750</text:p>
          </table:table-cell>
          <table:table-cell table:style-name="ce27" table:formula="of:=([.H118]/8.1151602321/([.C118]*31.1764929577)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http://en.wikipedia.org/wiki/Midland_Railway_Johnson_0-6-0</text:p>
          </table:table-cell>
          <table:table-cell table:style-name="ce11"/>
          <table:table-cell table:number-columns-repeated="101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145" calcext:value-type="float">
            <text:p>2145</text:p>
          </table:table-cell>
          <table:table-cell table:style-name="ce27" table:formula="of:=[.C119]/[.D119]" office:value-type="percentage" office:value="0.0125874125874126" calcext:value-type="percentage">
            <text:p>1.26%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53" table:formula="of:=[Extrapolation.I119]/[Extrapolation.G119]" office:value-type="float" office:value="263.934995850373" calcext:value-type="float">
            <text:p>264</text:p>
          </table:table-cell>
          <table:table-cell table:formula="of:=([Extrapolation.I113]/([Extrapolation.D113]*[Extrapolation.C113]) * ([Extrapolation.C119]*[Extrapolation.D119]) * [Extrapolation.F119]) /[Extrapolation.F113]" office:value-type="float" office:value="41437.7943485086" calcext:value-type="float">
            <text:p>41438</text:p>
          </table:table-cell>
          <table:table-cell table:style-name="ce27" table:formula="of:=([.H119]/8.1151602321/([.C119]*31.1764929577))" office:value-type="percentage" office:value="0.0386374854939125" calcext:value-type="percentage">
            <text:p>3.8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http://orion.math.iastate.edu/jdhsmith/term/slgbgw.htm</text:p>
          </table:table-cell>
          <table:table-cell table:style-name="ce11"/>
          <table:table-cell table:number-columns-repeated="101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820" calcext:value-type="float">
            <text:p>1820</text:p>
          </table:table-cell>
          <table:table-cell table:style-name="ce27" table:formula="of:=[.C120]/[.D120]" office:value-type="percentage" office:value="0.0115384615384615" calcext:value-type="percentage">
            <text:p>1.15%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53" table:formula="of:=[Extrapolation.I120]/[Extrapolation.G120]" office:value-type="float" office:value="225.071225071225" calcext:value-type="float">
            <text:p>225</text:p>
          </table:table-cell>
          <table:table-cell table:formula="of:=([Extrapolation.I114]/([Extrapolation.D114]*[Extrapolation.C114]) * ([Extrapolation.C120]*[Extrapolation.D120]) * [Extrapolation.F120]) /[Extrapolation.F114]" office:value-type="float" office:value="24307.6923076923" calcext:value-type="float">
            <text:p>24308</text:p>
          </table:table-cell>
          <table:table-cell table:style-name="ce27" table:formula="of:=([.H120]/8.1151602321/([.C120]*31.1764929577))" office:value-type="percentage" office:value="0.0423619868390671" calcext:value-type="percentage">
            <text:p>4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http://orion.math.iastate.edu/jdhsmith/term/slgbgw.htm</text:p>
          </table:table-cell>
          <table:table-cell table:style-name="ce11"/>
          <table:table-cell table:number-columns-repeated="101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000" calcext:value-type="float">
            <text:p>2000</text:p>
          </table:table-cell>
          <table:table-cell table:style-name="ce27" table:formula="of:=[.C121]/[.D121]" office:value-type="percentage" office:value="0.011" calcext:value-type="percentage">
            <text:p>1.10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81" calcext:value-type="float">
            <text:p>81</text:p>
          </table:table-cell>
          <table:table-cell table:style-name="ce60" table:formula="of:=[Extrapolation.I121]/[Extrapolation.G121]" office:value-type="float" office:value="302.293464686627" calcext:value-type="float">
            <text:p>302</text:p>
          </table:table-cell>
          <table:table-cell table:style-name="ce59" table:formula="of:=([Extrapolation.I115]/([Extrapolation.D115]*[Extrapolation.C115]) * ([Extrapolation.C121]*[Extrapolation.D121]) * [Extrapolation.F121]) /[Extrapolation.F115]" office:value-type="float" office:value="24485.7706396168" calcext:value-type="float">
            <text:p>24486</text:p>
          </table:table-cell>
          <table:table-cell table:style-name="ce27" table:formula="of:=([.H121]/8.1151602321/([.C121]*31.1764929577))" office:value-type="percentage" office:value="0.0543102395372654" calcext:value-type="percentage">
            <text:p>5.4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2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11" calcext:value-type="float">
            <text:p>1211</text:p>
          </table:table-cell>
          <table:table-cell table:style-name="ce27" table:formula="of:=[.C122]/[.D122]" office:value-type="percentage" office:value="0.0156895127993394" calcext:value-type="percentage">
            <text:p>1.57%</text:p>
          </table:table-cell>
          <table:table-cell table:style-name="ce7" office:value-type="float" office:value="160" calcext:value-type="float">
            <text:p>160</text:p>
          </table:table-cell>
          <table:table-cell table:style-name="ce42" office:value-type="float" office:value="94" calcext:value-type="float">
            <text:p>94</text:p>
          </table:table-cell>
          <table:table-cell table:style-name="ce60" table:formula="of:=[Extrapolation.I122]/[Extrapolation.G122]" office:value-type="float" office:value="163.114748008654" calcext:value-type="float">
            <text:p>163</text:p>
          </table:table-cell>
          <table:table-cell table:style-name="ce59" table:formula="of:=([Extrapolation.I116]/([Extrapolation.D116]*[Extrapolation.C116]) * ([Extrapolation.C122]*[Extrapolation.D122]) * [Extrapolation.F122]) /[Extrapolation.F116]" office:value-type="float" office:value="15332.7863128135" calcext:value-type="float">
            <text:p>15333</text:p>
          </table:table-cell>
          <table:table-cell table:style-name="ce27" table:formula="of:=([.H122]/8.1151602321/([.C122]*31.1764929577))" office:value-type="percentage" office:value="0.0339324540324577" calcext:value-type="percentage">
            <text:p>3.3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370" calcext:value-type="float">
            <text:p>2370</text:p>
          </table:table-cell>
          <table:table-cell table:style-name="ce27" table:formula="of:=[.C123]/[.D123]" office:value-type="percentage" office:value="0.0130801687763713" calcext:value-type="percentage">
            <text:p>1.31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85" calcext:value-type="float">
            <text:p>85</text:p>
          </table:table-cell>
          <table:table-cell table:style-name="ce60" table:formula="of:=[Extrapolation.I123]/[Extrapolation.G123]" office:value-type="float" office:value="549.723321281175" calcext:value-type="float">
            <text:p>550</text:p>
          </table:table-cell>
          <table:table-cell table:style-name="ce59" table:formula="of:=([Extrapolation.I113]/([Extrapolation.D113]*[Extrapolation.C113]) * ([Extrapolation.C123]*[Extrapolation.D123]) * [Extrapolation.F123]) /[Extrapolation.F113]" office:value-type="float" office:value="46726.4823088999" calcext:value-type="float">
            <text:p>46726</text:p>
          </table:table-cell>
          <table:table-cell table:style-name="ce27" table:formula="of:=([.H123]/8.1151602321/([.C123]*31.1764929577))" office:value-type="percentage" office:value="0.0700903306485301" calcext:value-type="percentage">
            <text:p>7.0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2" office:value-type="string" calcext:value-type="string">
            <text:p>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40" calcext:value-type="float">
            <text:p>2040</text:p>
          </table:table-cell>
          <table:table-cell table:style-name="ce27" table:formula="of:=[.C124]/[.D124]" office:value-type="percentage" office:value="0.0122549019607843" calcext:value-type="percentage">
            <text:p>1.23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82.8" calcext:value-type="float">
            <text:p>82.8</text:p>
          </table:table-cell>
          <table:table-cell table:style-name="ce60" table:formula="of:=[Extrapolation.I124]/[Extrapolation.G124]" office:value-type="float" office:value="342.768528387257" calcext:value-type="float">
            <text:p>343</text:p>
          </table:table-cell>
          <table:table-cell table:style-name="ce59" table:formula="of:=([Extrapolation.I113]/([Extrapolation.D113]*[Extrapolation.C113]) * ([Extrapolation.C124]*[Extrapolation.D124]) * [Extrapolation.F124]) /[Extrapolation.F113]" office:value-type="float" office:value="28381.2341504649" calcext:value-type="float">
            <text:p>28381</text:p>
          </table:table-cell>
          <table:table-cell table:style-name="ce27" table:formula="of:=([.H124]/8.1151602321/([.C124]*31.1764929577))" office:value-type="percentage" office:value="0.054192173799141" calcext:value-type="percentage">
            <text:p>5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2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000" calcext:value-type="float">
            <text:p>2000</text:p>
          </table:table-cell>
          <table:table-cell table:style-name="ce27" table:formula="of:=[.C125]/[.D125]" office:value-type="percentage" office:value="0.011" calcext:value-type="percentage">
            <text:p>1.10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68" calcext:value-type="float">
            <text:p>68</text:p>
          </table:table-cell>
          <table:table-cell table:style-name="ce60" table:formula="of:=[Extrapolation.I125]/[Extrapolation.G125]" office:value-type="float" office:value="360.084862347306" calcext:value-type="float">
            <text:p>360</text:p>
          </table:table-cell>
          <table:table-cell table:style-name="ce59" table:formula="of:=([Extrapolation.I113]/([Extrapolation.D113]*[Extrapolation.C113]) * ([Extrapolation.C125]*[Extrapolation.D125]) * [Extrapolation.F125]) /[Extrapolation.F113]" office:value-type="float" office:value="24485.7706396168" calcext:value-type="float">
            <text:p>24486</text:p>
          </table:table-cell>
          <table:table-cell table:style-name="ce27" table:formula="of:=([.H125]/8.1151602321/([.C125]*31.1764929577))" office:value-type="percentage" office:value="0.0646930794488015" calcext:value-type="percentage">
            <text:p>6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0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246" calcext:value-type="float">
            <text:p>1246</text:p>
          </table:table-cell>
          <table:table-cell table:style-name="ce27" table:formula="of:=[.C126]/[.D126]" office:value-type="percentage" office:value="0.0192616372391653" calcext:value-type="percentage">
            <text:p>1.93%</text:p>
          </table:table-cell>
          <table:table-cell table:style-name="ce7" office:value-type="float" office:value="180" calcext:value-type="float">
            <text:p>180</text:p>
          </table:table-cell>
          <table:table-cell table:style-name="ce42" office:value-type="float" office:value="98" calcext:value-type="float">
            <text:p>98</text:p>
          </table:table-cell>
          <table:table-cell table:style-name="ce60" table:formula="of:=[Extrapolation.I126]/[Extrapolation.G126]" office:value-type="float" office:value="200.96187715666" calcext:value-type="float">
            <text:p>201</text:p>
          </table:table-cell>
          <table:table-cell table:style-name="ce59" table:formula="of:=([Extrapolation.I167]/([Extrapolation.D167]*[Extrapolation.C167]) * ([Extrapolation.C126]*[Extrapolation.D126]) * [Extrapolation.F126]) /[Extrapolation.F167]" office:value-type="float" office:value="19694.2639613527" calcext:value-type="float">
            <text:p>19694</text:p>
          </table:table-cell>
          <table:table-cell table:style-name="ce27" table:formula="of:=([.H126]/8.1151602321/([.C126]*31.1764929577))" office:value-type="percentage" office:value="0.0330961958531095" calcext:value-type="percentage">
            <text:p>3.3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80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table:style-name="ce27" table:formula="of:=[.C127]/[.D127]" office:value-type="percentage" office:value="0.0125874125874126" calcext:value-type="percentage">
            <text:p>1.26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24" calcext:value-type="float">
            <text:p>124</text:p>
          </table:table-cell>
          <table:table-cell table:style-name="ce60" table:formula="of:=[Extrapolation.I127]/[Extrapolation.G127]" office:value-type="float" office:value="334.17576087507" calcext:value-type="float">
            <text:p>334</text:p>
          </table:table-cell>
          <table:table-cell table:style-name="ce59" table:formula="of:=([Extrapolation.I113]/([Extrapolation.D113]*[Extrapolation.C113]) * ([Extrapolation.C127]*[Extrapolation.D127]) * [Extrapolation.F127]) /[Extrapolation.F113]" office:value-type="float" office:value="41437.7943485086" calcext:value-type="float">
            <text:p>41438</text:p>
          </table:table-cell>
          <table:table-cell table:style-name="ce27" table:formula="of:=([.H127]/8.1151602321/([.C127]*31.1764929577))" office:value-type="percentage" office:value="0.0489200421172924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0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331" calcext:value-type="float">
            <text:p>1331</text:p>
          </table:table-cell>
          <table:table-cell table:style-name="ce27" table:formula="of:=[.C128]/[.D128]" office:value-type="percentage" office:value="0.0157776108189331" calcext:value-type="percentage">
            <text:p>1.58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83" calcext:value-type="float">
            <text:p>83</text:p>
          </table:table-cell>
          <table:table-cell table:style-name="ce60" table:formula="of:=[Extrapolation.I128]/[Extrapolation.G128]" office:value-type="float" office:value="187.404648178513" calcext:value-type="float">
            <text:p>187</text:p>
          </table:table-cell>
          <table:table-cell table:style-name="ce59" table:formula="of:=([Extrapolation.I113]/([Extrapolation.D113]*[Extrapolation.C113]) * ([Extrapolation.C128]*[Extrapolation.D128]) * [Extrapolation.F128]) /[Extrapolation.F113]" office:value-type="float" office:value="15554.5857988166" calcext:value-type="float">
            <text:p>15555</text:p>
          </table:table-cell>
          <table:table-cell table:style-name="ce27" table:formula="of:=([.H128]/8.1151602321/([.C128]*31.1764929577))" office:value-type="percentage" office:value="0.0352725375587478" calcext:value-type="percentage">
            <text:p>3.5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0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90" calcext:value-type="float">
            <text:p>1290</text:p>
          </table:table-cell>
          <table:table-cell table:style-name="ce27" table:formula="of:=[.C129]/[.D129]" office:value-type="percentage" office:value="0.0147286821705426" calcext:value-type="percentage">
            <text:p>1.47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67" calcext:value-type="float">
            <text:p>67</text:p>
          </table:table-cell>
          <table:table-cell table:style-name="ce60" table:formula="of:=[Extrapolation.I129]/[Extrapolation.G129]" office:value-type="float" office:value="203.577421430464" calcext:value-type="float">
            <text:p>204</text:p>
          </table:table-cell>
          <table:table-cell table:style-name="ce59" table:formula="of:=([Extrapolation.I113]/([Extrapolation.D113]*[Extrapolation.C113]) * ([Extrapolation.C129]*[Extrapolation.D129]) * [Extrapolation.F129]) /[Extrapolation.F113]" office:value-type="float" office:value="13639.6872358411" calcext:value-type="float">
            <text:p>13640</text:p>
          </table:table-cell>
          <table:table-cell table:style-name="ce27" table:formula="of:=([.H129]/8.1151602321/([.C129]*31.1764929577))" office:value-type="percentage" office:value="0.0423498278302154" calcext:value-type="percentage">
            <text:p>4.2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0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450" calcext:value-type="float">
            <text:p>1450</text:p>
          </table:table-cell>
          <table:table-cell table:style-name="ce27" table:formula="of:=[.C130]/[.D130]" office:value-type="percentage" office:value="0.0144827586206897" calcext:value-type="percentage">
            <text:p>1.45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73" calcext:value-type="float">
            <text:p>73</text:p>
          </table:table-cell>
          <table:table-cell table:style-name="ce60" table:formula="of:=[Extrapolation.I130]/[Extrapolation.G130]" office:value-type="float" office:value="232.126935235471" calcext:value-type="float">
            <text:p>232</text:p>
          </table:table-cell>
          <table:table-cell table:style-name="ce59" table:formula="of:=([Extrapolation.I114]/([Extrapolation.D114]*[Extrapolation.C114]) * ([Extrapolation.C130]*[Extrapolation.D130]) * [Extrapolation.F130]) /[Extrapolation.F114]" office:value-type="float" office:value="16945.2662721894" calcext:value-type="float">
            <text:p>16945</text:p>
          </table:table-cell>
          <table:table-cell table:style-name="ce27" table:formula="of:=([.H130]/8.1151602321/([.C130]*31.1764929577))" office:value-type="percentage" office:value="0.0436899837921358" calcext:value-type="percentage">
            <text:p>4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0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300" calcext:value-type="float">
            <text:p>1300</text:p>
          </table:table-cell>
          <table:table-cell table:style-name="ce27" table:formula="of:=[.C131]/[.D131]" office:value-type="percentage" office:value="0.0146153846153846" calcext:value-type="percentage">
            <text:p>1.46%</text:p>
          </table:table-cell>
          <table:table-cell table:style-name="ce7" office:value-type="float" office:value="170" calcext:value-type="float">
            <text:p>170</text:p>
          </table:table-cell>
          <table:table-cell table:style-name="ce42" office:value-type="float" office:value="85" calcext:value-type="float">
            <text:p>85</text:p>
          </table:table-cell>
          <table:table-cell table:style-name="ce60" table:formula="of:=[Extrapolation.I131]/[Extrapolation.G131]" office:value-type="float" office:value="157.0905285191" calcext:value-type="float">
            <text:p>157</text:p>
          </table:table-cell>
          <table:table-cell table:style-name="ce59" table:formula="of:=([Extrapolation.I113]/([Extrapolation.D113]*[Extrapolation.C113]) * ([Extrapolation.C131]*[Extrapolation.D131]) * [Extrapolation.F131]) /[Extrapolation.F113]" office:value-type="float" office:value="13352.6949241235" calcext:value-type="float">
            <text:p>13353</text:p>
          </table:table-cell>
          <table:table-cell table:style-name="ce27" table:formula="of:=([.H131]/8.1151602321/([.C131]*31.1764929577))" office:value-type="percentage" office:value="0.0326792469901374" calcext:value-type="percentage">
            <text:p>3.2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0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9" office:value-type="float" office:value="14.8" calcext:value-type="float">
            <text:p>14.8</text:p>
          </table:table-cell>
          <table:table-cell table:style-name="ce19" office:value-type="float" office:value="628" calcext:value-type="float">
            <text:p>628</text:p>
          </table:table-cell>
          <table:table-cell table:style-name="ce27" table:formula="of:=[.C132]/[.D132]" office:value-type="percentage" office:value="0.0235668789808917" calcext:value-type="percentage">
            <text:p>2.36%</text:p>
          </table:table-cell>
          <table:table-cell table:style-name="ce7" office:value-type="float" office:value="195" calcext:value-type="float">
            <text:p>195</text:p>
          </table:table-cell>
          <table:table-cell table:style-name="ce42" office:value-type="float" office:value="72" calcext:value-type="float">
            <text:p>72</text:p>
          </table:table-cell>
          <table:table-cell table:style-name="ce60" table:formula="of:=[Extrapolation.I132]/[Extrapolation.G132]" office:value-type="float" office:value="80.0472701901273" calcext:value-type="float">
            <text:p>80</text:p>
          </table:table-cell>
          <table:table-cell table:style-name="ce59" table:formula="of:=([Extrapolation.I115]/([Extrapolation.D115]*[Extrapolation.C115]) * ([Extrapolation.C132]*[Extrapolation.D132]) * [Extrapolation.F132]) /[Extrapolation.F115]" office:value-type="float" office:value="5763.40345368917" calcext:value-type="float">
            <text:p>5763</text:p>
          </table:table-cell>
          <table:table-cell table:style-name="ce27" table:formula="of:=([.H132]/8.1151602321/([.C132]*31.1764929577))" office:value-type="percentage" office:value="0.0213776740727149" calcext:value-type="percentage">
            <text:p>2.14%</text:p>
          </table:table-cell>
          <table:table-cell table:style-name="ce65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80" office:value-type="string" calcext:value-type="string">
            <text:p>http://en.wikipedia.org/wiki/TGR_K_class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27" table:formula="of:=[.C133]/[.D133]" office:value-type="percentage" office:value="0.017004048582996" calcext:value-type="percentage">
            <text:p>1.70%</text:p>
          </table:table-cell>
          <table:table-cell table:style-name="ce20" office:value-type="float" office:value="175" calcext:value-type="float">
            <text:p>175</text:p>
          </table:table-cell>
          <table:table-cell table:style-name="ce42" office:value-type="float" office:value="78" calcext:value-type="float">
            <text:p>78</text:p>
          </table:table-cell>
          <table:table-cell table:style-name="ce59" table:formula="of:=[Extrapolation.I133]/[Extrapolation.G133]" office:value-type="float" office:value="185.034516765286" calcext:value-type="float">
            <text:p>185</text:p>
          </table:table-cell>
          <table:table-cell table:style-name="ce59" table:formula="of:=([Extrapolation.I104]/([Extrapolation.D104]*[Extrapolation.C104]) * ([Extrapolation.C133]*[Extrapolation.D133]) * [Extrapolation.F133]) /[Extrapolation.F104]" office:value-type="float" office:value="14432.6923076923" calcext:value-type="float">
            <text:p>14433</text:p>
          </table:table-cell>
          <table:table-cell table:style-name="ce27" table:formula="of:=([.H133]/8.1151602321/([.C133]*31.1764929577))" office:value-type="percentage" office:value="0.0348264411032715" calcext:value-type="percentage">
            <text:p>3.4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80" office:value-type="string" calcext:value-type="string">
            <text:p>??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840" calcext:value-type="float">
            <text:p>1840</text:p>
          </table:table-cell>
          <table:table-cell table:style-name="ce27" table:formula="of:=[.C134]/[.D134]" office:value-type="percentage" office:value="0.0146739130434783" calcext:value-type="percentage">
            <text:p>1.47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24" calcext:value-type="float">
            <text:p>124</text:p>
          </table:table-cell>
          <table:table-cell table:style-name="ce60" table:formula="of:=[Extrapolation.I134]/[Extrapolation.G134]" office:value-type="float" office:value="441.667176951288" calcext:value-type="float">
            <text:p>442</text:p>
          </table:table-cell>
          <table:table-cell table:style-name="ce59" table:formula="of:=([Extrapolation.I154]/([Extrapolation.D154]*[Extrapolation.C154]) * ([Extrapolation.C134]*[Extrapolation.D134]) * [Extrapolation.F134]) /[Extrapolation.F154]" office:value-type="float" office:value="54766.7299419597" calcext:value-type="float">
            <text:p>54767</text:p>
          </table:table-cell>
          <table:table-cell table:style-name="ce27" table:formula="of:=([.H134]/8.1151602321/([.C134]*31.1764929577))" office:value-type="percentage" office:value="0.0646557273983738" calcext:value-type="percentage">
            <text:p>6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80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540" calcext:value-type="float">
            <text:p>1540</text:p>
          </table:table-cell>
          <table:table-cell table:style-name="ce27" table:formula="of:=[.C135]/[.D135]" office:value-type="percentage" office:value="0.0142857142857143" calcext:value-type="percentage">
            <text:p>1.43%</text:p>
          </table:table-cell>
          <table:table-cell table:style-name="ce7" office:value-type="float" office:value="175" calcext:value-type="float">
            <text:p>175</text:p>
          </table:table-cell>
          <table:table-cell table:style-name="ce42" office:value-type="float" office:value="92" calcext:value-type="float">
            <text:p>92</text:p>
          </table:table-cell>
          <table:table-cell table:style-name="ce60" table:formula="of:=[Extrapolation.I135]/[Extrapolation.G135]" office:value-type="float" office:value="307.98684266735" calcext:value-type="float">
            <text:p>308</text:p>
          </table:table-cell>
          <table:table-cell table:style-name="ce59" table:formula="of:=([Extrapolation.I179]/([Extrapolation.D179]*[Extrapolation.C179]) * ([Extrapolation.C135]*[Extrapolation.D135]) * [Extrapolation.F135]) /[Extrapolation.F179]" office:value-type="float" office:value="28334.7895253962" calcext:value-type="float">
            <text:p>28335</text:p>
          </table:table-cell>
          <table:table-cell table:style-name="ce27" table:formula="of:=([.H135]/8.1151602321/([.C135]*31.1764929577))" office:value-type="percentage" office:value="0.0553331155105512" calcext:value-type="percentage">
            <text:p>5.5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80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2" office:value-type="float" office:value="11.2" calcext:value-type="float">
            <text:p>11.2</text:p>
          </table:table-cell>
          <table:table-cell table:style-name="ce22" office:value-type="float" office:value="713" calcext:value-type="float">
            <text:p>713</text:p>
          </table:table-cell>
          <table:table-cell table:style-name="ce27" table:formula="of:=[.C136]/[.D136]" office:value-type="percentage" office:value="0.0157082748948107" calcext:value-type="percentage">
            <text:p>1.57%</text:p>
          </table:table-cell>
          <table:table-cell table:style-name="ce7" office:value-type="float" office:value="160" calcext:value-type="float">
            <text:p>160</text:p>
          </table:table-cell>
          <table:table-cell table:style-name="ce39" office:value-type="float" office:value="41" calcext:value-type="float">
            <text:p>41</text:p>
          </table:table-cell>
          <table:table-cell table:style-name="ce60" table:formula="of:=[Extrapolation.I136]/[Extrapolation.G136]" office:value-type="float" office:value="114.020159389742" calcext:value-type="float">
            <text:p>114</text:p>
          </table:table-cell>
          <table:table-cell table:style-name="ce59" table:formula="of:=([Extrapolation.I167]/([Extrapolation.D167]*[Extrapolation.C167]) * ([Extrapolation.C136]*[Extrapolation.D136]) * [Extrapolation.F136]) /[Extrapolation.F167]" office:value-type="float" office:value="4674.82653497942" calcext:value-type="float">
            <text:p>4675</text:p>
          </table:table-cell>
          <table:table-cell table:style-name="ce27" table:formula="of:=([.H136]/8.1151602321/([.C136]*31.1764929577))" office:value-type="percentage" office:value="0.0402382664359476" calcext:value-type="percentage">
            <text:p>4.02%</text:p>
          </table:table-cell>
          <table:table-cell table:style-name="ce7" office:value-type="string" calcext:value-type="string">
            <text:p>N</text:p>
          </table:table-cell>
          <table:table-cell table:style-name="ce20" office:value-type="float" office:value="100" calcext:value-type="float">
            <text:p>100</text:p>
          </table:table-cell>
          <table:table-cell table:style-name="ce80" office:value-type="string" calcext:value-type="string">
            <text:p>http://www.festipedia.org.uk/wiki/Earl_Of_Merioneth_II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8" office:value-type="string" calcext:value-type="string">
            <text:p>Not available</text:p>
          </table:table-cell>
          <table:table-cell table:style-name="ce27" table:formula="of:=[.C137]/[.D137]" office:value-type="string" office:string-value="" calcext:value-type="error">
            <text:p>#VALUE!</text:p>
          </table:table-cell>
          <table:table-cell table:style-name="ce20" office:value-type="float" office:value="160" calcext:value-type="float">
            <text:p>160</text:p>
          </table:table-cell>
          <table:table-cell table:style-name="ce43" office:value-type="float" office:value="20" calcext:value-type="float">
            <text:p>20</text:p>
          </table:table-cell>
          <table:table-cell table:style-name="ce60" table:formula="of:=[Extrapolation.I137]/[Extrapolation.G137]" office:value-type="float" office:value="85.8494379108875" calcext:value-type="float">
            <text:p>86</text:p>
          </table:table-cell>
          <table:table-cell table:style-name="ce59" table:formula="of:=([Extrapolation.I136]/[Extrapolation.I54])*[Extrapolation.I65]" office:value-type="float" office:value="1716.98875821775" calcext:value-type="float">
            <text:p>1717</text:p>
          </table:table-cell>
          <table:table-cell table:style-name="ce27" table:formula="of:=([.H137]/8.1151602321/([.C137]*31.1764929577)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50" calcext:value-type="float">
            <text:p>50</text:p>
          </table:table-cell>
          <table:table-cell table:style-name="ce80" office:value-type="string" calcext:value-type="string">
            <text:p>http://www.festipedia.org.uk/wiki/Taliesin_III 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586" calcext:value-type="float">
            <text:p>1586</text:p>
          </table:table-cell>
          <table:table-cell table:style-name="ce27" table:formula="of:=[.C138]/[.D138]" office:value-type="percentage" office:value="0.0157629255989912" calcext:value-type="percentage">
            <text:p>1.58%</text:p>
          </table:table-cell>
          <table:table-cell table:style-name="ce7" office:value-type="float" office:value="170" calcext:value-type="float">
            <text:p>170</text:p>
          </table:table-cell>
          <table:table-cell table:style-name="ce43" office:value-type="float" office:value="84" calcext:value-type="float">
            <text:p>84</text:p>
          </table:table-cell>
          <table:table-cell table:style-name="ce60" table:formula="of:=[Extrapolation.I138]/[Extrapolation.G138]" office:value-type="float" office:value="383.487637030121" calcext:value-type="float">
            <text:p>383</text:p>
          </table:table-cell>
          <table:table-cell table:style-name="ce59" table:formula="of:=([Extrapolation.I179]/([Extrapolation.D179]*[Extrapolation.C179]) * ([Extrapolation.C138]*[Extrapolation.D138]) * [Extrapolation.F138]) /[Extrapolation.F179]" office:value-type="float" office:value="32212.9615105301" calcext:value-type="float">
            <text:p>32213</text:p>
          </table:table-cell>
          <table:table-cell table:style-name="ce27" table:formula="of:=([.H138]/8.1151602321/([.C138]*31.1764929577))" office:value-type="percentage" office:value="0.0606299206451031" calcext:value-type="percentage">
            <text:p>6.06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357" calcext:value-type="float">
            <text:p>357</text:p>
          </table:table-cell>
          <table:table-cell table:style-name="ce80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3" office:value-type="float" office:value="23.9" calcext:value-type="float">
            <text:p>23.9</text:p>
          </table:table-cell>
          <table:table-cell table:style-name="ce23" office:value-type="float" office:value="1333.5" calcext:value-type="float">
            <text:p>1333.5</text:p>
          </table:table-cell>
          <table:table-cell table:style-name="ce27" table:formula="of:=[.C139]/[.D139]" office:value-type="percentage" office:value="0.0179227596550431" calcext:value-type="percentage">
            <text:p>1.79%</text:p>
          </table:table-cell>
          <table:table-cell table:style-name="ce7" office:value-type="float" office:value="175" calcext:value-type="float">
            <text:p>175</text:p>
          </table:table-cell>
          <table:table-cell table:style-name="ce43" office:value-type="float" office:value="102" calcext:value-type="float">
            <text:p>102</text:p>
          </table:table-cell>
          <table:table-cell table:style-name="ce60" table:formula="of:=[Extrapolation.I139]/[Extrapolation.G139]" office:value-type="float" office:value="261.316804346242" calcext:value-type="float">
            <text:p>261</text:p>
          </table:table-cell>
          <table:table-cell table:style-name="ce59" table:formula="of:=([Extrapolation.I179]/([Extrapolation.D179]*[Extrapolation.C179]) * ([Extrapolation.C139]*[Extrapolation.D139]) * [Extrapolation.F139]) /[Extrapolation.F179]" office:value-type="float" office:value="26654.3140433167" calcext:value-type="float">
            <text:p>26654</text:p>
          </table:table-cell>
          <table:table-cell table:style-name="ce27" table:formula="of:=([.H139]/8.1151602321/([.C139]*31.1764929577))" office:value-type="percentage" office:value="0.0432160509107808" calcext:value-type="percentage">
            <text:p>4.32%</text:p>
          </table:table-cell>
          <table:table-cell table:style-name="ce7" office:value-type="string" calcext:value-type="string">
            <text:p>N</text:p>
          </table:table-cell>
          <table:table-cell table:style-name="ce20" office:value-type="float" office:value="350" calcext:value-type="float">
            <text:p>350</text:p>
          </table:table-cell>
          <table:table-cell table:style-name="ce80" office:value-type="string" calcext:value-type="string">
            <text:p>http://www.lnwrs.org.uk/PassLocos/PassLoco.php?loco=15a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050" calcext:value-type="float">
            <text:p>2050</text:p>
          </table:table-cell>
          <table:table-cell table:style-name="ce27" table:formula="of:=[.C140]/[.D140]" office:value-type="percentage" office:value="0.0151219512195122" calcext:value-type="percentage">
            <text:p>1.51%</text:p>
          </table:table-cell>
          <table:table-cell table:style-name="ce7" office:value-type="float" office:value="170" calcext:value-type="float">
            <text:p>170</text:p>
          </table:table-cell>
          <table:table-cell table:style-name="ce43" office:value-type="float" office:value="92" calcext:value-type="float">
            <text:p>92</text:p>
          </table:table-cell>
          <table:table-cell table:style-name="ce60" table:formula="of:=[Extrapolation.I140]/[Extrapolation.G140]" office:value-type="float" office:value="575.346339206634" calcext:value-type="float">
            <text:p>575</text:p>
          </table:table-cell>
          <table:table-cell table:style-name="ce59" table:formula="of:=([Extrapolation.I154]/([Extrapolation.D154]*[Extrapolation.C154]) * ([Extrapolation.C140]*[Extrapolation.D140]) * [Extrapolation.F140]) /[Extrapolation.F154]" office:value-type="float" office:value="52931.8632070104" calcext:value-type="float">
            <text:p>52932</text:p>
          </table:table-cell>
          <table:table-cell table:style-name="ce27" table:formula="of:=([.H140]/8.1151602321/([.C140]*31.1764929577))" office:value-type="percentage" office:value="0.0733572937353846" calcext:value-type="percentage">
            <text:p>7.34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460" calcext:value-type="float">
            <text:p>460</text:p>
          </table:table-cell>
          <table:table-cell table:style-name="ce80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575" calcext:value-type="float">
            <text:p>1575</text:p>
          </table:table-cell>
          <table:table-cell table:style-name="ce27" table:formula="of:=[.C141]/[.D141]" office:value-type="percentage" office:value="0.0158730158730159" calcext:value-type="percentage">
            <text:p>1.59%</text:p>
          </table:table-cell>
          <table:table-cell table:style-name="ce7" office:value-type="float" office:value="175" calcext:value-type="float">
            <text:p>175</text:p>
          </table:table-cell>
          <table:table-cell table:style-name="ce43" office:value-type="float" office:value="97" calcext:value-type="float">
            <text:p>97</text:p>
          </table:table-cell>
          <table:table-cell table:style-name="ce60" table:formula="of:=[Extrapolation.I141]/[Extrapolation.G141]" office:value-type="float" office:value="339.488777115859" calcext:value-type="float">
            <text:p>339</text:p>
          </table:table-cell>
          <table:table-cell table:style-name="ce59" table:formula="of:=([Extrapolation.I179]/([Extrapolation.D179]*[Extrapolation.C179]) * ([Extrapolation.C141]*[Extrapolation.D141]) * [Extrapolation.F141]) /[Extrapolation.F179]" office:value-type="float" office:value="32930.4113802384" calcext:value-type="float">
            <text:p>32930</text:p>
          </table:table-cell>
          <table:table-cell table:style-name="ce27" table:formula="of:=([.H141]/8.1151602321/([.C141]*31.1764929577))" office:value-type="percentage" office:value="0.0536736406311345" calcext:value-type="percentage">
            <text:p>5.37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300" calcext:value-type="float">
            <text:p>300</text:p>
          </table:table-cell>
          <table:table-cell table:style-name="ce80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89" calcext:value-type="float">
            <text:p>489</text:p>
          </table:table-cell>
          <table:table-cell table:style-name="ce27" table:formula="of:=[.C142]/[.D142]" office:value-type="percentage" office:value="0.0204498977505112" calcext:value-type="percentage">
            <text:p>2.04%</text:p>
          </table:table-cell>
          <table:table-cell table:style-name="ce7" office:value-type="float" office:value="150" calcext:value-type="float">
            <text:p>150</text:p>
          </table:table-cell>
          <table:table-cell table:style-name="ce43" office:value-type="float" office:value="48" calcext:value-type="float">
            <text:p>48</text:p>
          </table:table-cell>
          <table:table-cell table:style-name="ce60" table:formula="of:=[Extrapolation.I142]/[Extrapolation.G142]" office:value-type="float" office:value="48.5939198164473" calcext:value-type="float">
            <text:p>49</text:p>
          </table:table-cell>
          <table:table-cell table:style-name="ce59" table:formula="of:=([Extrapolation.I113]/([Extrapolation.D113]*[Extrapolation.C113]) * ([Extrapolation.C142]*[Extrapolation.D142]) * [Extrapolation.F142]) /[Extrapolation.F113]" office:value-type="float" office:value="2332.50815118947" calcext:value-type="float">
            <text:p>2333</text:p>
          </table:table-cell>
          <table:table-cell table:style-name="ce27" table:formula="of:=([.H142]/8.1151602321/([.C142]*31.1764929577))" office:value-type="percentage" office:value="0.0192069131949245" calcext:value-type="percentage">
            <text:p>1.92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0" calcext:value-type="float">
            <text:p>0</text:p>
          </table:table-cell>
          <table:table-cell table:style-name="ce80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160" calcext:value-type="float">
            <text:p>1160</text:p>
          </table:table-cell>
          <table:table-cell table:style-name="ce27" table:formula="of:=[.C143]/[.D143]" office:value-type="percentage" office:value="0.0181034482758621" calcext:value-type="percentage">
            <text:p>1.81%</text:p>
          </table:table-cell>
          <table:table-cell table:style-name="ce7" office:value-type="float" office:value="175" calcext:value-type="float">
            <text:p>175</text:p>
          </table:table-cell>
          <table:table-cell table:style-name="ce43" office:value-type="float" office:value="109" calcext:value-type="float">
            <text:p>109</text:p>
          </table:table-cell>
          <table:table-cell table:style-name="ce60" table:formula="of:=[Extrapolation.I143]/[Extrapolation.G143]" office:value-type="float" office:value="186.907778353891" calcext:value-type="float">
            <text:p>187</text:p>
          </table:table-cell>
          <table:table-cell table:style-name="ce59" table:formula="of:=([Extrapolation.I179]/([Extrapolation.D179]*[Extrapolation.C179]) * ([Extrapolation.C143]*[Extrapolation.D143]) * [Extrapolation.F143]) /[Extrapolation.F179]" office:value-type="float" office:value="20372.9478405741" calcext:value-type="float">
            <text:p>20373</text:p>
          </table:table-cell>
          <table:table-cell table:style-name="ce27" table:formula="of:=([.H143]/8.1151602321/([.C143]*31.1764929577))" office:value-type="percentage" office:value="0.03517901874947" calcext:value-type="percentage">
            <text:p>3.52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255" calcext:value-type="float">
            <text:p>255</text:p>
          </table:table-cell>
          <table:table-cell table:style-name="ce80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770" calcext:value-type="float">
            <text:p>1770</text:p>
          </table:table-cell>
          <table:table-cell table:style-name="ce27" table:formula="of:=[.C144]/[.D144]" office:value-type="percentage" office:value="0.0135593220338983" calcext:value-type="percentage">
            <text:p>1.36%</text:p>
          </table:table-cell>
          <table:table-cell table:style-name="ce7" office:value-type="float" office:value="160" calcext:value-type="float">
            <text:p>160</text:p>
          </table:table-cell>
          <table:table-cell table:style-name="ce43" office:value-type="float" office:value="114" calcext:value-type="float">
            <text:p>114</text:p>
          </table:table-cell>
          <table:table-cell table:style-name="ce60" table:formula="of:=[Extrapolation.I144]/[Extrapolation.G144]" office:value-type="float" office:value="284.930001281558" calcext:value-type="float">
            <text:p>285</text:p>
          </table:table-cell>
          <table:table-cell table:style-name="ce59" table:formula="of:=([Extrapolation.I179]/([Extrapolation.D179]*[Extrapolation.C179]) * ([Extrapolation.C144]*[Extrapolation.D144]) * [Extrapolation.F144]) /[Extrapolation.F179]" office:value-type="float" office:value="32482.0201460977" calcext:value-type="float">
            <text:p>32482</text:p>
          </table:table-cell>
          <table:table-cell table:style-name="ce27" table:formula="of:=([.H144]/8.1151602321/([.C144]*31.1764929577))" office:value-type="percentage" office:value="0.0469248160908149" calcext:value-type="percentage">
            <text:p>4.69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380" calcext:value-type="float">
            <text:p>380</text:p>
          </table:table-cell>
          <table:table-cell table:style-name="ce80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294" calcext:value-type="float">
            <text:p>1294</text:p>
          </table:table-cell>
          <table:table-cell table:style-name="ce27" table:formula="of:=[.C145]/[.D145]" office:value-type="percentage" office:value="0.0193199381761978" calcext:value-type="percentage">
            <text:p>1.93%</text:p>
          </table:table-cell>
          <table:table-cell table:style-name="ce7" office:value-type="float" office:value="170" calcext:value-type="float">
            <text:p>170</text:p>
          </table:table-cell>
          <table:table-cell table:style-name="ce43" office:value-type="float" office:value="118" calcext:value-type="float">
            <text:p>118</text:p>
          </table:table-cell>
          <table:table-cell table:style-name="ce60" table:formula="of:=[Extrapolation.I145]/[Extrapolation.G145]" office:value-type="float" office:value="228.346260751148" calcext:value-type="float">
            <text:p>228</text:p>
          </table:table-cell>
          <table:table-cell table:style-name="ce59" table:formula="of:=([Extrapolation.I154]/([Extrapolation.D154]*[Extrapolation.C154]) * ([Extrapolation.C145]*[Extrapolation.D145]) * [Extrapolation.F145]) /[Extrapolation.F154]" office:value-type="float" office:value="26944.8587686355" calcext:value-type="float">
            <text:p>26945</text:p>
          </table:table-cell>
          <table:table-cell table:style-name="ce27" table:formula="of:=([.H145]/8.1151602321/([.C145]*31.1764929577))" office:value-type="percentage" office:value="0.0361018565713521" calcext:value-type="percentage">
            <text:p>3.61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279" calcext:value-type="float">
            <text:p>279</text:p>
          </table:table-cell>
          <table:table-cell table:style-name="ce80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815" calcext:value-type="float">
            <text:p>1815</text:p>
          </table:table-cell>
          <table:table-cell table:style-name="ce27" table:formula="of:=[.C146]/[.D146]" office:value-type="percentage" office:value="0.0170798898071625" calcext:value-type="percentage">
            <text:p>1.71%</text:p>
          </table:table-cell>
          <table:table-cell table:style-name="ce7" office:value-type="float" office:value="175" calcext:value-type="float">
            <text:p>175</text:p>
          </table:table-cell>
          <table:table-cell table:style-name="ce43" office:value-type="float" office:value="120" calcext:value-type="float">
            <text:p>120</text:p>
          </table:table-cell>
          <table:table-cell table:style-name="ce60" table:formula="of:=[Extrapolation.I146]/[Extrapolation.G146]" office:value-type="float" office:value="402.020159041766" calcext:value-type="float">
            <text:p>402</text:p>
          </table:table-cell>
          <table:table-cell table:style-name="ce59" table:formula="of:=([Extrapolation.I154]/([Extrapolation.D154]*[Extrapolation.C154]) * ([Extrapolation.C146]*[Extrapolation.D146]) * [Extrapolation.F146]) /[Extrapolation.F154]" office:value-type="float" office:value="48242.419085012" calcext:value-type="float">
            <text:p>48242</text:p>
          </table:table-cell>
          <table:table-cell table:style-name="ce27" table:formula="of:=([.H146]/8.1151602321/([.C146]*31.1764929577))" office:value-type="percentage" office:value="0.0512580143206251" calcext:value-type="percentage">
            <text:p>5.13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415" calcext:value-type="float">
            <text:p>415</text:p>
          </table:table-cell>
          <table:table-cell table:style-name="ce80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687" calcext:value-type="float">
            <text:p>1687</text:p>
          </table:table-cell>
          <table:table-cell table:style-name="ce27" table:formula="of:=[.C147]/[.D147]" office:value-type="percentage" office:value="0.016004742145821" calcext:value-type="percentage">
            <text:p>1.60%</text:p>
          </table:table-cell>
          <table:table-cell table:style-name="ce7" office:value-type="float" office:value="170" calcext:value-type="float">
            <text:p>170</text:p>
          </table:table-cell>
          <table:table-cell table:style-name="ce43" office:value-type="float" office:value="108" calcext:value-type="float">
            <text:p>108</text:p>
          </table:table-cell>
          <table:table-cell table:style-name="ce60" table:formula="of:=[Extrapolation.I147]/[Extrapolation.G147]" office:value-type="float" office:value="342.643543936093" calcext:value-type="float">
            <text:p>343</text:p>
          </table:table-cell>
          <table:table-cell table:style-name="ce59" table:formula="of:=([Extrapolation.I179]/([Extrapolation.D179]*[Extrapolation.C179]) * ([Extrapolation.C147]*[Extrapolation.D147]) * [Extrapolation.F147]) /[Extrapolation.F179]" office:value-type="float" office:value="37005.502745098" calcext:value-type="float">
            <text:p>37006</text:p>
          </table:table-cell>
          <table:table-cell table:style-name="ce27" table:formula="of:=([.H147]/8.1151602321/([.C147]*31.1764929577))" office:value-type="percentage" office:value="0.0501596422094733" calcext:value-type="percentage">
            <text:p>5.02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383" calcext:value-type="float">
            <text:p>383</text:p>
          </table:table-cell>
          <table:table-cell table:style-name="ce80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23" office:value-type="float" office:value="21.4" calcext:value-type="float">
            <text:p>21.4</text:p>
          </table:table-cell>
          <table:table-cell table:style-name="ce23" office:value-type="float" office:value="1180" calcext:value-type="float">
            <text:p>1180</text:p>
          </table:table-cell>
          <table:table-cell table:style-name="ce27" table:formula="of:=[.C148]/[.D148]" office:value-type="percentage" office:value="0.018135593220339" calcext:value-type="percentage">
            <text:p>1.81%</text:p>
          </table:table-cell>
          <table:table-cell table:style-name="ce7" office:value-type="float" office:value="160" calcext:value-type="float">
            <text:p>160</text:p>
          </table:table-cell>
          <table:table-cell table:style-name="ce43" office:value-type="float" office:value="91" calcext:value-type="float">
            <text:p>91</text:p>
          </table:table-cell>
          <table:table-cell table:style-name="ce60" table:formula="of:=[Extrapolation.I148]/[Extrapolation.G148]" office:value-type="float" office:value="162.447239731104" calcext:value-type="float">
            <text:p>162</text:p>
          </table:table-cell>
          <table:table-cell table:style-name="ce59" table:formula="of:=([Extrapolation.I167]/([Extrapolation.D167]*[Extrapolation.C167]) * ([Extrapolation.C148]*[Extrapolation.D148]) * [Extrapolation.F148]) /[Extrapolation.F167]" office:value-type="float" office:value="14782.6988155305" calcext:value-type="float">
            <text:p>14783</text:p>
          </table:table-cell>
          <table:table-cell table:style-name="ce27" table:formula="of:=([.H148]/8.1151602321/([.C148]*31.1764929577))" office:value-type="percentage" office:value="0.0300036578174737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197" calcext:value-type="float">
            <text:p>197</text:p>
          </table:table-cell>
          <table:table-cell table:style-name="ce80" office:value-type="string" calcext:value-type="string">
            <text:p>http://en.wikipedia.org/wiki/Metropolitan_Railway_G_Class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880" calcext:value-type="float">
            <text:p>1880</text:p>
          </table:table-cell>
          <table:table-cell table:style-name="ce27" table:formula="of:=[.C149]/[.D149]" office:value-type="percentage" office:value="0.0159574468085106" calcext:value-type="percentage">
            <text:p>1.60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119" calcext:value-type="float">
            <text:p>119</text:p>
          </table:table-cell>
          <table:table-cell table:style-name="ce60" table:formula="of:=[Extrapolation.I149]/[Extrapolation.G149]" office:value-type="float" office:value="407.702325220746" calcext:value-type="float">
            <text:p>408</text:p>
          </table:table-cell>
          <table:table-cell table:style-name="ce59" table:formula="of:=([Extrapolation.I179]/([Extrapolation.D179]*[Extrapolation.C179]) * ([Extrapolation.C149]*[Extrapolation.D149]) * [Extrapolation.F149]) /[Extrapolation.F179]" office:value-type="float" office:value="48516.5767012687" calcext:value-type="float">
            <text:p>48517</text:p>
          </table:table-cell>
          <table:table-cell table:style-name="ce27" table:formula="of:=([.H149]/8.1151602321/([.C149]*31.1764929577))" office:value-type="percentage" office:value="0.0537152466773792" calcext:value-type="percentage">
            <text:p>5.37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310" calcext:value-type="float">
            <text:p>310</text:p>
          </table:table-cell>
          <table:table-cell table:style-name="ce80" office:value-type="string" calcext:value-type="string">
            <text:p>http://orion.math.iastate.edu/jdhsmith/term/slgblsw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3" office:value-type="float" office:value="21.1" calcext:value-type="float">
            <text:p>21.1</text:p>
          </table:table-cell>
          <table:table-cell table:style-name="ce23" office:value-type="float" office:value="1167.25" calcext:value-type="float">
            <text:p>1167.25</text:p>
          </table:table-cell>
          <table:table-cell table:style-name="ce27" table:formula="of:=[.C150]/[.D150]" office:value-type="percentage" office:value="0.0180766759477404" calcext:value-type="percentage">
            <text:p>1.81%</text:p>
          </table:table-cell>
          <table:table-cell table:style-name="ce7" office:value-type="float" office:value="175" calcext:value-type="float">
            <text:p>175</text:p>
          </table:table-cell>
          <table:table-cell table:style-name="ce43" office:value-type="float" office:value="88" calcext:value-type="float">
            <text:p>88</text:p>
          </table:table-cell>
          <table:table-cell table:style-name="ce60" table:formula="of:=[Extrapolation.I150]/[Extrapolation.G150]" office:value-type="float" office:value="209.584645962137" calcext:value-type="float">
            <text:p>210</text:p>
          </table:table-cell>
          <table:table-cell table:style-name="ce59" table:formula="of:=((([Extrapolation.I167]/([Extrapolation.D167]*[Extrapolation.C167])*([Extrapolation.C150]*[Extrapolation.D150])*[Extrapolation.F150])/[Extrapolation.F167])+(([Extrapolation.I154]/([Extrapolation.D154]*[Extrapolation.C154])*([Extrapolation.C150]*[Extrapolation.D150])*[Extrapolation.F150])/[Extrapolation.F154]))/2" office:value-type="float" office:value="18443.448844668" calcext:value-type="float">
            <text:p>18443</text:p>
          </table:table-cell>
          <table:table-cell table:style-name="ce27" table:formula="of:=([.H150]/8.1151602321/([.C150]*31.1764929577))" office:value-type="percentage" office:value="0.0392602127689686" calcext:value-type="percentage">
            <text:p>3.93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252.75" calcext:value-type="float">
            <text:p>252.75</text:p>
          </table:table-cell>
          <table:table-cell table:style-name="ce80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23" office:value-type="float" office:value="21.4" calcext:value-type="float">
            <text:p>21.4</text:p>
          </table:table-cell>
          <table:table-cell table:style-name="ce23" office:value-type="float" office:value="1180" calcext:value-type="float">
            <text:p>1180</text:p>
          </table:table-cell>
          <table:table-cell table:style-name="ce27" table:formula="of:=[.C151]/[.D151]" office:value-type="percentage" office:value="0.018135593220339" calcext:value-type="percentage">
            <text:p>1.81%</text:p>
          </table:table-cell>
          <table:table-cell table:style-name="ce7" office:value-type="float" office:value="160" calcext:value-type="float">
            <text:p>160</text:p>
          </table:table-cell>
          <table:table-cell table:style-name="ce43" office:value-type="float" office:value="82" calcext:value-type="float">
            <text:p>82</text:p>
          </table:table-cell>
          <table:table-cell table:style-name="ce60" table:formula="of:=[Extrapolation.I151]/[Extrapolation.G151]" office:value-type="float" office:value="241.409644291595" calcext:value-type="float">
            <text:p>241</text:p>
          </table:table-cell>
          <table:table-cell table:style-name="ce59" table:formula="of:=([Extrapolation.I155]/([Extrapolation.D155]*[Extrapolation.C155]) * ([Extrapolation.C151]*[Extrapolation.D151]) * [Extrapolation.F151]) /[Extrapolation.F155]" office:value-type="float" office:value="19795.5908319108" calcext:value-type="float">
            <text:p>19796</text:p>
          </table:table-cell>
          <table:table-cell table:style-name="ce27" table:formula="of:=([.H151]/8.1151602321/([.C151]*31.1764929577))" office:value-type="percentage" office:value="0.0445878450945213" calcext:value-type="percentage">
            <text:p>4.46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164" calcext:value-type="float">
            <text:p>164</text:p>
          </table:table-cell>
          <table:table-cell table:style-name="ce80" office:value-type="string" calcext:value-type="string">
            <text:p>http://en.wikipedia.org/wiki/Metropolitan_Railway_H_Class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930" calcext:value-type="float">
            <text:p>2930</text:p>
          </table:table-cell>
          <table:table-cell table:style-name="ce27" table:formula="of:=[.C152]/[.D152]" office:value-type="percentage" office:value="0.0139931740614334" calcext:value-type="percentage">
            <text:p>1.40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133" calcext:value-type="float">
            <text:p>133</text:p>
          </table:table-cell>
          <table:table-cell table:style-name="ce60" table:formula="of:=[Extrapolation.I152]/[Extrapolation.G152]" office:value-type="float" office:value="668.628780494927" calcext:value-type="float">
            <text:p>669</text:p>
          </table:table-cell>
          <table:table-cell table:style-name="ce59" table:formula="of:=([Extrapolation.I184]/([Extrapolation.D184]*[Extrapolation.C184]) * ([Extrapolation.C152]*[Extrapolation.D152]) * [Extrapolation.F152]) /[Extrapolation.F184]" office:value-type="float" office:value="88927.6278058252" calcext:value-type="float">
            <text:p>88928</text:p>
          </table:table-cell>
          <table:table-cell table:style-name="ce27" table:formula="of:=([.H152]/8.1151602321/([.C152]*31.1764929577))" office:value-type="percentage" office:value="0.0644580036345369" calcext:value-type="percentage">
            <text:p>6.45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525" calcext:value-type="float">
            <text:p>525</text:p>
          </table:table-cell>
          <table:table-cell table:style-name="ce80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880" calcext:value-type="float">
            <text:p>1880</text:p>
          </table:table-cell>
          <table:table-cell table:style-name="ce27" table:formula="of:=[.C153]/[.D153]" office:value-type="percentage" office:value="0.0148936170212766" calcext:value-type="percentage">
            <text:p>1.49%</text:p>
          </table:table-cell>
          <table:table-cell table:style-name="ce7" office:value-type="float" office:value="200" calcext:value-type="float">
            <text:p>200</text:p>
          </table:table-cell>
          <table:table-cell table:style-name="ce43" office:value-type="float" office:value="106" calcext:value-type="float">
            <text:p>106</text:p>
          </table:table-cell>
          <table:table-cell table:style-name="ce60" table:formula="of:=[Extrapolation.I153]/[Extrapolation.G153]" office:value-type="float" office:value="474.655537259093" calcext:value-type="float">
            <text:p>475</text:p>
          </table:table-cell>
          <table:table-cell table:style-name="ce59" table:formula="of:=([Extrapolation.I179]/([Extrapolation.D179]*[Extrapolation.C179]) * ([Extrapolation.C153]*[Extrapolation.D153]) * [Extrapolation.F153]) /[Extrapolation.F179]" office:value-type="float" office:value="50313.4869494639" calcext:value-type="float">
            <text:p>50313</text:p>
          </table:table-cell>
          <table:table-cell table:style-name="ce27" table:formula="of:=([.H153]/8.1151602321/([.C153]*31.1764929577))" office:value-type="percentage" office:value="0.0670032951216785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68" office:value-type="float" office:value="335" calcext:value-type="float">
            <text:p>335</text:p>
          </table:table-cell>
          <table:table-cell table:style-name="ce80" office:value-type="string" calcext:value-type="string">
            <text:p>http://orion.math.iastate.edu/jdhsmith/term/slgbs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294" calcext:value-type="float">
            <text:p>1294</text:p>
          </table:table-cell>
          <table:table-cell table:style-name="ce27" table:formula="of:=[.C154]/[.D154]" office:value-type="percentage" office:value="0.0193199381761978" calcext:value-type="percentage">
            <text:p>1.93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87" calcext:value-type="float">
            <text:p>87</text:p>
          </table:table-cell>
          <table:table-cell table:style-name="ce60" table:formula="of:=[Extrapolation.I154]/[Extrapolation.G154]" office:value-type="float" office:value="327.929315642623" calcext:value-type="float">
            <text:p>328</text:p>
          </table:table-cell>
          <table:table-cell table:style-name="ce59" table:formula="of:=([Extrapolation.I155]/([Extrapolation.D155]*[Extrapolation.C155]) * ([Extrapolation.C154]*[Extrapolation.D154]) * [Extrapolation.F154]) /[Extrapolation.F155]" office:value-type="float" office:value="28529.8504609082" calcext:value-type="float">
            <text:p>28530</text:p>
          </table:table-cell>
          <table:table-cell table:style-name="ce27" table:formula="of:=([.H154]/8.1151602321/([.C154]*31.1764929577))" office:value-type="percentage" office:value="0.0518460739401973" calcext:value-type="percentage">
            <text:p>5.1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80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20" calcext:value-type="float">
            <text:p>2020</text:p>
          </table:table-cell>
          <table:table-cell table:style-name="ce26" table:formula="of:=[.C155]/[.D155]" office:value-type="percentage" office:value="0.0143564356435644" calcext:value-type="percentage">
            <text:p>1.44%</text:p>
          </table:table-cell>
          <table:table-cell table:style-name="ce5" office:value-type="float" office:value="225" calcext:value-type="float">
            <text:p>225</text:p>
          </table:table-cell>
          <table:table-cell table:style-name="ce46" office:value-type="float" office:value="141" calcext:value-type="float">
            <text:p>141</text:p>
          </table:table-cell>
          <table:table-cell table:style-name="ce61" office:value-type="float" office:value="458" calcext:value-type="float">
            <text:p>458</text:p>
          </table:table-cell>
          <table:table-cell table:style-name="ce51" table:formula="of:=[Extrapolation.H155]*[Extrapolation.G155]" office:value-type="float" office:value="64578" calcext:value-type="float">
            <text:p>64578</text:p>
          </table:table-cell>
          <table:table-cell table:style-name="ce26" table:formula="of:=([.H155]/9.0778663424/([.C155]*31.1764929577))" office:value-type="percentage" office:value="0.0558028572027174" calcext:value-type="percentage">
            <text:p>5.58%</text:p>
          </table:table-cell>
          <table:table-cell table:style-name="ce5" office:value-type="string" calcext:value-type="string">
            <text:p>N</text:p>
          </table:table-cell>
          <table:table-cell table:style-name="ce69" office:value-type="float" office:value="265" calcext:value-type="float">
            <text:p>265</text:p>
          </table:table-cell>
          <table:table-cell table:style-name="ce83" office:value-type="string" calcext:value-type="string">
            <text:p>http://orion.math.iastate.edu/jdhsmith/term/slgbgw.htm</text:p>
          </table:table-cell>
          <table:table-cell table:style-name="ce10"/>
          <table:table-cell table:style-name="ce5" table:number-columns-repeated="101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3" office:value-type="float" office:value="28.5" calcext:value-type="float">
            <text:p>28.5</text:p>
          </table:table-cell>
          <table:table-cell table:style-name="ce23" table:formula="of:=147+1170" office:value-type="float" office:value="1317" calcext:value-type="float">
            <text:p>1317</text:p>
          </table:table-cell>
          <table:table-cell table:style-name="ce27" table:formula="of:=[.C156]/[.D156]" office:value-type="percentage" office:value="0.0216400911161731" calcext:value-type="percentage">
            <text:p>2.16%</text:p>
          </table:table-cell>
          <table:table-cell table:style-name="ce7" office:value-type="float" office:value="200" calcext:value-type="float">
            <text:p>200</text:p>
          </table:table-cell>
          <table:table-cell table:style-name="ce43" office:value-type="float" office:value="101" calcext:value-type="float">
            <text:p>101</text:p>
          </table:table-cell>
          <table:table-cell table:style-name="ce53" table:formula="of:=[Extrapolation.I156]/[Extrapolation.G156]" office:value-type="float" office:value="355.203958873396" calcext:value-type="float">
            <text:p>355</text:p>
          </table:table-cell>
          <table:table-cell table:formula="of:=([Extrapolation.I179]/([Extrapolation.D179]*[Extrapolation.C179]) * ([Extrapolation.C156]*[Extrapolation.D156]) * [Extrapolation.F156]) /[Extrapolation.F179]" office:value-type="float" office:value="35875.599846213" calcext:value-type="float">
            <text:p>35876</text:p>
          </table:table-cell>
          <table:table-cell table:style-name="ce27" table:formula="of:=([.H156]/8.1151602321/([.C156]*31.1764929577))" office:value-type="percentage" office:value="0.0492616073603147" calcext:value-type="percentage">
            <text:p>4.93%</text:p>
          </table:table-cell>
          <table:table-cell table:style-name="ce65" office:value-type="string" calcext:value-type="string">
            <text:p>Y</text:p>
          </table:table-cell>
          <table:table-cell table:style-name="ce68" office:value-type="float" office:value="272" calcext:value-type="float">
            <text:p>272</text:p>
          </table:table-cell>
          <table:table-cell table:style-name="ce80" office:value-type="string" calcext:value-type="string">
            <text:p>http://en.wikipedia.org/wiki/LMS_Compound_4-4-0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67" calcext:value-type="float">
            <text:p>967</text:p>
          </table:table-cell>
          <table:table-cell table:style-name="ce27" table:formula="of:=[.C157]/[.D157]" office:value-type="percentage" office:value="0.0165460186142709" calcext:value-type="percentage">
            <text:p>1.65%</text:p>
          </table:table-cell>
          <table:table-cell table:style-name="ce7" office:value-type="float" office:value="160" calcext:value-type="float">
            <text:p>160</text:p>
          </table:table-cell>
          <table:table-cell table:style-name="ce43" office:value-type="float" office:value="93" calcext:value-type="float">
            <text:p>93</text:p>
          </table:table-cell>
          <table:table-cell table:style-name="ce53" table:formula="of:=[Extrapolation.I157]/[Extrapolation.G157]" office:value-type="float" office:value="127.210228140358" calcext:value-type="float">
            <text:p>127</text:p>
          </table:table-cell>
          <table:table-cell table:formula="of:=([Extrapolation.I143]/([Extrapolation.D143]*[Extrapolation.C143]) * ([Extrapolation.C157]*[Extrapolation.D157]) * [Extrapolation.F157]) /[Extrapolation.F143]" office:value-type="float" office:value="11830.5512170533" calcext:value-type="float">
            <text:p>11831</text:p>
          </table:table-cell>
          <table:table-cell table:style-name="ce27" table:formula="of:=([.H157]/8.1151602321/([.C157]*31.1764929577))" office:value-type="percentage" office:value="0.031425173903282" calcext:value-type="percentage">
            <text:p>3.14%</text:p>
          </table:table-cell>
          <table:table-cell table:style-name="ce67" office:value-type="string" calcext:value-type="string">
            <text:p>N</text:p>
          </table:table-cell>
          <table:table-cell table:style-name="ce68" office:value-type="float" office:value="0" calcext:value-type="float">
            <text:p>0</text:p>
          </table:table-cell>
          <table:table-cell table:style-name="ce80" office:value-type="string" calcext:value-type="string">
            <text:p>http://en.wikipedia.org/wiki/LMS_Fowler_Class_3F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505" calcext:value-type="float">
            <text:p>1505</text:p>
          </table:table-cell>
          <table:table-cell table:style-name="ce27" table:formula="of:=[.C158]/[.D158]" office:value-type="percentage" office:value="0.0186046511627907" calcext:value-type="percentage">
            <text:p>1.86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118" calcext:value-type="float">
            <text:p>118</text:p>
          </table:table-cell>
          <table:table-cell table:style-name="ce53" table:formula="of:=[Extrapolation.I158]/[Extrapolation.G158]" office:value-type="float" office:value="307.20166819802" calcext:value-type="float">
            <text:p>307</text:p>
          </table:table-cell>
          <table:table-cell table:formula="of:=([Extrapolation.I179]/([Extrapolation.D179]*[Extrapolation.C179]) * ([Extrapolation.C158]*[Extrapolation.D158]) * [Extrapolation.F158]) /[Extrapolation.F179]" office:value-type="float" office:value="36249.7968473664" calcext:value-type="float">
            <text:p>36250</text:p>
          </table:table-cell>
          <table:table-cell table:style-name="ce27" table:formula="of:=([.H158]/8.1151602321/([.C158]*31.1764929577))" office:value-type="percentage" office:value="0.0433651825806222" calcext:value-type="percentage">
            <text:p>4.34%</text:p>
          </table:table-cell>
          <table:table-cell table:style-name="ce67" office:value-type="string" calcext:value-type="string">
            <text:p>N</text:p>
          </table:table-cell>
          <table:table-cell table:style-name="ce68" office:value-type="float" office:value="310" calcext:value-type="float">
            <text:p>310</text:p>
          </table:table-cell>
          <table:table-cell table:style-name="ce80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1990" calcext:value-type="float">
            <text:p>1990</text:p>
          </table:table-cell>
          <table:table-cell table:style-name="ce27" table:formula="of:=[.C159]/[.D159]" office:value-type="percentage" office:value="0.0165829145728643" calcext:value-type="percentage">
            <text:p>1.66%</text:p>
          </table:table-cell>
          <table:table-cell table:style-name="ce7" office:value-type="float" office:value="220" calcext:value-type="float">
            <text:p>220</text:p>
          </table:table-cell>
          <table:table-cell table:style-name="ce43" office:value-type="float" office:value="149" calcext:value-type="float">
            <text:p>149</text:p>
          </table:table-cell>
          <table:table-cell table:style-name="ce53" table:formula="of:=[Extrapolation.I159]/[Extrapolation.G159]" office:value-type="float" office:value="354.765512073692" calcext:value-type="float">
            <text:p>355</text:p>
          </table:table-cell>
          <table:table-cell table:formula="of:=([Extrapolation.I167]/([Extrapolation.D167]*[Extrapolation.C167]) * ([Extrapolation.C159]*[Extrapolation.D159]) * [Extrapolation.F159]) /[Extrapolation.F167]" office:value-type="float" office:value="52860.0612989801" calcext:value-type="float">
            <text:p>52860</text:p>
          </table:table-cell>
          <table:table-cell table:style-name="ce27" table:formula="of:=([.H159]/8.1151602321/([.C159]*31.1764929577))" office:value-type="percentage" office:value="0.0424916010236531" calcext:value-type="percentage">
            <text:p>4.25%</text:p>
          </table:table-cell>
          <table:table-cell table:style-name="ce67" office:value-type="string" calcext:value-type="string">
            <text:p>N</text:p>
          </table:table-cell>
          <table:table-cell table:style-name="ce68" office:value-type="float" office:value="375" calcext:value-type="float">
            <text:p>375</text:p>
          </table:table-cell>
          <table:table-cell table:style-name="ce80" office:value-type="string" calcext:value-type="string">
            <text:p>http://orion.math.iastate.edu/jdhsmith/term/slgbsr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921.1" calcext:value-type="float">
            <text:p>921.1</text:p>
          </table:table-cell>
          <table:table-cell table:style-name="ce27" table:formula="of:=[.C160]/[.D160]" office:value-type="percentage" office:value="0.0211703398110954" calcext:value-type="percentage">
            <text:p>2.12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84" calcext:value-type="float">
            <text:p>84</text:p>
          </table:table-cell>
          <table:table-cell table:style-name="ce53" table:formula="of:=[Extrapolation.I160]/[Extrapolation.G160]" office:value-type="float" office:value="183.938717196683" calcext:value-type="float">
            <text:p>184</text:p>
          </table:table-cell>
          <table:table-cell table:formula="of:=([Extrapolation.I179]/([Extrapolation.D179]*[Extrapolation.C179]) * ([Extrapolation.C160]*[Extrapolation.D160]) * [Extrapolation.F160]) /[Extrapolation.F179]" office:value-type="float" office:value="15450.8522445213" calcext:value-type="float">
            <text:p>15451</text:p>
          </table:table-cell>
          <table:table-cell table:style-name="ce27" table:formula="of:=([.H160]/8.1151602321/([.C160]*31.1764929577))" office:value-type="percentage" office:value="0.0372832860437535" calcext:value-type="percentage">
            <text:p>3.73%</text:p>
          </table:table-cell>
          <table:table-cell table:style-name="ce67" office:value-type="string" calcext:value-type="string">
            <text:p>N</text:p>
          </table:table-cell>
          <table:table-cell table:style-name="ce68" office:value-type="float" office:value="149" calcext:value-type="float">
            <text:p>149</text:p>
          </table:table-cell>
          <table:table-cell table:style-name="ce80" office:value-type="string" calcext:value-type="string">
            <text:p>http://en.wikipedia.org/wiki/South_African_Class_NG_G16_2-6-2%2B2-6-2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200" calcext:value-type="float">
            <text:p>2200</text:p>
          </table:table-cell>
          <table:table-cell table:style-name="ce27" table:formula="of:=[.C161]/[.D161]" office:value-type="percentage" office:value="0.0154545454545455" calcext:value-type="percentage">
            <text:p>1.55%</text:p>
          </table:table-cell>
          <table:table-cell table:style-name="ce7" office:value-type="float" office:value="250" calcext:value-type="float">
            <text:p>250</text:p>
          </table:table-cell>
          <table:table-cell table:style-name="ce43" office:value-type="float" office:value="177" calcext:value-type="float">
            <text:p>177</text:p>
          </table:table-cell>
          <table:table-cell table:style-name="ce53" table:formula="of:=[Extrapolation.I161]/[Extrapolation.G161]" office:value-type="float" office:value="517.631915149434" calcext:value-type="float">
            <text:p>518</text:p>
          </table:table-cell>
          <table:table-cell table:formula="of:=([Extrapolation.I154]/([Extrapolation.D154]*[Extrapolation.C154]) * ([Extrapolation.C161]*[Extrapolation.D161]) * [Extrapolation.F161]) /[Extrapolation.F154]" office:value-type="float" office:value="91620.8489814499" calcext:value-type="float">
            <text:p>91621</text:p>
          </table:table-cell>
          <table:table-cell table:style-name="ce27" table:formula="of:=([.H161]/8.1151602321/([.C161]*31.1764929577))" office:value-type="percentage" office:value="0.0601752314278378" calcext:value-type="percentage">
            <text:p>6.02%</text:p>
          </table:table-cell>
          <table:table-cell table:style-name="ce67" office:value-type="string" calcext:value-type="string">
            <text:p>N</text:p>
          </table:table-cell>
          <table:table-cell table:style-name="ce68" office:value-type="float" office:value="290" calcext:value-type="float">
            <text:p>290</text:p>
          </table:table-cell>
          <table:table-cell table:style-name="ce80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265" calcext:value-type="float">
            <text:p>1265</text:p>
          </table:table-cell>
          <table:table-cell table:style-name="ce27" table:formula="of:=[.C162]/[.D162]" office:value-type="percentage" office:value="0.0213438735177866" calcext:value-type="percentage">
            <text:p>2.13%</text:p>
          </table:table-cell>
          <table:table-cell table:style-name="ce7" office:value-type="float" office:value="200" calcext:value-type="float">
            <text:p>200</text:p>
          </table:table-cell>
          <table:table-cell table:style-name="ce43" office:value-type="float" office:value="106" calcext:value-type="float">
            <text:p>106</text:p>
          </table:table-cell>
          <table:table-cell table:style-name="ce53" table:formula="of:=[Extrapolation.I162]/[Extrapolation.G162]" office:value-type="float" office:value="307.976061456769" calcext:value-type="float">
            <text:p>308</text:p>
          </table:table-cell>
          <table:table-cell table:formula="of:=([Extrapolation.I179]/([Extrapolation.D179]*[Extrapolation.C179])*([Extrapolation.C162]*[Extrapolation.D162])*[Extrapolation.F162])/[Extrapolation.F179]" office:value-type="float" office:value="32645.4625144175" calcext:value-type="float">
            <text:p>32645</text:p>
          </table:table-cell>
          <table:table-cell table:style-name="ce27" table:formula="of:=([.H162]/8.1151602321/([.C162]*31.1764929577))" office:value-type="percentage" office:value="0.0450846640047464" calcext:value-type="percentage">
            <text:p>4.51%</text:p>
          </table:table-cell>
          <table:table-cell table:style-name="ce67" office:value-type="string" calcext:value-type="string">
            <text:p>N</text:p>
          </table:table-cell>
          <table:table-cell table:style-name="ce68" office:value-type="float" office:value="185" calcext:value-type="float">
            <text:p>185</text:p>
          </table:table-cell>
          <table:table-cell table:style-name="ce80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3" office:value-type="float" office:value="44.5" calcext:value-type="float">
            <text:p>44.5</text:p>
          </table:table-cell>
          <table:table-cell table:style-name="ce23" table:formula="of:=183+1954" office:value-type="float" office:value="2137" calcext:value-type="float">
            <text:p>2137</text:p>
          </table:table-cell>
          <table:table-cell table:style-name="ce27" table:formula="of:=[.C163]/[.D163]" office:value-type="percentage" office:value="0.0208235844642022" calcext:value-type="percentage">
            <text:p>2.08%</text:p>
          </table:table-cell>
          <table:table-cell table:style-name="ce7" office:value-type="float" office:value="190" calcext:value-type="float">
            <text:p>190</text:p>
          </table:table-cell>
          <table:table-cell table:style-name="ce43" office:value-type="float" office:value="203" calcext:value-type="float">
            <text:p>203</text:p>
          </table:table-cell>
          <table:table-cell table:style-name="ce53" table:formula="of:=[Extrapolation.I163]/[Extrapolation.G163]" office:value-type="float" office:value="425.363907469381" calcext:value-type="float">
            <text:p>425</text:p>
          </table:table-cell>
          <table:table-cell table:formula="of:=([Extrapolation.I179]/([Extrapolation.D179]*[Extrapolation.C179])*([Extrapolation.C163]*[Extrapolation.D163])*[Extrapolation.F163])/[Extrapolation.F179]" office:value-type="float" office:value="86348.8732162843" calcext:value-type="float">
            <text:p>86349</text:p>
          </table:table-cell>
          <table:table-cell table:style-name="ce27" table:formula="of:=([.H163]/8.1151602321/([.C163]*31.1764929577))" office:value-type="percentage" office:value="0.0377812451437879" calcext:value-type="percentage">
            <text:p>3.78%</text:p>
          </table:table-cell>
          <table:table-cell table:style-name="ce67" office:value-type="string" calcext:value-type="string">
            <text:p>N</text:p>
          </table:table-cell>
          <table:table-cell table:style-name="ce68" office:value-type="float" office:value="466" calcext:value-type="float">
            <text:p>466</text:p>
          </table:table-cell>
          <table:table-cell table:style-name="ce80" office:value-type="string" calcext:value-type="string">
            <text:p>http://en.wikipedia.org/wiki/LMS_Garratt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080" calcext:value-type="float">
            <text:p>2080</text:p>
          </table:table-cell>
          <table:table-cell table:style-name="ce27" table:formula="of:=[.C164]/[.D164]" office:value-type="percentage" office:value="0.0149038461538462" calcext:value-type="percentage">
            <text:p>1.49%</text:p>
          </table:table-cell>
          <table:table-cell table:style-name="ce7" office:value-type="float" office:value="250" calcext:value-type="float">
            <text:p>250</text:p>
          </table:table-cell>
          <table:table-cell table:style-name="ce43" office:value-type="float" office:value="148" calcext:value-type="float">
            <text:p>148</text:p>
          </table:table-cell>
          <table:table-cell table:style-name="ce53" table:formula="of:=[Extrapolation.I164]/[Extrapolation.G164]" office:value-type="float" office:value="499.409239246638" calcext:value-type="float">
            <text:p>499</text:p>
          </table:table-cell>
          <table:table-cell table:formula="of:=([Extrapolation.I187]/([Extrapolation.D187]*[Extrapolation.C187])*([Extrapolation.C164]*[Extrapolation.D164])*[Extrapolation.F164])/[Extrapolation.F187]" office:value-type="float" office:value="73912.5674085024" calcext:value-type="float">
            <text:p>73913</text:p>
          </table:table-cell>
          <table:table-cell table:style-name="ce27" table:formula="of:=([.H164]/8.1151602321/([.C164]*31.1764929577))" office:value-type="percentage" office:value="0.0636752296157794" calcext:value-type="percentage">
            <text:p>6.37%</text:p>
          </table:table-cell>
          <table:table-cell table:style-name="ce67" office:value-type="string" calcext:value-type="string">
            <text:p>N</text:p>
          </table:table-cell>
          <table:table-cell table:style-name="ce68" office:value-type="float" office:value="400" calcext:value-type="float">
            <text:p>400</text:p>
          </table:table-cell>
          <table:table-cell table:style-name="ce80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690" calcext:value-type="float">
            <text:p>2690</text:p>
          </table:table-cell>
          <table:table-cell table:style-name="ce27" table:formula="of:=[.C165]/[.D165]" office:value-type="percentage" office:value="0.0152416356877323" calcext:value-type="percentage">
            <text:p>1.52%</text:p>
          </table:table-cell>
          <table:table-cell table:style-name="ce7" office:value-type="float" office:value="220" calcext:value-type="float">
            <text:p>220</text:p>
          </table:table-cell>
          <table:table-cell table:style-name="ce43" office:value-type="float" office:value="146" calcext:value-type="float">
            <text:p>146</text:p>
          </table:table-cell>
          <table:table-cell table:style-name="ce53" table:formula="of:=[Extrapolation.I165]/[Extrapolation.G165]" office:value-type="float" office:value="683.468788934699" calcext:value-type="float">
            <text:p>683</text:p>
          </table:table-cell>
          <table:table-cell table:formula="of:=([Extrapolation.I184]/([Extrapolation.D184]*[Extrapolation.C184])*([Extrapolation.C165]*[Extrapolation.D165])*[Extrapolation.F165])/[Extrapolation.F184]" office:value-type="float" office:value="99786.443184466" calcext:value-type="float">
            <text:p>99786</text:p>
          </table:table-cell>
          <table:table-cell table:style-name="ce27" table:formula="of:=([.H165]/8.1151602321/([.C165]*31.1764929577))" office:value-type="percentage" office:value="0.0658886290366312" calcext:value-type="percentage">
            <text:p>6.59%</text:p>
          </table:table-cell>
          <table:table-cell table:style-name="ce67" office:value-type="string" calcext:value-type="string">
            <text:p>N</text:p>
          </table:table-cell>
          <table:table-cell table:style-name="ce68" office:value-type="float" office:value="635" calcext:value-type="float">
            <text:p>635</text:p>
          </table:table-cell>
          <table:table-cell table:style-name="ce80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400" calcext:value-type="float">
            <text:p>1400</text:p>
          </table:table-cell>
          <table:table-cell table:style-name="ce27" table:formula="of:=[.C166]/[.D166]" office:value-type="percentage" office:value="0.0185714285714286" calcext:value-type="percentage">
            <text:p>1.86%</text:p>
          </table:table-cell>
          <table:table-cell table:style-name="ce7" office:value-type="float" office:value="180" calcext:value-type="float">
            <text:p>180</text:p>
          </table:table-cell>
          <table:table-cell table:style-name="ce43" office:value-type="float" office:value="96" calcext:value-type="float">
            <text:p>96</text:p>
          </table:table-cell>
          <table:table-cell table:style-name="ce53" table:formula="of:=[Extrapolation.I166]/[Extrapolation.G166]" office:value-type="float" office:value="312.936273302127" calcext:value-type="float">
            <text:p>313</text:p>
          </table:table-cell>
          <table:table-cell table:formula="of:=([Extrapolation.I187]/([Extrapolation.D187]*[Extrapolation.C187])*([Extrapolation.C166]*[Extrapolation.D166])*[Extrapolation.F166])/[Extrapolation.F187]" office:value-type="float" office:value="30041.8822370042" calcext:value-type="float">
            <text:p>30042</text:p>
          </table:table-cell>
          <table:table-cell table:style-name="ce27" table:formula="of:=([.H166]/8.1151602321/([.C166]*31.1764929577))" office:value-type="percentage" office:value="0.047572743664866" calcext:value-type="percentage">
            <text:p>4.76%</text:p>
          </table:table-cell>
          <table:table-cell table:style-name="ce67" office:value-type="string" calcext:value-type="string">
            <text:p>N</text:p>
          </table:table-cell>
          <table:table-cell table:style-name="ce68" office:value-type="float" office:value="275" calcext:value-type="float">
            <text:p>275</text:p>
          </table:table-cell>
          <table:table-cell table:style-name="ce80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0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26" table:formula="of:=[.C167]/[.D167]" office:value-type="percentage" office:value="0.0146739130434783" calcext:value-type="percentage">
            <text:p>1.47%</text:p>
          </table:table-cell>
          <table:table-cell table:style-name="ce5" office:value-type="float" office:value="225" calcext:value-type="float">
            <text:p>225</text:p>
          </table:table-cell>
          <table:table-cell table:style-name="ce37" office:value-type="float" office:value="121" calcext:value-type="float">
            <text:p>121</text:p>
          </table:table-cell>
          <table:table-cell table:style-name="ce51" office:value-type="float" office:value="338" calcext:value-type="float">
            <text:p>338</text:p>
          </table:table-cell>
          <table:table-cell table:style-name="ce51" table:formula="of:=[Extrapolation.H167]*[Extrapolation.G167]" office:value-type="float" office:value="40898" calcext:value-type="float">
            <text:p>40898</text:p>
          </table:table-cell>
          <table:table-cell table:style-name="ce26" table:formula="of:=([.H167]/8.1151602321/([.C167]*31.1764929577))" office:value-type="percentage" office:value="0.0494798730833933" calcext:value-type="percentage">
            <text:p>4.9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5" table:number-columns-repeated="1011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27" table:formula="of:=[.C168]/[.D168]" office:value-type="percentage" office:value="0.0181347150259067" calcext:value-type="percentage">
            <text:p>1.81%</text:p>
          </table:table-cell>
          <table:table-cell table:style-name="ce9" office:value-type="float" office:value="180" calcext:value-type="float">
            <text:p>180</text:p>
          </table:table-cell>
          <table:table-cell table:style-name="ce47" office:value-type="float" office:value="79" calcext:value-type="float">
            <text:p>79</text:p>
          </table:table-cell>
          <table:table-cell table:style-name="ce53" table:formula="of:=[Extrapolation.I168]/[Extrapolation.G168]" office:value-type="float" office:value="264.796236695721" calcext:value-type="float">
            <text:p>265</text:p>
          </table:table-cell>
          <table:table-cell table:formula="of:=([Extrapolation.I179]/([Extrapolation.D179]*[Extrapolation.C179])*([Extrapolation.C168]*[Extrapolation.D168])*[Extrapolation.F168])/[Extrapolation.F179]" office:value-type="float" office:value="20918.9026989619" calcext:value-type="float">
            <text:p>20919</text:p>
          </table:table-cell>
          <table:table-cell table:style-name="ce27" table:formula="of:=([.H168]/8.1151602321/([.C168]*31.1764929577))" office:value-type="percentage" office:value="0.0498388662983855" calcext:value-type="percentage">
            <text:p>4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84" office:value-type="string" calcext:value-type="string">
            <text:p>http://en.wikipedia.org/wiki/LMS_Class_2P_4-4-0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27" table:formula="of:=[.C169]/[.D169]" office:value-type="percentage" office:value="0.0167164179104478" calcext:value-type="percentage">
            <text:p>1.67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table:formula="of:=[Extrapolation.I169]/[Extrapolation.G169]" office:value-type="float" office:value="430.086775615231" calcext:value-type="float">
            <text:p>430</text:p>
          </table:table-cell>
          <table:table-cell table:formula="of:=([Extrapolation.I187]/([Extrapolation.D187]*[Extrapolation.C187])*([Extrapolation.C169]*[Extrapolation.D169])*[Extrapolation.F169])/[Extrapolation.F187]" office:value-type="float" office:value="43008.6775615231" calcext:value-type="float">
            <text:p>43009</text:p>
          </table:table-cell>
          <table:table-cell table:style-name="ce27" table:formula="of:=([.H169]/8.1151602321/([.C169]*31.1764929577))" office:value-type="percentage" office:value="0.0607118823913527" calcext:value-type="percentage">
            <text:p>6.0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84" office:value-type="string" calcext:value-type="string">
            <text:p>http://orion.math.iastate.edu/jdhsmith/term/slgbln1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27" table:formula="of:=[.C170]/[.D170]" office:value-type="percentage" office:value="0.0134529147982063" calcext:value-type="percentage">
            <text:p>1.35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table:formula="of:=[Extrapolation.I170]/[Extrapolation.G170]" office:value-type="float" office:value="159.858105856722" calcext:value-type="float">
            <text:p>160</text:p>
          </table:table-cell>
          <table:table-cell table:formula="of:=([Extrapolation.I202]/([Extrapolation.D202]*[Extrapolation.C202])*([Extrapolation.C170]*[Extrapolation.D170])*[Extrapolation.F170])/[Extrapolation.F202]" office:value-type="float" office:value="15985.8105856722" calcext:value-type="float">
            <text:p>15986</text:p>
          </table:table-cell>
          <table:table-cell table:style-name="ce27" table:formula="of:=([.H170]/8.1151602321/([.C170]*31.1764929577))" office:value-type="percentage" office:value="0.0421229758001658" calcext:value-type="percentage">
            <text:p>4.2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84" office:value-type="string" calcext:value-type="string">
            <text:p>http://orion.math.iastate.edu/jdhsmith/term/slgbgw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27" table:formula="of:=[.C171]/[.D171]" office:value-type="percentage" office:value="0.0148358585858586" calcext:value-type="percentage">
            <text:p>1.48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32" calcext:value-type="float">
            <text:p>132</text:p>
          </table:table-cell>
          <table:table-cell table:style-name="ce53" table:formula="of:=[Extrapolation.I171]/[Extrapolation.G171]" office:value-type="float" office:value="269.536537229271" calcext:value-type="float">
            <text:p>270</text:p>
          </table:table-cell>
          <table:table-cell table:formula="of:=([Extrapolation.I179]/([Extrapolation.D179]*[Extrapolation.C179])*([Extrapolation.C171]*[Extrapolation.D171])*[Extrapolation.F171])/[Extrapolation.F179]" office:value-type="float" office:value="35578.8229142637" calcext:value-type="float">
            <text:p>35579</text:p>
          </table:table-cell>
          <table:table-cell table:style-name="ce27" table:formula="of:=([.H171]/8.1151602321/([.C171]*31.1764929577))" office:value-type="percentage" office:value="0.0453341443589229" calcext:value-type="percentage">
            <text:p>4.53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84" office:value-type="string" calcext:value-type="string">
            <text:p>http://en.wikipedia.org/wiki/LMS_Class_7F_0-8-0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27" table:formula="of:=[.C172]/[.D172]" office:value-type="percentage" office:value="0.0136125654450262" calcext:value-type="percentage">
            <text:p>1.36%</text:p>
          </table:table-cell>
          <table:table-cell table:style-name="ce9" office:value-type="float" office:value="165" calcext:value-type="float">
            <text:p>165</text:p>
          </table:table-cell>
          <table:table-cell table:style-name="ce47" office:value-type="float" office:value="62" calcext:value-type="float">
            <text:p>62</text:p>
          </table:table-cell>
          <table:table-cell table:style-name="ce53" table:formula="of:=[Extrapolation.I172]/[Extrapolation.G172]" office:value-type="float" office:value="157.898323638964" calcext:value-type="float">
            <text:p>158</text:p>
          </table:table-cell>
          <table:table-cell table:formula="of:=([Extrapolation.I157]/([Extrapolation.D157]*[Extrapolation.C157])*([Extrapolation.C172]*[Extrapolation.D172])*[Extrapolation.F172])/[Extrapolation.F157]" office:value-type="float" office:value="9789.69606561579" calcext:value-type="float">
            <text:p>9790</text:p>
          </table:table-cell>
          <table:table-cell table:style-name="ce27" table:formula="of:=([.H172]/8.1151602321/([.C172]*31.1764929577))" office:value-type="percentage" office:value="0.048007579283315" calcext:value-type="percentage">
            <text:p>4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84" office:value-type="string" calcext:value-type="string">
            <text:p>http://orion.math.iastate.edu/jdhsmith/term/slgbgw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27" table:formula="of:=[.C173]/[.D173]" office:value-type="percentage" office:value="0.0204545454545455" calcext:value-type="percentage">
            <text:p>2.05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98" calcext:value-type="float">
            <text:p>98</text:p>
          </table:table-cell>
          <table:table-cell table:style-name="ce53" table:formula="of:=[Extrapolation.I173]/[Extrapolation.G173]" office:value-type="float" office:value="154.489026983342" calcext:value-type="float">
            <text:p>154</text:p>
          </table:table-cell>
          <table:table-cell table:formula="of:=([Extrapolation.I179]/([Extrapolation.D179]*[Extrapolation.C179])*([Extrapolation.C173]*[Extrapolation.D173])*[Extrapolation.F173])/[Extrapolation.F179]" office:value-type="float" office:value="15139.9246443675" calcext:value-type="float">
            <text:p>15140</text:p>
          </table:table-cell>
          <table:table-cell table:style-name="ce27" table:formula="of:=([.H173]/8.1151602321/([.C173]*31.1764929577))" office:value-type="percentage" office:value="0.033923509384228" calcext:value-type="percentage">
            <text:p>3.3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84" office:value-type="string" calcext:value-type="string">
            <text:p>http://orion.math.iastate.edu/jdhsmith/term/slgblms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27" table:formula="of:=[.C174]/[.D174]" office:value-type="percentage" office:value="0.0178674351585014" calcext:value-type="percentage">
            <text:p>1.79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18" calcext:value-type="float">
            <text:p>118</text:p>
          </table:table-cell>
          <table:table-cell table:style-name="ce53" table:formula="of:=[Extrapolation.I174]/[Extrapolation.G174]" office:value-type="float" office:value="417.986650761902" calcext:value-type="float">
            <text:p>418</text:p>
          </table:table-cell>
          <table:table-cell table:formula="of:=([Extrapolation.I187]/([Extrapolation.D187]*[Extrapolation.C187])*([Extrapolation.C174]*[Extrapolation.D174])*[Extrapolation.F174])/[Extrapolation.F187]" office:value-type="float" office:value="49322.4247899045" calcext:value-type="float">
            <text:p>49322</text:p>
          </table:table-cell>
          <table:table-cell table:style-name="ce27" table:formula="of:=([.H174]/8.1151602321/([.C174]*31.1764929577))" office:value-type="percentage" office:value="0.0532937596503906" calcext:value-type="percentage">
            <text:p>5.33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84" office:value-type="string" calcext:value-type="string">
            <text:p>http://orion.math.iastate.edu/jdhsmith/term/slgblms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27" table:formula="of:=[.C175]/[.D175]" office:value-type="percentage" office:value="0.0158640226628895" calcext:value-type="percentage">
            <text:p>1.59%</text:p>
          </table:table-cell>
          <table:table-cell table:style-name="ce9" office:value-type="float" office:value="220" calcext:value-type="float">
            <text:p>220</text:p>
          </table:table-cell>
          <table:table-cell table:style-name="ce47" office:value-type="float" office:value="112" calcext:value-type="float">
            <text:p>112</text:p>
          </table:table-cell>
          <table:table-cell table:style-name="ce53" table:formula="of:=[Extrapolation.I175]/[Extrapolation.G175]" office:value-type="float" office:value="445.103131586872" calcext:value-type="float">
            <text:p>445</text:p>
          </table:table-cell>
          <table:table-cell table:formula="of:=([Extrapolation.I187]/([Extrapolation.D187]*[Extrapolation.C187])*([Extrapolation.C175]*[Extrapolation.D175])*[Extrapolation.F175])/[Extrapolation.F187]" office:value-type="float" office:value="49851.5507377296" calcext:value-type="float">
            <text:p>49852</text:p>
          </table:table-cell>
          <table:table-cell table:style-name="ce27" table:formula="of:=([.H175]/8.1151602321/([.C175]*31.1764929577))" office:value-type="percentage" office:value="0.0628316202893451" calcext:value-type="percentage">
            <text:p>6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84" office:value-type="string" calcext:value-type="string">
            <text:p>http://orion.math.iastate.edu/jdhsmith/term/slgblms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27" table:formula="of:=[.C176]/[.D176]" office:value-type="percentage" office:value="0.0173956262425447" calcext:value-type="percentage">
            <text:p>1.74%</text:p>
          </table:table-cell>
          <table:table-cell table:style-name="ce9" office:value-type="float" office:value="160" calcext:value-type="float">
            <text:p>160</text:p>
          </table:table-cell>
          <table:table-cell table:style-name="ce47" office:value-type="float" office:value="76" calcext:value-type="float">
            <text:p>76</text:p>
          </table:table-cell>
          <table:table-cell table:style-name="ce53" table:formula="of:=[Extrapolation.I176]/[Extrapolation.G176]" office:value-type="float" office:value="117.859738102653" calcext:value-type="float">
            <text:p>118</text:p>
          </table:table-cell>
          <table:table-cell table:formula="of:=([Extrapolation.I142]/([Extrapolation.D142]*[Extrapolation.C142])*([Extrapolation.C176]*[Extrapolation.D176])*[Extrapolation.F176])/[Extrapolation.F142]" office:value-type="float" office:value="8957.34009580163" calcext:value-type="float">
            <text:p>8957</text:p>
          </table:table-cell>
          <table:table-cell table:style-name="ce27" table:formula="of:=([.H176]/8.1151602321/([.C176]*31.1764929577))" office:value-type="percentage" office:value="0.0266196943093751" calcext:value-type="percentage">
            <text:p>2.6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84" office:value-type="string" calcext:value-type="string">
            <text:p>http://en.wikipedia.org/wiki/LMS_Stanier_Class_2_0-4-4T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27" table:formula="of:=[.C177]/[.D177]" office:value-type="percentage" office:value="0.017208413001912" calcext:value-type="percentage">
            <text:p>1.72%</text:p>
          </table:table-cell>
          <table:table-cell table:style-name="ce9" office:value-type="float" office:value="250" calcext:value-type="float">
            <text:p>250</text:p>
          </table:table-cell>
          <table:table-cell table:style-name="ce47" office:value-type="float" office:value="179" calcext:value-type="float">
            <text:p>179</text:p>
          </table:table-cell>
          <table:table-cell table:style-name="ce53" table:formula="of:=[Extrapolation.I177]/[Extrapolation.G177]" office:value-type="float" office:value="675.90227763101" calcext:value-type="float">
            <text:p>676</text:p>
          </table:table-cell>
          <table:table-cell table:formula="of:=([Extrapolation.I184]/([Extrapolation.D184]*[Extrapolation.C184])*([Extrapolation.C177]*[Extrapolation.D177])*[Extrapolation.F177])/[Extrapolation.F184]" office:value-type="float" office:value="120986.507695951" calcext:value-type="float">
            <text:p>120987</text:p>
          </table:table-cell>
          <table:table-cell table:style-name="ce27" table:formula="of:=([.H177]/8.1151602321/([.C177]*31.1764929577))" office:value-type="percentage" office:value="0.0593672643443057" calcext:value-type="percentage">
            <text:p>5.94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84" office:value-type="string" calcext:value-type="string">
            <text:p>http://orion.math.iastate.edu/jdhsmith/term/slgblms.htm</text:p>
          </table:table-cell>
          <table:table-cell table:style-name="ce9" table:number-columns-repeated="1011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27" table:formula="of:=[.C178]/[.D178]" office:value-type="percentage" office:value="0.0204379562043796" calcext:value-type="percentage">
            <text:p>2.04%</text:p>
          </table:table-cell>
          <table:table-cell table:style-name="ce9" office:value-type="float" office:value="225" calcext:value-type="float">
            <text:p>225</text:p>
          </table:table-cell>
          <table:table-cell table:style-name="ce47" office:value-type="float" office:value="117" calcext:value-type="float">
            <text:p>117</text:p>
          </table:table-cell>
          <table:table-cell table:style-name="ce53" table:formula="of:=[Extrapolation.I178]/[Extrapolation.G178]" office:value-type="float" office:value="352.544379709316" calcext:value-type="float">
            <text:p>353</text:p>
          </table:table-cell>
          <table:table-cell table:formula="of:=([Extrapolation.I202]/([Extrapolation.D202]*[Extrapolation.C202])*([Extrapolation.C178]*[Extrapolation.D178])*[Extrapolation.F178])/[Extrapolation.F202]" office:value-type="float" office:value="41247.69242599" calcext:value-type="float">
            <text:p>41248</text:p>
          </table:table-cell>
          <table:table-cell table:style-name="ce27" table:formula="of:=([.H178]/8.1151602321/([.C178]*31.1764929577))" office:value-type="percentage" office:value="0.0497658475734971" calcext:value-type="percentage">
            <text:p>4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84" office:value-type="string" calcext:value-type="string">
            <text:p>http://orion.math.iastate.edu/jdhsmith/term/slgblms.htm</text:p>
          </table:table-cell>
          <table:table-cell table:style-name="ce9" table:number-columns-repeated="101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27" table:formula="of:=[.C179]/[.D179]" office:value-type="percentage" office:value="0.016231884057971" calcext:value-type="percentage">
            <text:p>1.62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13" calcext:value-type="float">
            <text:p>113</text:p>
          </table:table-cell>
          <table:table-cell table:style-name="ce53" table:formula="of:=[Extrapolation.I179]/[Extrapolation.G179]" office:value-type="float" office:value="459.610292841759" calcext:value-type="float">
            <text:p>460</text:p>
          </table:table-cell>
          <table:table-cell table:formula="of:=([Extrapolation.I202]/([Extrapolation.D202]*[Extrapolation.C202])*([Extrapolation.C179]*[Extrapolation.D179])*[Extrapolation.F179])/[Extrapolation.F202]" office:value-type="float" office:value="51935.9630911188" calcext:value-type="float">
            <text:p>51936</text:p>
          </table:table-cell>
          <table:table-cell table:style-name="ce27" table:formula="of:=([.H179]/8.1151602321/([.C179]*31.1764929577))" office:value-type="percentage" office:value="0.0648794792747306" calcext:value-type="percentage">
            <text:p>6.4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5" office:value-type="string" calcext:value-type="string">
            <text:p>http://en.wikipedia.org/wiki/LMS_Stanier_Class_5_4-6-0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27" table:formula="of:=[.C180]/[.D180]" office:value-type="percentage" office:value="0.0213438735177866" calcext:value-type="percentage">
            <text:p>2.13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168" calcext:value-type="float">
            <text:p>168</text:p>
          </table:table-cell>
          <table:table-cell table:style-name="ce53" table:formula="of:=[Extrapolation.I180]/[Extrapolation.G180]" office:value-type="float" office:value="186.435346496322" calcext:value-type="float">
            <text:p>186</text:p>
          </table:table-cell>
          <table:table-cell table:formula="of:=([Extrapolation.I187]/([Extrapolation.D187]*[Extrapolation.C187])*([Extrapolation.C180]*[Extrapolation.D180])*[Extrapolation.F180])/[Extrapolation.F187]" office:value-type="float" office:value="31321.1382113821" calcext:value-type="float">
            <text:p>31321</text:p>
          </table:table-cell>
          <table:table-cell table:style-name="ce27" table:formula="of:=([.H180]/8.1151602321/([.C180]*31.1764929577))" office:value-type="percentage" office:value="0.0272922996535399" calcext:value-type="percentage">
            <text:p>2.7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26" table:formula="of:=[.C181]/[.D181]" office:value-type="percentage" office:value="0.0184162062615101" calcext:value-type="percentage">
            <text:p>1.84%</text:p>
          </table:table-cell>
          <table:table-cell table:style-name="ce5" office:value-type="float" office:value="220" calcext:value-type="float">
            <text:p>220</text:p>
          </table:table-cell>
          <table:table-cell table:style-name="ce37" office:value-type="float" office:value="200" calcext:value-type="float">
            <text:p>200</text:p>
          </table:table-cell>
          <table:table-cell table:style-name="ce61" office:value-type="float" office:value="653" calcext:value-type="float">
            <text:p>653</text:p>
          </table:table-cell>
          <table:table-cell table:style-name="ce51" table:formula="of:=[Extrapolation.H181]*[Extrapolation.G181]" office:value-type="float" office:value="130600" calcext:value-type="float">
            <text:p>130600</text:p>
          </table:table-cell>
          <table:table-cell table:style-name="ce26" table:formula="of:=([.H181]/8.1151602321/([.C181]*31.1764929577))" office:value-type="percentage" office:value="0.0516200971794857" calcext:value-type="percentage">
            <text:p>5.1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27" table:formula="of:=[.C182]/[.D182]" office:value-type="percentage" office:value="0.0189024390243902" calcext:value-type="percentage">
            <text:p>1.89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19" calcext:value-type="float">
            <text:p>119</text:p>
          </table:table-cell>
          <table:table-cell table:style-name="ce53" table:formula="of:=[Extrapolation.I182]/[Extrapolation.G182]" office:value-type="float" office:value="440.752058399117" calcext:value-type="float">
            <text:p>441</text:p>
          </table:table-cell>
          <table:table-cell table:formula="of:=([Extrapolation.I187]/([Extrapolation.D187]*[Extrapolation.C187])*([Extrapolation.C182]*[Extrapolation.D182])*[Extrapolation.F182])/[Extrapolation.F187]" office:value-type="float" office:value="52449.494949495" calcext:value-type="float">
            <text:p>52449</text:p>
          </table:table-cell>
          <table:table-cell table:style-name="ce27" table:formula="of:=([.H182]/8.1151602321/([.C182]*31.1764929577))" office:value-type="percentage" office:value="0.0561963742691814" calcext:value-type="percentage">
            <text:p>5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27" table:formula="of:=[.C183]/[.D183]" office:value-type="percentage" office:value="0.0213438735177866" calcext:value-type="percentage">
            <text:p>2.13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110" calcext:value-type="float">
            <text:p>110</text:p>
          </table:table-cell>
          <table:table-cell table:style-name="ce53" table:formula="of:=[Extrapolation.I183]/[Extrapolation.G183]" office:value-type="float" office:value="296.77693194925" calcext:value-type="float">
            <text:p>297</text:p>
          </table:table-cell>
          <table:table-cell table:formula="of:=([Extrapolation.I202]/([Extrapolation.D202]*[Extrapolation.C202])*([Extrapolation.C183]*[Extrapolation.D183])*[Extrapolation.F183])/[Extrapolation.F202]" office:value-type="float" office:value="32645.4625144175" calcext:value-type="float">
            <text:p>32645</text:p>
          </table:table-cell>
          <table:table-cell table:style-name="ce27" table:formula="of:=([.H183]/8.1151602321/([.C183]*31.1764929577))" office:value-type="percentage" office:value="0.0434452216773011" calcext:value-type="percentage">
            <text:p>4.3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26" table:formula="of:=[.C184]/[.D184]" office:value-type="percentage" office:value="0.0159223300970874" calcext:value-type="percentage">
            <text:p>1.59%</text:p>
          </table:table-cell>
          <table:table-cell table:style-name="ce5" office:value-type="float" office:value="250" calcext:value-type="float">
            <text:p>250</text:p>
          </table:table-cell>
          <table:table-cell table:style-name="ce37" office:value-type="float" office:value="158" calcext:value-type="float">
            <text:p>158</text:p>
          </table:table-cell>
          <table:table-cell table:style-name="ce61" office:value-type="float" office:value="687" calcext:value-type="float">
            <text:p>687</text:p>
          </table:table-cell>
          <table:table-cell table:style-name="ce51" table:formula="of:=[Extrapolation.H184]*[Extrapolation.G184]" office:value-type="float" office:value="108546" calcext:value-type="float">
            <text:p>108546</text:p>
          </table:table-cell>
          <table:table-cell table:style-name="ce26" table:formula="of:=([.H184]/8.1151602321/([.C184]*31.1764929577))" office:value-type="percentage" office:value="0.0662290493450616" calcext:value-type="percentage">
            <text:p>6.6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27" table:formula="of:=[.C185]/[.D185]" office:value-type="percentage" office:value="0.0181818181818182" calcext:value-type="percentage">
            <text:p>1.82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96" calcext:value-type="float">
            <text:p>96</text:p>
          </table:table-cell>
          <table:table-cell table:style-name="ce53" table:formula="of:=[Extrapolation.I185]/[Extrapolation.G185]" office:value-type="float" office:value="151.344491784458" calcext:value-type="float">
            <text:p>151</text:p>
          </table:table-cell>
          <table:table-cell table:formula="of:=([Extrapolation.I167]/([Extrapolation.D167]*[Extrapolation.C167])*([Extrapolation.C185]*[Extrapolation.D185])*[Extrapolation.F185])/[Extrapolation.F167]" office:value-type="float" office:value="14529.0712113079" calcext:value-type="float">
            <text:p>14529</text:p>
          </table:table-cell>
          <table:table-cell table:style-name="ce27" table:formula="of:=([.H185]/8.1151602321/([.C185]*31.1764929577))" office:value-type="percentage" office:value="0.031483909782758" calcext:value-type="percentage">
            <text:p>3.1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27" table:formula="of:=[.C186]/[.D186]" office:value-type="percentage" office:value="0.0191126279863481" calcext:value-type="percentage">
            <text:p>1.91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44" calcext:value-type="float">
            <text:p>144</text:p>
          </table:table-cell>
          <table:table-cell table:style-name="ce53" table:formula="of:=[Extrapolation.I186]/[Extrapolation.G186]" office:value-type="float" office:value="280.282730621128" calcext:value-type="float">
            <text:p>280</text:p>
          </table:table-cell>
          <table:table-cell table:formula="of:=([Extrapolation.I181]/([Extrapolation.D181]*[Extrapolation.C181])*([Extrapolation.C186]*[Extrapolation.D186])*[Extrapolation.F186])/[Extrapolation.F181]" office:value-type="float" office:value="40360.7132094425" calcext:value-type="float">
            <text:p>40361</text:p>
          </table:table-cell>
          <table:table-cell table:style-name="ce27" table:formula="of:=([.H186]/8.1151602321/([.C186]*31.1764929577))" office:value-type="percentage" office:value="0.0395652532060661" calcext:value-type="percentage">
            <text:p>3.9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26" table:formula="of:=[.C187]/[.D187]" office:value-type="percentage" office:value="0.0168724279835391" calcext:value-type="percentage">
            <text:p>1.69%</text:p>
          </table:table-cell>
          <table:table-cell table:style-name="ce5" office:value-type="float" office:value="220" calcext:value-type="float">
            <text:p>220</text:p>
          </table:table-cell>
          <table:table-cell table:style-name="ce37" office:value-type="float" office:value="150" calcext:value-type="float">
            <text:p>150</text:p>
          </table:table-cell>
          <table:table-cell table:style-name="ce51" office:value-type="float" office:value="670" calcext:value-type="float">
            <text:p>670</text:p>
          </table:table-cell>
          <table:table-cell table:style-name="ce51" table:formula="of:=[Extrapolation.H187]*[Extrapolation.G187]" office:value-type="float" office:value="100500" calcext:value-type="float">
            <text:p>100500</text:p>
          </table:table-cell>
          <table:table-cell table:style-name="ce26" table:formula="of:=([.H187]/8.1151602321/([.C187]*31.1764929577))" office:value-type="percentage" office:value="0.0645901936844123" calcext:value-type="percentage">
            <text:p>6.4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27" table:formula="of:=[.C188]/[.D188]" office:value-type="percentage" office:value="0.0177935943060498" calcext:value-type="percentage">
            <text:p>1.78%</text:p>
          </table:table-cell>
          <table:table-cell table:style-name="ce7" office:value-type="float" office:value="250" calcext:value-type="float">
            <text:p>250</text:p>
          </table:table-cell>
          <table:table-cell table:style-name="ce42" office:value-type="float" office:value="180" calcext:value-type="float">
            <text:p>180</text:p>
          </table:table-cell>
          <table:table-cell table:style-name="ce53" table:formula="of:=[Extrapolation.I188]/[Extrapolation.G188]" office:value-type="float" office:value="802.52127239719" calcext:value-type="float">
            <text:p>803</text:p>
          </table:table-cell>
          <table:table-cell table:formula="of:=([Extrapolation.I184]/([Extrapolation.D184]*[Extrapolation.C184])*([Extrapolation.C188]*[Extrapolation.D188])*[Extrapolation.F188])/[Extrapolation.F184]" office:value-type="float" office:value="144453.829031494" calcext:value-type="float">
            <text:p>144454</text:p>
          </table:table-cell>
          <table:table-cell table:style-name="ce27" table:formula="of:=([.H188]/8.1151602321/([.C188]*31.1764929577))" office:value-type="percentage" office:value="0.0634398561558154" calcext:value-type="percentage">
            <text:p>6.3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5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27" table:formula="of:=[.C189]/[.D189]" office:value-type="percentage" office:value="0.0167164179104478" calcext:value-type="percentage">
            <text:p>1.67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53" table:formula="of:=[Extrapolation.I189]/[Extrapolation.G189]" office:value-type="float" office:value="430.086775615231" calcext:value-type="float">
            <text:p>430</text:p>
          </table:table-cell>
          <table:table-cell table:formula="of:=([Extrapolation.I187]/([Extrapolation.D187]*[Extrapolation.C187])*([Extrapolation.C189]*[Extrapolation.D189])*[Extrapolation.F189])/[Extrapolation.F187]" office:value-type="float" office:value="43008.6775615231" calcext:value-type="float">
            <text:p>43009</text:p>
          </table:table-cell>
          <table:table-cell table:style-name="ce27" table:formula="of:=([.H189]/8.1151602321/([.C189]*31.1764929577))" office:value-type="percentage" office:value="0.0607118823913527" calcext:value-type="percentage">
            <text:p>6.0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84" office:value-type="string" calcext:value-type="string">
            <text:p>http://orion.math.iastate.edu/jdhsmith/term/slgbln1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27" table:formula="of:=[.C190]/[.D190]" office:value-type="percentage" office:value="0.0141891891891892" calcext:value-type="percentage">
            <text:p>1.42%</text:p>
          </table:table-cell>
          <table:table-cell table:style-name="ce9" office:value-type="float" office:value="225" calcext:value-type="float">
            <text:p>225</text:p>
          </table:table-cell>
          <table:table-cell table:style-name="ce47" office:value-type="float" office:value="139" calcext:value-type="float">
            <text:p>139</text:p>
          </table:table-cell>
          <table:table-cell table:style-name="ce53" table:formula="of:=[Extrapolation.I190]/[Extrapolation.G190]" office:value-type="float" office:value="159.982242439354" calcext:value-type="float">
            <text:p>160</text:p>
          </table:table-cell>
          <table:table-cell table:formula="of:=([Extrapolation.I114]/([Extrapolation.D114]*[Extrapolation.C114]) * ([Extrapolation.C190]*[Extrapolation.D190]) * [Extrapolation.F190]) /[Extrapolation.F114]" office:value-type="float" office:value="22237.5316990702" calcext:value-type="float">
            <text:p>22238</text:p>
          </table:table-cell>
          <table:table-cell table:style-name="ce27" table:formula="of:=([.H190]/8.1151602321/([.C190]*31.1764929577))" office:value-type="percentage" office:value="0.0301112043378964" calcext:value-type="percentage">
            <text:p>3.0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84" office:value-type="string" calcext:value-type="string">
            <text:p>http://orion.math.iastate.edu/jdhsmith/term/slgbgw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27" table:formula="of:=[.C191]/[.D191]" office:value-type="percentage" office:value="0.02" calcext:value-type="percentage">
            <text:p>2.00%</text:p>
          </table:table-cell>
          <table:table-cell table:style-name="ce9" office:value-type="float" office:value="280" calcext:value-type="float">
            <text:p>280</text:p>
          </table:table-cell>
          <table:table-cell table:style-name="ce47" office:value-type="float" office:value="167" calcext:value-type="float">
            <text:p>167</text:p>
          </table:table-cell>
          <table:table-cell table:style-name="ce53" table:formula="of:=[Extrapolation.I191]/[Extrapolation.G191]" office:value-type="float" office:value="575.462485338601" calcext:value-type="float">
            <text:p>575</text:p>
          </table:table-cell>
          <table:table-cell table:formula="of:=([Extrapolation.I210]/([Extrapolation.D210]*[Extrapolation.C210]) * ([Extrapolation.C191]*[Extrapolation.D191]) * [Extrapolation.F191]) /[Extrapolation.F210]" office:value-type="float" office:value="96102.2350515464" calcext:value-type="float">
            <text:p>96102</text:p>
          </table:table-cell>
          <table:table-cell table:style-name="ce27" table:formula="of:=([.H191]/8.1151602321/([.C191]*31.1764929577))" office:value-type="percentage" office:value="0.0464190852522533" calcext:value-type="percentage">
            <text:p>4.64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84" office:value-type="string" calcext:value-type="string">
            <text:p>http://orion.math.iastate.edu/jdhsmith/term/slgbs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27" table:formula="of:=[.C192]/[.D192]" office:value-type="percentage" office:value="0.0183673469387755" calcext:value-type="percentage">
            <text:p>1.84%</text:p>
          </table:table-cell>
          <table:table-cell table:style-name="ce9" office:value-type="float" office:value="230" calcext:value-type="float">
            <text:p>230</text:p>
          </table:table-cell>
          <table:table-cell table:style-name="ce47" office:value-type="float" office:value="133" calcext:value-type="float">
            <text:p>133</text:p>
          </table:table-cell>
          <table:table-cell table:style-name="ce53" table:formula="of:=[Extrapolation.I192]/[Extrapolation.G192]" office:value-type="float" office:value="328.01660899654" calcext:value-type="float">
            <text:p>328</text:p>
          </table:table-cell>
          <table:table-cell table:formula="of:=([Extrapolation.I202]/([Extrapolation.D202]*[Extrapolation.C202]) * ([Extrapolation.C192]*[Extrapolation.D192]) * [Extrapolation.F192]) /[Extrapolation.F202]" office:value-type="float" office:value="43626.2089965398" calcext:value-type="float">
            <text:p>43626</text:p>
          </table:table-cell>
          <table:table-cell table:style-name="ce27" table:formula="of:=([.H192]/8.1151602321/([.C192]*31.1764929577))" office:value-type="percentage" office:value="0.0480184029064907" calcext:value-type="percentage">
            <text:p>4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84" office:value-type="string" calcext:value-type="string">
            <text:p>http://orion.math.iastate.edu/jdhsmith/term/slgbs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27" table:formula="of:=[.C193]/[.D193]" office:value-type="percentage" office:value="0.0166666666666667" calcext:value-type="percentage">
            <text:p>1.67%</text:p>
          </table:table-cell>
          <table:table-cell table:style-name="ce9" office:value-type="float" office:value="250" calcext:value-type="float">
            <text:p>250</text:p>
          </table:table-cell>
          <table:table-cell table:style-name="ce47" office:value-type="float" office:value="148" calcext:value-type="float">
            <text:p>148</text:p>
          </table:table-cell>
          <table:table-cell table:style-name="ce53" table:formula="of:=[Extrapolation.I193]/[Extrapolation.G193]" office:value-type="float" office:value="446.587108172474" calcext:value-type="float">
            <text:p>447</text:p>
          </table:table-cell>
          <table:table-cell table:formula="of:=([Extrapolation.I187]/([Extrapolation.D187]*[Extrapolation.C187]) * ([Extrapolation.C193]*[Extrapolation.D193]) * [Extrapolation.F193]) /[Extrapolation.F187]" office:value-type="float" office:value="66094.8920095262" calcext:value-type="float">
            <text:p>66095</text:p>
          </table:table-cell>
          <table:table-cell table:style-name="ce27" table:formula="of:=([.H193]/8.1151602321/([.C193]*31.1764929577))" office:value-type="percentage" office:value="0.0569403495602643" calcext:value-type="percentage">
            <text:p>5.6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84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27" table:formula="of:=[.C194]/[.D194]" office:value-type="percentage" office:value="0.0177083333333333" calcext:value-type="percentage">
            <text:p>1.77%</text:p>
          </table:table-cell>
          <table:table-cell table:style-name="ce9" office:value-type="float" office:value="170" calcext:value-type="float">
            <text:p>170</text:p>
          </table:table-cell>
          <table:table-cell table:style-name="ce47" office:value-type="float" office:value="106" calcext:value-type="float">
            <text:p>106</text:p>
          </table:table-cell>
          <table:table-cell table:style-name="ce53" table:formula="of:=[Extrapolation.I194]/[Extrapolation.G194]" office:value-type="float" office:value="83.2312203657839" calcext:value-type="float">
            <text:p>83</text:p>
          </table:table-cell>
          <table:table-cell table:formula="of:=([Extrapolation.I142]/([Extrapolation.D142]*[Extrapolation.C142])*([Extrapolation.C194]*[Extrapolation.D194])*[Extrapolation.F194])/[Extrapolation.F142]" office:value-type="float" office:value="8822.50935877309" calcext:value-type="float">
            <text:p>8823</text:p>
          </table:table-cell>
          <table:table-cell table:style-name="ce27" table:formula="of:=([.H194]/8.1151602321/([.C194]*31.1764929577))" office:value-type="percentage" office:value="0.019351426374421" calcext:value-type="percentage">
            <text:p>1.94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84" office:value-type="string" calcext:value-type="string">
            <text:p>http://orion.math.iastate.edu/jdhsmith/term/slgbln2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27" table:formula="of:=[.C195]/[.D195]" office:value-type="percentage" office:value="0.0172619047619048" calcext:value-type="percentage">
            <text:p>1.73%</text:p>
          </table:table-cell>
          <table:table-cell table:style-name="ce9" office:value-type="float" office:value="225" calcext:value-type="float">
            <text:p>225</text:p>
          </table:table-cell>
          <table:table-cell table:style-name="ce47" office:value-type="float" office:value="152" calcext:value-type="float">
            <text:p>152</text:p>
          </table:table-cell>
          <table:table-cell table:style-name="ce53" table:formula="of:=[Extrapolation.I195]/[Extrapolation.G195]" office:value-type="float" office:value="344.655132641292" calcext:value-type="float">
            <text:p>345</text:p>
          </table:table-cell>
          <table:table-cell table:formula="of:=([Extrapolation.I202]/([Extrapolation.D202]*[Extrapolation.C202])*([Extrapolation.C195]*[Extrapolation.D195])*[Extrapolation.F195])/[Extrapolation.F202]" office:value-type="float" office:value="52387.5801614764" calcext:value-type="float">
            <text:p>52388</text:p>
          </table:table-cell>
          <table:table-cell table:style-name="ce27" table:formula="of:=([.H195]/8.1151602321/([.C195]*31.1764929577))" office:value-type="percentage" office:value="0.0469745245824365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84" office:value-type="string" calcext:value-type="string">
            <text:p>http://orion.math.iastate.edu/jdhsmith/term/slgbwd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27" table:formula="of:=[.C196]/[.D196]" office:value-type="percentage" office:value="0.0155798561151079" calcext:value-type="percentage">
            <text:p>1.56%</text:p>
          </table:table-cell>
          <table:table-cell table:style-name="ce9" office:value-type="float" office:value="225" calcext:value-type="float">
            <text:p>225</text:p>
          </table:table-cell>
          <table:table-cell table:style-name="ce47" office:value-type="float" office:value="121" calcext:value-type="float">
            <text:p>121</text:p>
          </table:table-cell>
          <table:table-cell table:style-name="ce53" table:formula="of:=[Extrapolation.I196]/[Extrapolation.G196]" office:value-type="float" office:value="401.017631337564" calcext:value-type="float">
            <text:p>401</text:p>
          </table:table-cell>
          <table:table-cell table:formula="of:=([Extrapolation.I187]/([Extrapolation.D187]*[Extrapolation.C187])*([Extrapolation.C196]*[Extrapolation.D196])*[Extrapolation.F196])/[Extrapolation.F187]" office:value-type="float" office:value="48523.1333918453" calcext:value-type="float">
            <text:p>48523</text:p>
          </table:table-cell>
          <table:table-cell table:style-name="ce27" table:formula="of:=([.H196]/8.1151602321/([.C196]*31.1764929577))" office:value-type="percentage" office:value="0.058553229363191" calcext:value-type="percentage">
            <text:p>5.8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84" office:value-type="string" calcext:value-type="string">
            <text:p>http://orion.math.iastate.edu/jdhsmith/term/slgbgw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27" table:formula="of:=[.C197]/[.D197]" office:value-type="percentage" office:value="0.0197802197802198" calcext:value-type="percentage">
            <text:p>1.98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109" calcext:value-type="float">
            <text:p>109</text:p>
          </table:table-cell>
          <table:table-cell table:style-name="ce53" table:formula="of:=[Extrapolation.I197]/[Extrapolation.G197]" office:value-type="float" office:value="323.175518237516" calcext:value-type="float">
            <text:p>323</text:p>
          </table:table-cell>
          <table:table-cell table:formula="of:=([Extrapolation.I202]/([Extrapolation.D202]*[Extrapolation.C202])*([Extrapolation.C197]*[Extrapolation.D197])*[Extrapolation.F197])/[Extrapolation.F202]" office:value-type="float" office:value="35226.1314878893" calcext:value-type="float">
            <text:p>35226</text:p>
          </table:table-cell>
          <table:table-cell table:style-name="ce27" table:formula="of:=([.H197]/8.1151602321/([.C197]*31.1764929577))" office:value-type="percentage" office:value="0.0473097148699769" calcext:value-type="percentage">
            <text:p>4.73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84" office:value-type="string" calcext:value-type="string">
            <text:p>http://orion.math.iastate.edu/jdhsmith/term/slgblms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27" table:formula="of:=[.C198]/[.D198]" office:value-type="percentage" office:value="0.0179245283018868" calcext:value-type="percentage">
            <text:p>1.79%</text:p>
          </table:table-cell>
          <table:table-cell table:style-name="ce9" office:value-type="float" office:value="280" calcext:value-type="float">
            <text:p>280</text:p>
          </table:table-cell>
          <table:table-cell table:style-name="ce47" office:value-type="float" office:value="137" calcext:value-type="float">
            <text:p>137</text:p>
          </table:table-cell>
          <table:table-cell table:style-name="ce53" table:formula="of:=[Extrapolation.I198]/[Extrapolation.G198]" office:value-type="float" office:value="470.728197542543" calcext:value-type="float">
            <text:p>471</text:p>
          </table:table-cell>
          <table:table-cell table:formula="of:=([Extrapolation.I210]/([Extrapolation.D210]*[Extrapolation.C210])*([Extrapolation.C198]*[Extrapolation.D198])*[Extrapolation.F198])/[Extrapolation.F210]" office:value-type="float" office:value="64489.7630633284" calcext:value-type="float">
            <text:p>64490</text:p>
          </table:table-cell>
          <table:table-cell table:style-name="ce27" table:formula="of:=([.H198]/8.1151602321/([.C198]*31.1764929577))" office:value-type="percentage" office:value="0.0489623504922024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84" office:value-type="string" calcext:value-type="string">
            <text:p>http://orion.math.iastate.edu/jdhsmith/term/slgbs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27" table:formula="of:=[.C199]/[.D199]" office:value-type="percentage" office:value="0.0169096209912536" calcext:value-type="percentage">
            <text:p>1.69%</text:p>
          </table:table-cell>
          <table:table-cell table:style-name="ce9" office:value-type="float" office:value="280" calcext:value-type="float">
            <text:p>280</text:p>
          </table:table-cell>
          <table:table-cell table:style-name="ce47" office:value-type="float" office:value="145" calcext:value-type="float">
            <text:p>145</text:p>
          </table:table-cell>
          <table:table-cell table:style-name="ce53" table:formula="of:=[Extrapolation.I199]/[Extrapolation.G199]" office:value-type="float" office:value="440.357504585147" calcext:value-type="float">
            <text:p>440</text:p>
          </table:table-cell>
          <table:table-cell table:formula="of:=([Extrapolation.I187]/([Extrapolation.D187]*[Extrapolation.C187])*([Extrapolation.C199]*[Extrapolation.D199])*[Extrapolation.F199])/[Extrapolation.F187]" office:value-type="float" office:value="63851.8381648463" calcext:value-type="float">
            <text:p>63852</text:p>
          </table:table-cell>
          <table:table-cell table:style-name="ce27" table:formula="of:=([.H199]/8.1151602321/([.C199]*31.1764929577))" office:value-type="percentage" office:value="0.0600182108581114" calcext:value-type="percentage">
            <text:p>6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84" office:value-type="string" calcext:value-type="string">
            <text:p>http://orion.math.iastate.edu/jdhsmith/term/slgbgw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27" table:formula="of:=[.C200]/[.D200]" office:value-type="percentage" office:value="0.0175609756097561" calcext:value-type="percentage">
            <text:p>1.76%</text:p>
          </table:table-cell>
          <table:table-cell table:style-name="ce9" office:value-type="float" office:value="200" calcext:value-type="float">
            <text:p>200</text:p>
          </table:table-cell>
          <table:table-cell table:style-name="ce47" office:value-type="float" office:value="77" calcext:value-type="float">
            <text:p>77</text:p>
          </table:table-cell>
          <table:table-cell table:style-name="ce53" table:formula="of:=[Extrapolation.I200]/[Extrapolation.G200]" office:value-type="float" office:value="229.02040673667" calcext:value-type="float">
            <text:p>229</text:p>
          </table:table-cell>
          <table:table-cell table:formula="of:=([Extrapolation.I202]/([Extrapolation.D202]*[Extrapolation.C202])*([Extrapolation.C200]*[Extrapolation.D200])*[Extrapolation.F200])/[Extrapolation.F202]" office:value-type="float" office:value="17634.5713187236" calcext:value-type="float">
            <text:p>17635</text:p>
          </table:table-cell>
          <table:table-cell table:style-name="ce27" table:formula="of:=([.H200]/8.1151602321/([.C200]*31.1764929577))" office:value-type="percentage" office:value="0.0502894999652554" calcext:value-type="percentage">
            <text:p>5.03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85" office:value-type="string" calcext:value-type="string">
            <text:p>http://orion.math.iastate.edu/jdhsmith/term/slgbgw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27" table:formula="of:=[.C201]/[.D201]" office:value-type="percentage" office:value="0.0188524590163934" calcext:value-type="percentage">
            <text:p>1.89%</text:p>
          </table:table-cell>
          <table:table-cell table:style-name="ce9" office:value-type="float" office:value="225" calcext:value-type="float">
            <text:p>225</text:p>
          </table:table-cell>
          <table:table-cell table:style-name="ce47" office:value-type="float" office:value="108" calcext:value-type="float">
            <text:p>108</text:p>
          </table:table-cell>
          <table:table-cell table:style-name="ce53" table:formula="of:=[Extrapolation.I201]/[Extrapolation.G201]" office:value-type="float" office:value="279.373346433708" calcext:value-type="float">
            <text:p>279</text:p>
          </table:table-cell>
          <table:table-cell table:formula="of:=([Extrapolation.I202]/([Extrapolation.D202]*[Extrapolation.C202])*([Extrapolation.C201]*[Extrapolation.D201])*[Extrapolation.F201])/[Extrapolation.F202]" office:value-type="float" office:value="30172.3214148404" calcext:value-type="float">
            <text:p>30172</text:p>
          </table:table-cell>
          <table:table-cell table:style-name="ce27" table:formula="of:=([.H201]/8.1151602321/([.C201]*31.1764929577))" office:value-type="percentage" office:value="0.0480101181578871" calcext:value-type="percentage">
            <text:p>4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85" office:value-type="string" calcext:value-type="string">
            <text:p>orion.math.iastate.edu/jdhsmith/term/slgbgw.htm</text:p>
          </table:table-cell>
          <table:table-cell table:style-name="ce7" table:number-columns-repeated="1011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26" table:formula="of:=[.C202]/[.D202]" office:value-type="percentage" office:value="0.0186851211072664" calcext:value-type="percentage">
            <text:p>1.87%</text:p>
          </table:table-cell>
          <table:table-cell table:style-name="ce5" office:value-type="float" office:value="225" calcext:value-type="float">
            <text:p>225</text:p>
          </table:table-cell>
          <table:table-cell table:style-name="ce37" office:value-type="float" office:value="114" calcext:value-type="float">
            <text:p>114</text:p>
          </table:table-cell>
          <table:table-cell table:style-name="ce51" office:value-type="float" office:value="368" calcext:value-type="float">
            <text:p>368</text:p>
          </table:table-cell>
          <table:table-cell table:style-name="ce51" table:formula="of:=[Extrapolation.H202]*[Extrapolation.G202]" office:value-type="float" office:value="41952" calcext:value-type="float">
            <text:p>41952</text:p>
          </table:table-cell>
          <table:table-cell table:style-name="ce26" table:formula="of:=([.H202]/8.1151602321/([.C202]*31.1764929577))" office:value-type="percentage" office:value="0.0538715777949371" calcext:value-type="percentage">
            <text:p>5.3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br.htm</text:p>
          </table:table-cell>
          <table:table-cell table:style-name="ce5" table:number-columns-repeated="101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27" table:formula="of:=[.C203]/[.D203]" office:value-type="percentage" office:value="0.016969696969697" calcext:value-type="percentage">
            <text:p>1.70%</text:p>
          </table:table-cell>
          <table:table-cell table:style-name="ce7" office:value-type="float" office:value="250" calcext:value-type="float">
            <text:p>250</text:p>
          </table:table-cell>
          <table:table-cell table:style-name="ce42" office:value-type="float" office:value="143" calcext:value-type="float">
            <text:p>143</text:p>
          </table:table-cell>
          <table:table-cell table:style-name="ce60" table:formula="of:=[Extrapolation.I203]/[Extrapolation.G203]" office:value-type="float" office:value="747.379515109565" calcext:value-type="float">
            <text:p>747</text:p>
          </table:table-cell>
          <table:table-cell table:style-name="ce59" table:formula="of:=([Extrapolation.I184]/([Extrapolation.D184]*[Extrapolation.C184])*([Extrapolation.C203]*[Extrapolation.D203])*[Extrapolation.F203])/[Extrapolation.F184]" office:value-type="float" office:value="106875.270660668" calcext:value-type="float">
            <text:p>106875</text:p>
          </table:table-cell>
          <table:table-cell table:style-name="ce27" table:formula="of:=([.H203]/8.1151602321/([.C203]*31.1764929577))" office:value-type="percentage" office:value="0.0703343600960997" calcext:value-type="percentage">
            <text:p>7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5" office:value-type="string" calcext:value-type="string">
            <text:p>http://orion.math.iastate.edu/jdhsmith/term/slgbbr.htm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27" table:formula="of:=[.C204]/[.D204]" office:value-type="percentage" office:value="0.0173939393939394" calcext:value-type="percentage">
            <text:p>1.74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16" calcext:value-type="float">
            <text:p>116</text:p>
          </table:table-cell>
          <table:table-cell table:style-name="ce60" table:formula="of:=[Extrapolation.I204]/[Extrapolation.G204]" office:value-type="float" office:value="438.96400588633" calcext:value-type="float">
            <text:p>439</text:p>
          </table:table-cell>
          <table:table-cell table:style-name="ce59" table:formula="of:=([Extrapolation.I202]/([Extrapolation.D202]*[Extrapolation.C202])*([Extrapolation.C204]*[Extrapolation.D204])*[Extrapolation.F204])/[Extrapolation.F202]" office:value-type="float" office:value="50919.8246828143" calcext:value-type="float">
            <text:p>50920</text:p>
          </table:table-cell>
          <table:table-cell table:style-name="ce27" table:formula="of:=([.H204]/8.1151602321/([.C204]*31.1764929577))" office:value-type="percentage" office:value="0.0604536677200076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5" office:value-type="string" calcext:value-type="string">
            <text:p>http://en.wikipedia.org/wiki/BR_standard_class_5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27" table:formula="of:=[.C205]/[.D205]" office:value-type="percentage" office:value="0.0195461200585652" calcext:value-type="percentage">
            <text:p>1.95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11" calcext:value-type="float">
            <text:p>111</text:p>
          </table:table-cell>
          <table:table-cell table:style-name="ce60" table:formula="of:=[Extrapolation.I205]/[Extrapolation.G205]" office:value-type="float" office:value="353.313344347808" calcext:value-type="float">
            <text:p>353</text:p>
          </table:table-cell>
          <table:table-cell table:style-name="ce59" table:formula="of:=([Extrapolation.I202]/([Extrapolation.D202]*[Extrapolation.C202])*([Extrapolation.C205]*[Extrapolation.D205])*[Extrapolation.F205])/[Extrapolation.F202]" office:value-type="float" office:value="39217.7812226067" calcext:value-type="float">
            <text:p>39218</text:p>
          </table:table-cell>
          <table:table-cell table:style-name="ce27" table:formula="of:=([.H205]/8.1151602321/([.C205]*31.1764929577))" office:value-type="percentage" office:value="0.0523027374951762" calcext:value-type="percentage">
            <text:p>5.2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5" office:value-type="string" calcext:value-type="string">
            <text:p>http://en.wikipedia.org/wiki/BR_Standard_Class_4_2-6-4T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27" table:formula="of:=[.C206]/[.D206]" office:value-type="percentage" office:value="0.0190713101160862" calcext:value-type="percentage">
            <text:p>1.91%</text:p>
          </table:table-cell>
          <table:table-cell table:style-name="ce7" office:value-type="float" office:value="225" calcext:value-type="float">
            <text:p>225</text:p>
          </table:table-cell>
          <table:table-cell table:style-name="ce42" office:value-type="float" office:value="108" calcext:value-type="float">
            <text:p>108</text:p>
          </table:table-cell>
          <table:table-cell table:style-name="ce60" table:formula="of:=[Extrapolation.I206]/[Extrapolation.G206]" office:value-type="float" office:value="276.167422786108" calcext:value-type="float">
            <text:p>276</text:p>
          </table:table-cell>
          <table:table-cell table:style-name="ce59" table:formula="of:=([Extrapolation.I202]/([Extrapolation.D202]*[Extrapolation.C202])*([Extrapolation.C206]*[Extrapolation.D206])*[Extrapolation.F206])/[Extrapolation.F202]" office:value-type="float" office:value="29826.0816608997" calcext:value-type="float">
            <text:p>29826</text:p>
          </table:table-cell>
          <table:table-cell table:style-name="ce27" table:formula="of:=([.H206]/8.1151602321/([.C206]*31.1764929577))" office:value-type="percentage" office:value="0.0474591823757474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5" office:value-type="string" calcext:value-type="string">
            <text:p>http://en.wikipedia.org/wiki/BR_Standard_Class_4_2-6-0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27" table:formula="of:=[.C207]/[.D207]" office:value-type="percentage" office:value="0.0170731707317073" calcext:value-type="percentage">
            <text:p>1.71%</text:p>
          </table:table-cell>
          <table:table-cell table:style-name="ce7" office:value-type="float" office:value="200" calcext:value-type="float">
            <text:p>200</text:p>
          </table:table-cell>
          <table:table-cell table:style-name="ce42" office:value-type="float" office:value="82" calcext:value-type="float">
            <text:p>82</text:p>
          </table:table-cell>
          <table:table-cell table:style-name="ce60" table:formula="of:=[Extrapolation.I207]/[Extrapolation.G207]" office:value-type="float" office:value="209.081977017386" calcext:value-type="float">
            <text:p>209</text:p>
          </table:table-cell>
          <table:table-cell table:style-name="ce59" table:formula="of:=([Extrapolation.I202]/([Extrapolation.D202]*[Extrapolation.C202])*([Extrapolation.C207]*[Extrapolation.D207])*[Extrapolation.F207])/[Extrapolation.F202]" office:value-type="float" office:value="17144.7221154257" calcext:value-type="float">
            <text:p>17145</text:p>
          </table:table-cell>
          <table:table-cell table:style-name="ce27" table:formula="of:=([.H207]/8.1151602321/([.C207]*31.1764929577))" office:value-type="percentage" office:value="0.0472230670405447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5" office:value-type="string" calcext:value-type="string">
            <text:p>http://en.wikipedia.org/wiki/BR_Standard_Class_2_2-6-2T</text:p>
          </table:table-cell>
          <table:table-cell table:style-name="ce7" table:number-columns-repeated="1011"/>
        </table:table-row>
        <table:table-row table:style-name="ro3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27" table:formula="of:=[.C208]/[.D208]" office:value-type="percentage" office:value="0.0196787148594378" calcext:value-type="percentage">
            <text:p>1.97%</text:p>
          </table:table-cell>
          <table:table-cell table:style-name="ce7" office:value-type="float" office:value="250" calcext:value-type="float">
            <text:p>250</text:p>
          </table:table-cell>
          <table:table-cell table:style-name="ce42" office:value-type="float" office:value="174" calcext:value-type="float">
            <text:p>174</text:p>
          </table:table-cell>
          <table:table-cell table:style-name="ce60" table:formula="of:=[Extrapolation.I208]/[Extrapolation.G208]" office:value-type="float" office:value="766.596523435921" calcext:value-type="float">
            <text:p>767</text:p>
          </table:table-cell>
          <table:table-cell table:style-name="ce59" table:formula="of:=([Extrapolation.I181]/([Extrapolation.D181]*[Extrapolation.C181])*([Extrapolation.C208]*[Extrapolation.D208])*[Extrapolation.F208])/[Extrapolation.F181]" office:value-type="float" office:value="133387.79507785" calcext:value-type="float">
            <text:p>133388</text:p>
          </table:table-cell>
          <table:table-cell table:style-name="ce27" table:formula="of:=([.H208]/8.1151602321/([.C208]*31.1764929577))" office:value-type="percentage" office:value="0.0618367144376319" calcext:value-type="percentage">
            <text:p>6.1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75" office:value-type="string" calcext:value-type="string">
            <text:p>http://orion.math.iastate.edu/jdhsmith/term/slgbbr.htm</text:p>
          </table:table-cell>
          <table:table-cell table:style-name="ce7" table:number-columns-repeated="101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27" table:formula="of:=[.C209]/[.D209]" office:value-type="percentage" office:value="0.0198511166253102" calcext:value-type="percentage">
            <text:p>1.99%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60" table:formula="of:=[Extrapolation.I209]/[Extrapolation.G209]" office:value-type="float" office:value="500.660167724457" calcext:value-type="float">
            <text:p>501</text:p>
          </table:table-cell>
          <table:table-cell table:style-name="ce59" table:formula="of:=([Extrapolation.I181]/([Extrapolation.D181]*[Extrapolation.C181])*([Extrapolation.C209]*[Extrapolation.D209])*[Extrapolation.F209])/[Extrapolation.F181]" office:value-type="float" office:value="88116.1895195044" calcext:value-type="float">
            <text:p>88116</text:p>
          </table:table-cell>
          <table:table-cell table:style-name="ce27" table:formula="of:=([.H209]/8.1151602321/([.C209]*31.1764929577))" office:value-type="percentage" office:value="0.0494719113932505" calcext:value-type="percentage">
            <text:p>4.95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1"/>
        </table:table-row>
        <table:table-row table:style-name="ro3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26" table:formula="of:=[.C210]/[.D210]" office:value-type="percentage" office:value="0.0197959183673469" calcext:value-type="percentage">
            <text:p>1.98%</text:p>
          </table:table-cell>
          <table:table-cell table:style-name="ce5" office:value-type="float" office:value="250" calcext:value-type="float">
            <text:p>250</text:p>
          </table:table-cell>
          <table:table-cell table:style-name="ce37" office:value-type="float" office:value="149" calcext:value-type="float">
            <text:p>149</text:p>
          </table:table-cell>
          <table:table-cell table:style-name="ce51" office:value-type="float" office:value="570" calcext:value-type="float">
            <text:p>570</text:p>
          </table:table-cell>
          <table:table-cell table:style-name="ce51" table:formula="of:=[Extrapolation.H210]*[Extrapolation.G210]" office:value-type="float" office:value="84930" calcext:value-type="float">
            <text:p>84930</text:p>
          </table:table-cell>
          <table:table-cell table:style-name="ce26" table:formula="of:=([.H210]/8.1151602321/([.C210]*31.1764929577))" office:value-type="percentage" office:value="0.0464524642684941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73" office:value-type="string" calcext:value-type="string">
            <text:p>http://www.traintesting.com/bulletin_20.htm</text:p>
          </table:table-cell>
          <table:table-cell table:style-name="ce5" table:number-columns-repeated="101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6" office:value-type="float" office:value="2120" calcext:value-type="float">
            <text:p>2120</text:p>
          </table:table-cell>
          <table:table-cell table:style-name="ce27" table:formula="of:=[.C211]/[.D211]" office:value-type="percentage" office:value="0.0180424528301887" calcext:value-type="percentage">
            <text:p>1.80%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60" table:formula="of:=[Extrapolation.I211]/[Extrapolation.G211]" office:value-type="float" office:value="471.211075931504" calcext:value-type="float">
            <text:p>471</text:p>
          </table:table-cell>
          <table:table-cell table:style-name="ce59" table:formula="of:=([Extrapolation.I210]/([Extrapolation.D210]*[Extrapolation.C210])*([Extrapolation.C211]*[Extrapolation.D211])*[Extrapolation.F211])/[Extrapolation.F210]" office:value-type="float" office:value="57958.962339575" calcext:value-type="float">
            <text:p>57959</text:p>
          </table:table-cell>
          <table:table-cell table:style-name="ce27" table:formula="of:=([.H211]/8.1151602321/([.C211]*31.1764929577))" office:value-type="percentage" office:value="0.0486922329952942" calcext:value-type="percentage">
            <text:p>4.87%</text:p>
          </table:table-cell>
          <table:table-cell office:value-type="string" calcext:value-type="string">
            <text:p>N</text:p>
          </table:table-cell>
          <table:table-cell table:style-name="ce16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1"/>
        </table:table-row>
        <table:table-row table:style-name="ro3">
          <table:table-cell table:style-name="Default" table:number-columns-repeated="4"/>
          <table:table-cell table:style-name="ce28"/>
          <table:table-cell table:style-name="Default" table:number-columns-repeated="4"/>
          <table:table-cell table:style-name="ce28"/>
          <table:table-cell table:style-name="Default" table:number-columns-repeated="1014"/>
        </table:table-row>
        <table:table-row table:style-name="ro3" table:number-rows-repeated="10483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88"/>
        <table:table-column table:style-name="co22" table:default-cell-style-name="ce88"/>
        <table:table-column table:style-name="co1" table:default-cell-style-name="ce28"/>
        <table:table-column table:style-name="co1" table:number-columns-repeated="3" table:default-cell-style-name="Default"/>
        <table:table-column table:style-name="co23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87" office:value-type="string" calcext:value-type="string">
            <text:p>kG/kW/hour</text:p>
          </table:table-cell>
          <table:table-cell table:style-name="ce87" office:value-type="string" calcext:value-type="string">
            <text:p>Kg/hour/grate</text:p>
          </table:table-cell>
          <table:table-cell table:style-name="ce89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C155])*[Extrapolation.H155]" office:value-type="float" office:value="20.2730598234483" calcext:value-type="float">
            <text:p>20.2730598234</text:p>
          </table:table-cell>
          <table:table-cell table:style-name="ce90" table:formula="of:=1/([.D2]*[.H4])" office:value-type="percentage" office:value="0.0639924204332514" calcext:value-type="percentage">
            <text:p>6.40%</text:p>
          </table:table-cell>
          <table:table-cell table:style-name="ce92" office:value-type="string" calcext:value-type="string">
            <text:p>American</text:p>
          </table:table-cell>
          <table:table-cell table:style-name="ce97" table:formula="of:=6150/1016.0472004055" office:value-type="float" office:value="6.05286840763457" calcext:value-type="float">
            <text:p>6.0528684076</text:p>
          </table:table-cell>
          <table:table-cell table:style-name="ce28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C156])*[Extrapolation.H156]" office:value-type="float" office:value="22.6130068930949" calcext:value-type="float">
            <text:p>22.6130068931</text:p>
          </table:table-cell>
          <table:table-cell table:style-name="ce91" table:formula="of:=1/([.D3]*[.H3])" office:value-type="percentage" office:value="0.0506455936516068" calcext:value-type="percentage">
            <text:p>5.06%</text:p>
          </table:table-cell>
          <table:table-cell table:style-name="ce93" office:value-type="string" calcext:value-type="string">
            <text:p>Yorkshire</text:p>
          </table:table-cell>
          <table:table-cell table:style-name="ce98" table:formula="of:=(12560*0.000293071)/0.453592" office:value-type="float" office:value="8.11516023210286" calcext:value-type="float">
            <text:p>8.1151602321</text:p>
          </table:table-cell>
          <table:table-cell table:style-name="ce28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94" office:value-type="string" calcext:value-type="string">
            <text:p>Welsh</text:p>
          </table:table-cell>
          <table:table-cell table:style-name="ce99" table:formula="of:=(14050*0.000293071)/0.453592" office:value-type="float" office:value="9.0778663424399" calcext:value-type="float">
            <text:p>9.0778663424</text:p>
          </table:table-cell>
          <table:table-cell table:style-name="ce28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95" office:value-type="string" calcext:value-type="string">
            <text:p>Coke</text:p>
          </table:table-cell>
          <table:table-cell table:style-name="ce100" table:formula="of:=(12500*0.000293071)/0.453592" office:value-type="float" office:value="8.076393543096" calcext:value-type="float">
            <text:p>8.0763935431</text:p>
          </table:table-cell>
          <table:table-cell table:style-name="ce28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96" office:value-type="string" calcext:value-type="string">
            <text:p>Sub-bitum.</text:p>
          </table:table-cell>
          <table:table-cell table:style-name="ce101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28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28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28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28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28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28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ce28"/>
        <table:table-column table:style-name="co28" table:default-cell-style-name="ce28"/>
        <table:table-column table:style-name="co29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89" office:value-type="string" calcext:value-type="string">
            <text:p>Thermal efficiency (theor.)</text:p>
          </table:table-cell>
          <table:table-cell table:style-name="ce89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Big Boy</text:p>
          </table:table-cell>
          <table:table-cell office:value-type="float" office:value="2213.531" calcext:value-type="float">
            <text:p>2213.531</text:p>
          </table:table-cell>
          <table:table-cell table:style-name="ce102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2]*['Theoretical extrapol.'.C3]" office:value-type="float" office:value="904.118295774648" calcext:value-type="float">
            <text:p>904.1182957746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465.163270886996" calcext:value-type="float">
            <text:p>465.163270887</text:p>
          </table:table-cell>
          <table:table-cell table:style-name="ce103" table:formula="of:=[Extrapolation.H15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2])/[.B3]" office:value-type="percentage" office:value="0.0836910444923272" calcext:value-type="percentage">
            <text:p>8.37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2]*['Theoretical extrapol.'.C4]" office:value-type="float" office:value="872.941802816901" calcext:value-type="float">
            <text:p>872.941802816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369.866130198179" calcext:value-type="float">
            <text:p>369.866130198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2])/[.B4]" office:value-type="percentage" office:value="0.0898973906645202" calcext:value-type="percentage">
            <text:p>8.99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22:46:06.5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05T00:47:42.172000000</dc:date>
    <meta:editing-duration>P20DT18H31M47S</meta:editing-duration>
    <meta:editing-cycles>934</meta:editing-cycles>
    <meta:generator>LibreOffice/4.4.6.3$Windows_x86 LibreOffice_project/e8938fd3328e95dcf59dd64e7facd2c7d67c704d</meta:generator>
    <meta:document-statistic meta:table-count="5" meta:cell-count="2992" meta:object-count="0"/>
  </office:meta>
</office:document-meta>
</file>